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1E000000DC000000A8F0AAD248243E7146.gif" manifest:media-type="image/gif"/>
  <manifest:file-entry manifest:full-path="Pictures/1000001B000000DC00000085BC90CA5807085ABF.gif" manifest:media-type="image/gif"/>
  <manifest:file-entry manifest:full-path="Pictures/10000019000000DC0000007C8485904490B74829.gif" manifest:media-type="image/gif"/>
  <manifest:file-entry manifest:full-path="Pictures/1000000C000000DC000000706A0795D65FCD6D8D.gif" manifest:media-type="image/gif"/>
  <manifest:file-entry manifest:full-path="Pictures/10000010000000DC000000A69D6C45EC804E52AA.gif" manifest:media-type="image/gif"/>
  <manifest:file-entry manifest:full-path="Pictures/10000013000001A4000001A46744C328CAD23FDB.gif" manifest:media-type="image/gif"/>
  <manifest:file-entry manifest:full-path="Pictures/10000013000000DC0000007CAFFC94C333B5E1D2.gif" manifest:media-type="image/gif"/>
  <manifest:file-entry manifest:full-path="Pictures/1000001A000001A4000001A495A3CF4EF17FB798.gif" manifest:media-type="image/gif"/>
  <manifest:file-entry manifest:full-path="Pictures/10000002000000DC000000EFD45DA0C11ADDBB9B.gif" manifest:media-type="image/gif"/>
  <manifest:file-entry manifest:full-path="Pictures/10000010000001A4000001A423C797157FBF4762.gif" manifest:media-type="image/gif"/>
  <manifest:file-entry manifest:full-path="Pictures/1000007C000000DC0000007A4A8FC9E959240287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8" style:family="table">
      <style:table-properties style:width="6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2.2708in" fo:keep-together="auto"/>
    </style:style>
    <style:style style:name="Table8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" style:family="table">
      <style:table-properties style:width="6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style:min-row-height="2.0625in" fo:keep-together="auto"/>
    </style:style>
    <style:style style:name="Table4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5" style:family="table">
      <style:table-properties style:width="6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9" style:family="table">
      <style:table-properties style:width="6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style:min-row-height="2.1667in" fo:keep-together="auto"/>
    </style:style>
    <style:style style:name="Table9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9.2" style:family="table-row">
      <style:table-row-properties fo:keep-together="auto"/>
    </style:style>
    <style:style style:name="Table10" style:family="table">
      <style:table-properties style:width="6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5in"/>
    </style:style>
    <style:style style:name="Table10.1" style:family="table-row">
      <style:table-row-properties style:min-row-height="0.6667in" fo:keep-together="auto"/>
    </style:style>
    <style:style style:name="Table10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1" style:family="table">
      <style:table-properties style:width="6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5in"/>
    </style:style>
    <style:style style:name="Table11.1" style:family="table-row">
      <style:table-row-properties style:min-row-height="1.7813in" fo:keep-together="auto"/>
    </style:style>
    <style:style style:name="Table11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2" style:family="table">
      <style:table-properties style:width="6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5in"/>
    </style:style>
    <style:style style:name="Table12.1" style:family="table-row">
      <style:table-row-properties style:min-row-height="0.1979in" fo:keep-together="auto"/>
    </style:style>
    <style:style style:name="Table12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3" style:family="table">
      <style:table-properties style:width="6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4" style:family="table">
      <style:table-properties style:width="6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5" style:family="table">
      <style:table-properties style:width="6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5in"/>
    </style:style>
    <style:style style:name="Table15.1" style:family="table-row">
      <style:table-row-properties style:min-row-height="1.375in" fo:keep-together="auto"/>
    </style:style>
    <style:style style:name="Table15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6" style:family="table">
      <style:table-properties style:width="6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7" style:family="table">
      <style:table-properties style:width="6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8" style:family="table">
      <style:table-properties style:width="6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9" style:family="table">
      <style:table-properties style:width="6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0" style:family="table">
      <style:table-properties style:width="6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5in"/>
    </style:style>
    <style:style style:name="Table20.1" style:family="table-row">
      <style:table-row-properties style:min-row-height="1.3125in" fo:keep-together="auto"/>
    </style:style>
    <style:style style:name="Table20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1" style:family="table">
      <style:table-properties style:width="6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5in"/>
    </style:style>
    <style:style style:name="Table21.1" style:family="table-row">
      <style:table-row-properties style:min-row-height="1.6458in" fo:keep-together="auto"/>
    </style:style>
    <style:style style:name="Table21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2" style:family="table">
      <style:table-properties style:width="6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3" style:family="table">
      <style:table-properties style:width="6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5in"/>
    </style:style>
    <style:style style:name="Table23.1" style:family="table-row">
      <style:table-row-properties style:min-row-height="2.0313in" fo:keep-together="auto"/>
    </style:style>
    <style:style style:name="Table23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4" style:family="table">
      <style:table-properties style:width="6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5" style:family="table">
      <style:table-properties style:width="6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5in"/>
    </style:style>
    <style:style style:name="Table25.1" style:family="table-row">
      <style:table-row-properties style:min-row-height="1.7083in" fo:keep-together="auto"/>
    </style:style>
    <style:style style:name="Table25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6" style:family="table">
      <style:table-properties style:width="6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7" style:family="table">
      <style:table-properties style:width="6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5in"/>
    </style:style>
    <style:style style:name="Table27.1" style:family="table-row">
      <style:table-row-properties style:min-row-height="1.5833in" fo:keep-together="auto"/>
    </style:style>
    <style:style style:name="Table27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8" style:family="table">
      <style:table-properties style:width="6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5in"/>
    </style:style>
    <style:style style:name="Table28.1" style:family="table-row">
      <style:table-row-properties style:min-row-height="1.6354in" fo:keep-together="auto"/>
    </style:style>
    <style:style style:name="Table28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29" style:family="table">
      <style:table-properties style:width="6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0" style:family="table">
      <style:table-properties style:width="6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1" style:family="table">
      <style:table-properties style:width="6.5in" fo:margin-left="0in" fo:margin-top="0in" fo:margin-bottom="0in" table:align="left"/>
    </style:style>
    <style:style style:name="Table31.A" style:family="table-column">
      <style:table-column-properties style:column-width="6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2" style:family="table">
      <style:table-properties style:width="6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3" style:family="table">
      <style:table-properties style:width="6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5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4" style:family="table">
      <style:table-properties style:width="6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5in"/>
    </style:style>
    <style:style style:name="Table34.1" style:family="table-row">
      <style:table-row-properties style:min-row-height="1.0104in" fo:keep-together="auto"/>
    </style:style>
    <style:style style:name="Table34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5" style:family="table">
      <style:table-properties style:width="6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5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6" style:family="table">
      <style:table-properties style:width="6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5in"/>
    </style:style>
    <style:style style:name="Table36.1" style:family="table-row">
      <style:table-row-properties style:min-row-height="1.3542in" fo:keep-together="auto"/>
    </style:style>
    <style:style style:name="Table36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7" style:family="table">
      <style:table-properties style:width="6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8" style:family="table">
      <style:table-properties style:width="6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39" style:family="table">
      <style:table-properties style:width="6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0" style:family="table">
      <style:table-properties style:width="6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5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1" style:family="table">
      <style:table-properties style:width="6.5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2" style:family="table">
      <style:table-properties style:width="6.5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5in"/>
    </style:style>
    <style:style style:name="Table42.1" style:family="table-row">
      <style:table-row-properties style:min-row-height="1.6146in" fo:keep-together="auto"/>
    </style:style>
    <style:style style:name="Table42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3" style:family="table">
      <style:table-properties style:width="6.5in" fo:margin-left="0in" fo:margin-top="0in" fo:margin-bottom="0in" fo:break-before="auto" fo:break-after="auto" table:align="left"/>
    </style:style>
    <style:style style:name="Table43.A" style:family="table-column">
      <style:table-column-properties style:column-width="6.5in"/>
    </style:style>
    <style:style style:name="Table43.1" style:family="table-row">
      <style:table-row-properties style:min-row-height="0.6771in" fo:keep-together="auto"/>
    </style:style>
    <style:style style:name="Table43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4" style:family="table">
      <style:table-properties style:width="6.5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5" style:family="table">
      <style:table-properties style:width="6.5in" fo:margin-left="0in" fo:margin-top="0in" fo:margin-bottom="0in" fo:break-before="auto" fo:break-after="auto" table:align="left"/>
    </style:style>
    <style:style style:name="Table45.A" style:family="table-column">
      <style:table-column-properties style:column-width="6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6" style:family="table">
      <style:table-properties style:width="6.5in" fo:margin-left="0in" fo:margin-top="0in" fo:margin-bottom="0in" fo:break-before="auto" fo:break-after="auto" table:align="left"/>
    </style:style>
    <style:style style:name="Table46.A" style:family="table-column">
      <style:table-column-properties style:column-width="6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7" style:family="table">
      <style:table-properties style:width="6.5in" fo:margin-left="0in" fo:margin-top="0in" fo:margin-bottom="0in" fo:break-before="auto" fo:break-after="auto" table:align="left"/>
    </style:style>
    <style:style style:name="Table47.A" style:family="table-column">
      <style:table-column-properties style:column-width="6.5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8" style:family="table">
      <style:table-properties style:width="6.5in" fo:margin-left="0in" fo:margin-top="0in" fo:margin-bottom="0in" fo:break-before="auto" fo:break-after="auto" table:align="left"/>
    </style:style>
    <style:style style:name="Table48.A" style:family="table-column">
      <style:table-column-properties style:column-width="6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49" style:family="table">
      <style:table-properties style:width="6.5in" fo:margin-left="0in" fo:margin-top="0in" fo:margin-bottom="0in" fo:break-before="auto" fo:break-after="auto" table:align="left"/>
    </style:style>
    <style:style style:name="Table49.A" style:family="table-column">
      <style:table-column-properties style:column-width="6.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50" style:family="table">
      <style:table-properties style:width="6.5in" fo:margin-left="0in" fo:margin-top="0in" fo:margin-bottom="0in" fo:break-before="auto" fo:break-after="auto" table:align="left"/>
    </style:style>
    <style:style style:name="Table50.A" style:family="table-column">
      <style:table-column-properties style:column-width="6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51" style:family="table">
      <style:table-properties style:width="6.5in" fo:margin-left="0in" fo:margin-top="0in" fo:margin-bottom="0in" fo:break-before="auto" fo:break-after="auto" table:align="left"/>
    </style:style>
    <style:style style:name="Table51.A" style:family="table-column">
      <style:table-column-properties style:column-width="6.5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52" style:family="table">
      <style:table-properties style:width="6.5in" fo:margin-left="0in" fo:margin-top="0in" fo:margin-bottom="0in" fo:break-before="auto" fo:break-after="auto" table:align="left"/>
    </style:style>
    <style:style style:name="Table52.A" style:family="table-column">
      <style:table-column-properties style:column-width="6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53" style:family="table">
      <style:table-properties style:width="6.5in" fo:margin-left="0in" fo:margin-top="0in" fo:margin-bottom="0in" fo:break-before="auto" fo:break-after="auto" table:align="left"/>
    </style:style>
    <style:style style:name="Table53.A" style:family="table-column">
      <style:table-column-properties style:column-width="6.5in"/>
    </style:style>
    <style:style style:name="Table53.1" style:family="table-row">
      <style:table-row-properties style:min-row-height="0.8229in" fo:keep-together="auto"/>
    </style:style>
    <style:style style:name="Table53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54" style:family="table">
      <style:table-properties style:width="6.5in" fo:margin-left="0in" fo:margin-top="0in" fo:margin-bottom="0in" table:align="left"/>
    </style:style>
    <style:style style:name="Table54.A" style:family="table-column">
      <style:table-column-properties style:column-width="6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Table8" style:family="table">
      <style:table-properties style:width="6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2.2708in" fo:keep-together="auto"/>
    </style:style>
    <style:style style:name="Table8.A1" style:family="table-cell">
      <style:table-cell-properties style:vertical-align="" fo:background-color="#222222" fo:padding="0.0694in" fo:border="none">
        <style:background-image/>
      </style:table-cell-properties>
    </style:style>
    <style:style style:name="P1" style:family="paragraph" style:parent-style-name="Standard" style:master-page-name="First_20_Page">
      <style:paragraph-properties fo:margin-left="0in" fo:margin-right="0in" fo:text-indent="0.5in" style:auto-text-indent="false" style:page-number="1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/>
      <style:text-properties fo:font-weight="bold" style:font-weight-asian="bold"/>
    </style:style>
    <style:style style:name="P6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7" style:family="paragraph" style:parent-style-name="Standard">
      <style:paragraph-properties fo:break-before="auto" fo:break-after="auto"/>
      <style:text-properties fo:font-weight="bold" style:font-weight-asian="bold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9" style:family="paragraph" style:parent-style-name="Standard">
      <style:paragraph-properties fo:margin-left="0.5in" fo:margin-right="0in" fo:text-indent="-0.25in" style:auto-text-indent="false" fo:break-before="auto" fo:break-after="auto"/>
    </style:style>
    <style:style style:name="P10" style:family="paragraph" style:parent-style-name="Heading_20_3">
      <style:paragraph-properties fo:break-before="auto" fo:break-after="auto"/>
    </style:style>
    <style:style style:name="P11" style:family="paragraph" style:parent-style-name="Heading_20_4">
      <style:paragraph-properties fo:break-before="auto" fo:break-after="auto"/>
    </style:style>
    <style:style style:name="P12" style:family="paragraph" style:parent-style-name="Standard">
      <style:paragraph-properties fo:orphans="0" fo:widows="0" fo:break-before="auto" fo:break-after="auto"/>
      <style:text-properties fo:font-weight="bold" style:font-weight-asian="bold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Heading_20_4">
      <style:paragraph-properties fo:orphans="0" fo:widows="0" fo:break-before="auto" fo:break-after="auto"/>
    </style:style>
    <style:style style:name="P15" style:family="paragraph" style:parent-style-name="Standard">
      <style:paragraph-properties fo:orphans="0" fo:widows="0" fo:break-before="auto" fo:break-after="auto"/>
    </style:style>
    <style:style style:name="P16" style:family="paragraph" style:parent-style-name="Standard">
      <style:paragraph-properties fo:margin-left="0in" fo:margin-right="0in" fo:orphans="0" fo:widows="0" fo:text-indent="0in" style:auto-text-indent="false" fo:break-before="auto" fo:break-after="auto"/>
    </style:style>
    <style:style style:name="P17" style:family="paragraph" style:parent-style-name="Heading_20_3">
      <style:paragraph-properties fo:orphans="0" fo:widows="0" fo:break-before="auto" fo:break-after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line-height="115%" fo:orphans="0" fo:widows="0"/>
    </style:style>
    <style:style style:name="P21" style:family="paragraph" style:parent-style-name="Standard">
      <style:paragraph-properties fo:orphans="0" fo:widows="0" fo:break-before="auto" fo:break-after="auto"/>
      <style:text-properties fo:color="#ffcc33" style:font-name="Consolas" fo:background-color="#222222" style:font-name-asian="Consolas1" style:font-name-complex="Consolas1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aaaaaa" style:font-name="Consolas" fo:background-color="#222222" style:font-name-asian="Consolas1" style:font-name-complex="Consolas1"/>
    </style:style>
    <style:style style:name="P23" style:family="paragraph" style:parent-style-name="Standard">
      <style:paragraph-properties fo:line-height="115%" fo:orphans="0" fo:widows="0"/>
      <style:text-properties fo:color="#aaaaaa" style:font-name="Consolas" fo:background-color="#222222" style:font-name-asian="Consolas1" style:font-name-complex="Consolas1"/>
    </style:style>
    <style:style style:name="P24" style:family="paragraph" style:parent-style-name="Heading_20_4">
      <style:paragraph-properties fo:margin-top="0in" fo:margin-bottom="0in" loext:contextual-spacing="false" fo:line-height="100%" fo:keep-together="auto" fo:keep-with-next="auto"/>
    </style:style>
    <style:style style:name="P25" style:family="paragraph" style:parent-style-name="Standard">
      <style:paragraph-properties fo:orphans="0" fo:widows="0" fo:break-before="auto" fo:break-after="auto"/>
      <style:text-properties fo:color="#aaaaaa" style:font-name="Consolas" fo:background-color="#222222" style:font-name-asian="Consolas1" style:font-name-complex="Consolas1"/>
    </style:style>
    <style:style style:name="P26" style:family="paragraph" style:parent-style-name="Heading_20_4">
      <style:paragraph-properties fo:orphans="0" fo:widows="0" fo:break-before="auto" fo:break-after="auto"/>
      <style:text-properties fo:color="#000000" fo:font-size="11pt" fo:font-weight="bold" style:font-size-asian="11pt" style:font-weight-asian="bold" style:font-size-complex="11pt"/>
    </style:style>
    <style:style style:name="P27" style:family="paragraph" style:parent-style-name="Standard">
      <style:text-properties fo:color="#f8f8f2" style:font-name="Consolas" fo:font-size="12pt" fo:background-color="#45494d" style:font-name-asian="Consolas1" style:font-size-asian="12pt" style:font-name-complex="Consolas1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f8f8f2" style:font-name="Consolas" fo:font-size="12pt" fo:background-color="#45494d" style:font-name-asian="Consolas1" style:font-size-asian="12pt" style:font-name-complex="Consolas1" style:font-size-complex="12pt"/>
    </style:style>
    <style:style style:name="P29" style:family="paragraph" style:parent-style-name="Standard">
      <style:text-properties fo:color="#666666" fo:font-size="12pt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weight="bold" style:font-weight-asian="bold"/>
    </style:style>
    <style:style style:name="P31" style:family="paragraph" style:parent-style-name="Standard">
      <style:paragraph-properties fo:orphans="0" fo:widows="0"/>
      <style:text-properties fo:color="#ffcc33" style:font-name="Consolas" fo:background-color="#222222" style:font-name-asian="Consolas1" style:font-name-complex="Consolas1"/>
    </style:style>
    <style:style style:name="P32" style:family="paragraph" style:parent-style-name="Standard">
      <style:paragraph-properties fo:orphans="0" fo:widows="0"/>
      <style:text-properties fo:color="#aaaaaa" style:font-name="Consolas" fo:background-color="#222222" style:font-name-asian="Consolas1" style:font-name-complex="Consolas1"/>
    </style:style>
    <style:style style:name="P33" style:family="paragraph" style:parent-style-name="Standard">
      <style:paragraph-properties fo:line-height="115%" fo:orphans="0" fo:widows="0"/>
      <style:text-properties fo:color="#aaaaaa" style:font-name="Consolas" fo:background-color="#222222" style:font-name-asian="Consolas1" style:font-name-complex="Consolas1"/>
    </style:style>
    <style:style style:name="P34" style:family="paragraph" style:parent-style-name="Standard">
      <style:paragraph-properties fo:orphans="0" fo:widows="0"/>
    </style:style>
    <style:style style:name="P35" style:family="paragraph" style:parent-style-name="Standard">
      <style:paragraph-properties fo:line-height="115%" fo:orphans="0" fo:widows="0"/>
    </style:style>
    <style:style style:name="P36" style:family="paragraph" style:parent-style-name="Standard">
      <style:text-properties fo:color="#f8f8f2" style:font-name="Consolas" fo:font-size="12pt" fo:background-color="#45494d" style:font-name-asian="Consolas1" style:font-size-asian="12pt" style:font-name-complex="Consolas1" style:font-size-complex="12pt"/>
    </style:style>
    <style:style style:name="P37" style:family="paragraph" style:parent-style-name="Standard">
      <style:text-properties fo:color="#666666" fo:font-size="12pt" style:font-size-asian="12pt" style:font-size-complex="12pt"/>
    </style:style>
    <style:style style:name="P38" style:family="paragraph" style:parent-style-name="Standard">
      <style:text-properties style:font-name="Consolas" style:font-name-asian="Consolas1" style:font-name-complex="Consolas1"/>
    </style:style>
    <style:style style:name="P39" style:family="paragraph" style:parent-style-name="Standard" style:master-page-name="First_20_Page">
      <style:paragraph-properties fo:margin-left="0in" fo:margin-right="0in" fo:text-indent="0.5in" style:auto-text-indent="false" style:page-number="1" fo:break-before="auto" fo:break-after="auto"/>
    </style:style>
    <style:style style:name="P40" style:family="paragraph" style:parent-style-name="Standard">
      <style:paragraph-properties fo:break-before="auto" fo:break-after="auto"/>
    </style:style>
    <style:style style:name="P41" style:family="paragraph" style:parent-style-name="Standard">
      <style:paragraph-properties fo:break-before="auto" fo:break-after="auto"/>
      <style:text-properties fo:font-weight="bold" style:font-weight-asian="bold"/>
    </style:style>
    <style:style style:name="P42" style:family="paragraph" style:parent-style-name="Standard">
      <style:paragraph-properties fo:orphans="0" fo:widows="0" fo:break-before="auto" fo:break-after="auto"/>
      <style:text-properties fo:font-weight="bold" style:font-weight-asian="bold"/>
    </style:style>
    <style:style style:name="P43" style:family="paragraph" style:parent-style-name="Standard">
      <style:paragraph-properties fo:orphans="0" fo:widows="0" fo:break-before="auto" fo:break-after="auto"/>
      <style:text-properties fo:color="#ffcc33" style:font-name="Consolas" fo:background-color="#222222" style:font-name-asian="Consolas1" style:font-name-complex="Consolas1"/>
    </style:style>
    <style:style style:name="P44" style:family="paragraph" style:parent-style-name="Standard">
      <style:paragraph-properties fo:orphans="0" fo:widows="0" fo:break-before="auto" fo:break-after="auto"/>
    </style:style>
    <style:style style:name="P45" style:family="paragraph" style:parent-style-name="Standard">
      <style:paragraph-properties fo:orphans="0" fo:widows="0" fo:break-before="auto" fo:break-after="auto"/>
      <style:text-properties fo:color="#aaaaaa" style:font-name="Consolas" fo:background-color="#222222" style:font-name-asian="Consolas1" style:font-name-complex="Consolas1"/>
    </style:style>
    <style:style style:name="P46" style:family="paragraph" style:parent-style-name="Standard">
      <style:paragraph-properties fo:margin-left="0.5in" fo:margin-right="0in" fo:text-indent="-0.25in" style:auto-text-indent="false" fo:break-before="auto" fo:break-after="auto"/>
    </style:style>
    <style:style style:name="P47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48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49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5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51" style:family="paragraph" style:parent-style-name="Standard">
      <style:paragraph-properties fo:margin-left="0in" fo:margin-right="0in" fo:text-indent="0in" style:auto-text-indent="false" fo:break-before="auto" fo:break-after="auto"/>
      <style:text-properties fo:font-weight="bold" style:font-weight-asian="bold"/>
    </style:style>
    <style:style style:name="P52" style:family="paragraph" style:parent-style-name="Standard">
      <style:paragraph-properties fo:margin-left="0in" fo:margin-right="0in" fo:orphans="0" fo:widows="0" fo:text-indent="0in" style:auto-text-indent="false" fo:break-before="auto" fo:break-after="auto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f8f8f2" style:font-name="Consolas" fo:font-size="12pt" fo:background-color="#45494d" style:font-name-asian="Consolas1" style:font-size-asian="12pt" style:font-name-complex="Consolas1" style:font-size-complex="12pt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weight="bold" style:font-weight-asian="bold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aaaaaa" style:font-name="Consolas" fo:background-color="#222222" style:font-name-asian="Consolas1" style:font-name-complex="Consolas1"/>
    </style:style>
    <style:style style:name="P58" style:family="paragraph" style:parent-style-name="Heading_20_3">
      <style:paragraph-properties fo:break-before="auto" fo:break-after="auto"/>
    </style:style>
    <style:style style:name="P59" style:family="paragraph" style:parent-style-name="Heading_20_3">
      <style:paragraph-properties fo:orphans="0" fo:widows="0" fo:break-before="auto" fo:break-after="auto"/>
    </style:style>
    <style:style style:name="P60" style:family="paragraph" style:parent-style-name="Heading_20_4">
      <style:paragraph-properties fo:break-before="auto" fo:break-after="auto"/>
    </style:style>
    <style:style style:name="P61" style:family="paragraph" style:parent-style-name="Heading_20_4">
      <style:paragraph-properties fo:orphans="0" fo:widows="0" fo:break-before="auto" fo:break-after="auto"/>
    </style:style>
    <style:style style:name="P62" style:family="paragraph" style:parent-style-name="Heading_20_4">
      <style:paragraph-properties fo:orphans="0" fo:widows="0" fo:break-before="auto" fo:break-after="auto"/>
      <style:text-properties fo:color="#000000" fo:font-size="11pt" fo:font-weight="bold" style:font-size-asian="11pt" style:font-weight-asian="bold" style:font-size-complex="11pt"/>
    </style:style>
    <style:style style:name="P63" style:family="paragraph" style:parent-style-name="Heading_20_4">
      <style:paragraph-properties fo:margin-top="0in" fo:margin-bottom="0in" loext:contextual-spacing="false" fo:line-height="100%" fo:keep-together="auto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8pt" fo:font-weight="bold" fo:background-color="#93c47d" loext:char-shading-value="0" style:font-size-asian="18pt" style:font-weight-asian="bold" style:font-size-complex="18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aaaaaa" style:font-name="Consolas" fo:background-color="#222222" loext:char-shading-value="0" style:font-name-asian="Consolas1" style:font-name-complex="Consolas1"/>
    </style:style>
    <style:style style:name="T5" style:family="text">
      <style:text-properties fo:color="#00cc66" style:font-name="Consolas" fo:background-color="#222222" loext:char-shading-value="0" style:font-name-asian="Consolas1" style:font-name-complex="Consolas1"/>
    </style:style>
    <style:style style:name="T6" style:family="text">
      <style:text-properties fo:color="#6644aa" style:font-name="Consolas" fo:background-color="#222222" loext:char-shading-value="0" style:font-name-asian="Consolas1" style:font-name-complex="Consolas1"/>
    </style:style>
    <style:style style:name="T7" style:family="text">
      <style:text-properties fo:color="#bb1166" style:font-name="Consolas" fo:background-color="#222222" loext:char-shading-value="0" style:font-name-asian="Consolas1" style:font-name-complex="Consolas1"/>
    </style:style>
    <style:style style:name="T8" style:family="text">
      <style:text-properties fo:color="#ffcc33" style:font-name="Consolas" fo:background-color="#222222" loext:char-shading-value="0" style:font-name-asian="Consolas1" style:font-name-complex="Consolas1"/>
    </style:style>
    <style:style style:name="T9" style:family="text">
      <style:text-properties fo:color="#444444" style:font-name="Consolas" fo:background-color="#222222" loext:char-shading-value="0" style:font-name-asian="Consolas1" style:font-name-complex="Consolas1"/>
    </style:style>
    <style:style style:name="T10" style:family="text">
      <style:text-properties fo:color="#aaaaaa" style:font-name="Consolas" fo:font-size="9pt" fo:background-color="#222222" loext:char-shading-value="0" style:font-name-asian="Consolas1" style:font-size-asian="9pt" style:font-name-complex="Consolas1" style:font-size-complex="9pt"/>
    </style:style>
    <style:style style:name="T11" style:family="text">
      <style:text-properties fo:color="#00cc66" style:font-name="Consolas" fo:font-size="9pt" fo:background-color="#222222" loext:char-shading-value="0" style:font-name-asian="Consolas1" style:font-size-asian="9pt" style:font-name-complex="Consolas1" style:font-size-complex="9pt"/>
    </style:style>
    <style:style style:name="T12" style:family="text">
      <style:text-properties fo:color="#6644aa" style:font-name="Consolas" fo:font-size="9pt" fo:background-color="#222222" loext:char-shading-value="0" style:font-name-asian="Consolas1" style:font-size-asian="9pt" style:font-name-complex="Consolas1" style:font-size-complex="9pt"/>
    </style:style>
    <style:style style:name="T13" style:family="text">
      <style:text-properties fo:color="#ffcc33" style:font-name="Consolas" fo:font-size="9pt" fo:background-color="#222222" loext:char-shading-value="0" style:font-name-asian="Consolas1" style:font-size-asian="9pt" style:font-name-complex="Consolas1" style:font-size-complex="9pt"/>
    </style:style>
    <style:style style:name="T14" style:family="text">
      <style:text-properties fo:color="#aaaaaa" style:font-name="Consolas" fo:font-weight="bold" fo:background-color="#222222" loext:char-shading-value="0" style:font-name-asian="Consolas1" style:font-weight-asian="bold" style:font-name-complex="Consolas1"/>
    </style:style>
    <style:style style:name="T15" style:family="text">
      <style:text-properties fo:color="#00cc66" style:font-name="Consolas" fo:font-weight="bold" fo:background-color="#222222" loext:char-shading-value="0" style:font-name-asian="Consolas1" style:font-weight-asian="bold" style:font-name-complex="Consolas1"/>
    </style:style>
    <style:style style:name="T16" style:family="text">
      <style:text-properties fo:color="#6644aa" style:font-name="Consolas" fo:font-weight="bold" fo:background-color="#222222" loext:char-shading-value="0" style:font-name-asian="Consolas1" style:font-weight-asian="bold" style:font-name-complex="Consolas1"/>
    </style:style>
    <style:style style:name="T17" style:family="text">
      <style:text-properties fo:color="#f8f8f2" style:font-name="Consolas" fo:font-size="12pt" fo:background-color="#45494d" loext:char-shading-value="0" style:font-name-asian="Consolas1" style:font-size-asian="12pt" style:font-name-complex="Consolas1" style:font-size-complex="12pt"/>
    </style:style>
    <style:style style:name="T18" style:family="text">
      <style:text-properties fo:font-weight="bold" style:font-weight-asian="bold"/>
    </style:style>
    <style:style style:name="T19" style:family="text">
      <style:text-properties fo:font-size="18pt" fo:font-weight="bold" fo:background-color="#93c47d" loext:char-shading-value="0" style:font-size-asian="18pt" style:font-weight-asian="bold" style:font-size-complex="18pt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color="#aaaaaa" style:font-name="Consolas" fo:background-color="#222222" loext:char-shading-value="0" style:font-name-asian="Consolas1" style:font-name-complex="Consolas1"/>
    </style:style>
    <style:style style:name="T22" style:family="text">
      <style:text-properties fo:color="#aaaaaa" style:font-name="Consolas" fo:font-size="9pt" fo:background-color="#222222" loext:char-shading-value="0" style:font-name-asian="Consolas1" style:font-size-asian="9pt" style:font-name-complex="Consolas1" style:font-size-complex="9pt"/>
    </style:style>
    <style:style style:name="T23" style:family="text">
      <style:text-properties fo:color="#aaaaaa" style:font-name="Consolas" fo:font-weight="bold" fo:background-color="#222222" loext:char-shading-value="0" style:font-name-asian="Consolas1" style:font-weight-asian="bold" style:font-name-complex="Consolas1"/>
    </style:style>
    <style:style style:name="T24" style:family="text">
      <style:text-properties fo:color="#00cc66" style:font-name="Consolas" fo:background-color="#222222" loext:char-shading-value="0" style:font-name-asian="Consolas1" style:font-name-complex="Consolas1"/>
    </style:style>
    <style:style style:name="T25" style:family="text">
      <style:text-properties fo:color="#00cc66" style:font-name="Consolas" fo:font-size="9pt" fo:background-color="#222222" loext:char-shading-value="0" style:font-name-asian="Consolas1" style:font-size-asian="9pt" style:font-name-complex="Consolas1" style:font-size-complex="9pt"/>
    </style:style>
    <style:style style:name="T26" style:family="text">
      <style:text-properties fo:color="#00cc66" style:font-name="Consolas" fo:font-weight="bold" fo:background-color="#222222" loext:char-shading-value="0" style:font-name-asian="Consolas1" style:font-weight-asian="bold" style:font-name-complex="Consolas1"/>
    </style:style>
    <style:style style:name="T27" style:family="text">
      <style:text-properties fo:color="#6644aa" style:font-name="Consolas" fo:background-color="#222222" loext:char-shading-value="0" style:font-name-asian="Consolas1" style:font-name-complex="Consolas1"/>
    </style:style>
    <style:style style:name="T28" style:family="text">
      <style:text-properties fo:color="#6644aa" style:font-name="Consolas" fo:font-size="9pt" fo:background-color="#222222" loext:char-shading-value="0" style:font-name-asian="Consolas1" style:font-size-asian="9pt" style:font-name-complex="Consolas1" style:font-size-complex="9pt"/>
    </style:style>
    <style:style style:name="T29" style:family="text">
      <style:text-properties fo:color="#6644aa" style:font-name="Consolas" fo:font-weight="bold" fo:background-color="#222222" loext:char-shading-value="0" style:font-name-asian="Consolas1" style:font-weight-asian="bold" style:font-name-complex="Consolas1"/>
    </style:style>
    <style:style style:name="T30" style:family="text">
      <style:text-properties fo:color="#bb1166" style:font-name="Consolas" fo:background-color="#222222" loext:char-shading-value="0" style:font-name-asian="Consolas1" style:font-name-complex="Consolas1"/>
    </style:style>
    <style:style style:name="T31" style:family="text">
      <style:text-properties fo:color="#ffcc33" style:font-name="Consolas" fo:background-color="#222222" loext:char-shading-value="0" style:font-name-asian="Consolas1" style:font-name-complex="Consolas1"/>
    </style:style>
    <style:style style:name="T32" style:family="text">
      <style:text-properties fo:color="#ffcc33" style:font-name="Consolas" fo:font-size="9pt" fo:background-color="#222222" loext:char-shading-value="0" style:font-name-asian="Consolas1" style:font-size-asian="9pt" style:font-name-complex="Consolas1" style:font-size-complex="9pt"/>
    </style:style>
    <style:style style:name="T33" style:family="text">
      <style:text-properties fo:color="#444444" style:font-name="Consolas" fo:background-color="#222222" loext:char-shading-value="0" style:font-name-asian="Consolas1" style:font-name-complex="Consolas1"/>
    </style:style>
    <style:style style:name="T34" style:family="text"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T35" style:family="text">
      <style:text-properties fo:color="#c586c0" style:font-name="Courier New" fo:font-size="9pt" style:font-name-asian="Courier New1" style:font-size-asian="9pt" style:font-name-complex="Courier New1" style:font-size-complex="9pt"/>
    </style:style>
    <style:style style:name="T36" style:family="text">
      <style:text-properties fo:color="#f8f8f2" style:font-name="Consolas" fo:font-size="12pt" fo:background-color="#45494d" loext:char-shading-value="0" style:font-name-asian="Consolas1" style:font-size-asian="12pt" style:font-name-complex="Consolas1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44289808" text:id="ct44289808">
          <text:deletion>
            <office:change-info>
              <dc:creator>kiran deck</dc:creator>
              <dc:date>2022-10-14T13:01:41</dc:date>
            </office:change-info>
            <text:p text:style-name="P1">P</text:p>
          </text:deletion>
          <text:insertion>
            <office:change-info office:chg-author="Richard LoRicco" office:chg-date-time="2022-10-03T16:30:07"/>
          </text:insertion>
        </text:changed-region>
        <text:changed-region xml:id="ct44150144" text:id="ct44150144">
          <text:UnknownChange>
            <office:change-info>
              <dc:creator>Carlos Mackenzie</dc:creator>
              <dc:date>2022-04-16T03:24:10</dc:date>
            </office:change-info>
          </text:UnknownChange>
        </text:changed-region>
        <text:changed-region xml:id="ct44292064" text:id="ct44292064">
          <text:deletion>
            <office:change-info>
              <dc:creator>kiran deck</dc:creator>
              <dc:date>2022-10-14T13:01:41</dc:date>
            </office:change-info>
            <text:p text:style-name="P1">3</text:p>
          </text:deletion>
          <text:insertion>
            <office:change-info office:chg-author="Anonymous" office:chg-date-time="2021-11-12T12:37:25"/>
          </text:insertion>
        </text:changed-region>
        <text:changed-region xml:id="ct44291056" text:id="ct44291056">
          <text:UnknownChange>
            <office:change-info>
              <dc:creator>Carlos Mackenzie</dc:creator>
              <dc:date>2022-04-16T03:24:10</dc:date>
            </office:change-info>
          </text:UnknownChange>
        </text:changed-region>
        <text:changed-region xml:id="ct44293232" text:id="ct44293232">
          <text:deletion>
            <office:change-info>
              <dc:creator>kiran deck</dc:creator>
              <dc:date>2022-10-14T13:01:41</dc:date>
            </office:change-info>
            <text:p text:style-name="P1">wqe</text:p>
          </text:deletion>
          <text:insertion>
            <office:change-info office:chg-author="Anonymous" office:chg-date-time="2021-11-12T12:37:28"/>
          </text:insertion>
        </text:changed-region>
        <text:changed-region xml:id="ct44292864" text:id="ct44292864">
          <text:UnknownChange>
            <office:change-info>
              <dc:creator>Carlos Mackenzie</dc:creator>
              <dc:date>2022-04-16T03:24:10</dc:date>
            </office:change-info>
          </text:UnknownChange>
        </text:changed-region>
        <text:changed-region xml:id="ct44294656" text:id="ct44294656">
          <text:deletion>
            <office:change-info>
              <dc:creator>kiran deck</dc:creator>
              <dc:date>2022-10-14T13:01:41</dc:date>
            </office:change-info>
            <text:p text:style-name="P1">q</text:p>
          </text:deletion>
          <text:insertion>
            <office:change-info office:chg-author="Anonymous" office:chg-date-time="2021-11-12T12:37:35"/>
          </text:insertion>
        </text:changed-region>
        <text:changed-region xml:id="ct44294432" text:id="ct44294432">
          <text:UnknownChange>
            <office:change-info>
              <dc:creator>Carlos Mackenzie</dc:creator>
              <dc:date>2022-04-16T03:24:10</dc:date>
            </office:change-info>
          </text:UnknownChange>
        </text:changed-region>
        <text:changed-region xml:id="ct44296560" text:id="ct44296560">
          <text:deletion>
            <office:change-info>
              <dc:creator>kiran deck</dc:creator>
              <dc:date>2022-10-14T13:01:41</dc:date>
            </office:change-info>
            <text:p text:style-name="P1">qe</text:p>
          </text:deletion>
          <text:insertion>
            <office:change-info office:chg-author="Anonymous" office:chg-date-time="2021-11-12T12:37:42"/>
          </text:insertion>
        </text:changed-region>
        <text:changed-region xml:id="ct44294912" text:id="ct44294912">
          <text:UnknownChange>
            <office:change-info>
              <dc:creator>Carlos Mackenzie</dc:creator>
              <dc:date>2022-04-16T03:24:10</dc:date>
            </office:change-info>
          </text:UnknownChange>
        </text:changed-region>
        <text:changed-region xml:id="ct44298128" text:id="ct44298128">
          <text:deletion>
            <office:change-info>
              <dc:creator>JD Fortune</dc:creator>
              <dc:date>2022-09-02T16:10:19</dc:date>
            </office:change-info>
            <text:p text:style-name="P1">e</text:p>
          </text:deletion>
          <text:insertion>
            <office:change-info office:chg-author="Anonymous" office:chg-date-time="2021-11-12T12:37:42"/>
          </text:insertion>
        </text:changed-region>
        <text:changed-region xml:id="ct44297840" text:id="ct44297840">
          <text:UnknownChange>
            <office:change-info>
              <dc:creator>Carlos Mackenzie</dc:creator>
              <dc:date>2022-04-16T03:24:10</dc:date>
            </office:change-info>
          </text:UnknownChange>
        </text:changed-region>
        <text:changed-region xml:id="ct44318576" text:id="ct44318576">
          <text:deletion>
            <office:change-info>
              <dc:creator>JD Fortune</dc:creator>
              <dc:date>2022-09-02T16:10:19</dc:date>
            </office:change-info>
            <text:p text:style-name="P1"/>
            <text:p text:style-name="P2">Suggested response format (based on feedback from other students &amp; Srdjan’s blog post):</text:p>
            <text:list xml:id="list978912265" text:style-name="WWNum1">
              <text:list-item>
                <text:p text:style-name="P3"><text:span text:style-name="T1">What does the code output? What are the return values?</text:span></text:p>
              </text:list-item>
              <text:list-item>
                <text:p text:style-name="P3"><text:span text:style-name="T1">Answer the why behind the output/return: </text:span></text:p>
                <text:list>
                  <text:list-item>
                    <text:p text:style-name="P4">Focus only on the lines of code that deliver the output and return values. </text:p>
                  </text:list-item>
                </text:list>
              </text:list-item>
              <text:list-item>
                <text:p text:style-name="P3"><text:span text:style-name="T1">Summarize what the problem demonstrates and why: </text:span>This problem demonstrates the concept of local variable scope/etc…</text:p>
                <text:list>
                  <text:list-item>
                    <text:p text:style-name="P4">This can be at the beginning or end of your answer - personal preference. </text:p>
                  </text:list-item>
                </text:list>
              </text:list-item>
            </text:list>
            <text:p text:style-name="P5"/>
            <text:p text:style-name="P6"><text:span text:style-name="T1">Using Markdown: use `backticks` (Markdown formatting) to highlight variable names, methods, and lines you are referring to:</text:span> On `line 1` we initialize the local variable…</text:p>
            <text:p text:style-name="P7"/>
            <text:p text:style-name="P2"/>
          </text:deletion>
        </text:changed-region>
        <text:changed-region xml:id="ct44639440" text:id="ct44639440">
          <text:deletion>
            <office:change-info>
              <dc:creator>JD Fortune</dc:creator>
              <dc:date>2022-09-02T16:10:19</dc:date>
            </office:change-info>
            <text:p text:style-name="P2"><text:span text:style-name="T2">Always aim to answ</text:span></text:p>
          </text:deletion>
        </text:changed-region>
        <text:changed-region xml:id="ct45024864" text:id="ct45024864">
          <text:deletion>
            <office:change-info>
              <dc:creator>JD Fortune</dc:creator>
              <dc:date>2022-09-02T16:10:19</dc:date>
            </office:change-info>
            <text:p text:style-name="P2"><text:span text:style-name="T2">er: What does the following co</text:span></text:p>
          </text:deletion>
        </text:changed-region>
        <text:changed-region xml:id="ct44599168" text:id="ct44599168">
          <text:deletion>
            <office:change-info>
              <dc:creator>JD Fortune</dc:creator>
              <dc:date>2022-09-02T16:10:19</dc:date>
            </office:change-info>
            <text:p text:style-name="P2"><text:span text:style-name="T2">eeew</text:span></text:p>
          </text:deletion>
          <text:insertion>
            <office:change-info office:chg-author="Deborah Peterson" office:chg-date-time="2022-09-11T17:28:55"/>
          </text:insertion>
        </text:changed-region>
        <text:changed-region xml:id="ct44264688" text:id="ct44264688">
          <text:deletion>
            <office:change-info>
              <dc:creator>JD Fortune</dc:creator>
              <dc:date>2022-09-02T16:10:19</dc:date>
            </office:change-info>
            <text:p text:style-name="P2"><text:span text:style-name="T2">l</text:span></text:p>
          </text:deletion>
          <text:insertion>
            <office:change-info office:chg-author="Richard LoRicco" office:chg-date-time="2022-10-03T16:30:18"/>
          </text:insertion>
        </text:changed-region>
        <text:changed-region xml:id="ct47627472" text:id="ct47627472">
          <text:deletion>
            <office:change-info>
              <dc:creator>JD Fortune</dc:creator>
              <dc:date>2022-09-02T16:10:19</dc:date>
            </office:change-info>
            <text:p text:style-name="P2"><text:span text:style-name="T2">de</text:span></text:p>
          </text:deletion>
        </text:changed-region>
        <text:changed-region xml:id="ct48532096" text:id="ct48532096">
          <text:deletion>
            <office:change-info>
              <dc:creator>JD Fortune</dc:creator>
              <dc:date>2022-09-02T16:10:19</dc:date>
            </office:change-info>
            <text:p text:style-name="P2"><text:span text:style-name="T2"><text:s/>output and return? Why?</text:span></text:p>
          </text:deletion>
        </text:changed-region>
        <text:changed-region xml:id="ct60226448" text:id="ct60226448">
          <text:deletion>
            <office:change-info>
              <dc:creator>JD Fortune</dc:creator>
              <dc:date>2022-09-02T16:10:19</dc:date>
            </office:change-info>
            <text:p text:style-name="P2"><text:span text:style-name="T2">ee</text:span></text:p>
          </text:deletion>
          <text:insertion>
            <office:change-info office:chg-author="Deborah Peterson" office:chg-date-time="2022-09-11T17:29:14"/>
          </text:insertion>
        </text:changed-region>
        <text:changed-region xml:id="ct44647232" text:id="ct44647232">
          <text:deletion>
            <office:change-info>
              <dc:creator>JD Fortune</dc:creator>
              <dc:date>2022-09-02T16:10:19</dc:date>
            </office:change-info>
            <text:p text:style-name="P2"><text:span text:style-name="T2"><text:s/>What concept does it </text:span></text:p>
          </text:deletion>
        </text:changed-region>
        <text:changed-region xml:id="ct48545104" text:id="ct48545104">
          <text:deletion>
            <office:change-info>
              <dc:creator>JD Fortune</dc:creator>
              <dc:date>2022-09-02T16:10:19</dc:date>
            </office:change-info>
            <text:p text:style-name="P2"><text:span text:style-name="T2">ee</text:span></text:p>
          </text:deletion>
          <text:insertion>
            <office:change-info office:chg-author="Deborah Peterson" office:chg-date-time="2022-09-11T17:29:17"/>
          </text:insertion>
        </text:changed-region>
        <text:changed-region xml:id="ct56890640" text:id="ct56890640">
          <text:deletion>
            <office:change-info>
              <dc:creator>JD Fortune</dc:creator>
              <dc:date>2022-09-02T16:10:19</dc:date>
            </office:change-info>
            <text:p text:style-name="P2"><text:span text:style-name="T2">demonstrat</text:span></text:p>
          </text:deletion>
        </text:changed-region>
        <text:changed-region xml:id="ct44977248" text:id="ct44977248">
          <text:deletion>
            <office:change-info>
              <dc:creator>JD Fortune</dc:creator>
              <dc:date>2022-09-02T16:10:19</dc:date>
            </office:change-info>
            <text:p text:style-name="P2"><text:span text:style-name="T2">e?</text:span></text:p>
            <text:p text:style-name="P2"/>
          </text:deletion>
        </text:changed-region>
        <text:changed-region xml:id="ct44346336" text:id="ct44346336">
          <text:deletion>
            <office:change-info>
              <dc:creator>JD Fortune</dc:creator>
              <dc:date>2022-09-02T16:10:19</dc:date>
            </office:change-info>
            <text:p text:style-name="P2">`</text:p>
          </text:deletion>
          <text:insertion>
            <office:change-info office:chg-author="Shawn Stevens" office:chg-date-time="2021-02-04T21:58:21"/>
          </text:insertion>
        </text:changed-region>
        <text:changed-region xml:id="ct48528352" text:id="ct48528352">
          <text:deletion>
            <office:change-info>
              <dc:creator>JD Fortune</dc:creator>
              <dc:date>2022-09-02T16:10:19</dc:date>
            </office:change-info>
            <text:p text:style-name="P2"/>
            <text:p text:style-name="P2">Additional Practice Problems:</text:p>
            <text:list xml:id="list667669572" text:style-name="WWNum2">
              <text:list-item>
                <text:p text:style-name="P8"><text:a xlink:type="simple" xlink:href="https://launchschool.com/lessons/85376b6d/assignments/fd13de08" text:style-name="ListLabel_20_19" text:visited-style-name="ListLabel_20_19"><text:span text:style-name="T3">Collection Methods from Le</text:span></text:a></text:p>
              </text:list-item>
            </text:list>
          </text:deletion>
        </text:changed-region>
        <text:changed-region xml:id="ct62231936" text:id="ct62231936">
          <text:deletion>
            <office:change-info>
              <dc:creator>JD Fortune</dc:creator>
              <dc:date>2022-09-02T16:10:19</dc:date>
            </office:change-info>
            <text:p text:style-name="P9"><text:span text:style-name="T3">ScopeeeeeeScopeeeeeee</text:span></text:p>
          </text:deletion>
          <text:insertion>
            <office:change-info office:chg-author="Deborah Peterson" office:chg-date-time="2022-09-11T17:29:16"/>
          </text:insertion>
        </text:changed-region>
        <text:changed-region xml:id="ct44133920" text:id="ct44133920">
          <text:deletion>
            <office:change-info>
              <dc:creator>JD Fortune</dc:creator>
              <dc:date>2022-09-02T16:10:19</dc:date>
            </office:change-info>
            <text:list xml:id="list193236430385126" text:continue-numbering="true" text:style-name="WWNum2">
              <text:list-item>
                <text:p text:style-name="P8"><text:span text:style-name="T3">sson 4</text:span></text:p>
              </text:list-item>
              <text:list-item>
                <text:p text:style-name="P8"><text:span text:style-name="T3">Rub</text:span><text:a xlink:type="simple" xlink:href="https://launchschool.com/exercise_sets/ece1c62b" text:style-name="ListLabel_20_19" text:visited-style-name="ListLabel_20_19"><text:span text:style-name="T3">y Basics: Variable Scope</text:span></text:a></text:p>
              </text:list-item>
            </text:list>
          </text:deletion>
        </text:changed-region>
        <text:changed-region xml:id="ct44292592" text:id="ct44292592">
          <text:deletion>
            <office:change-info>
              <dc:creator>JD Fortune</dc:creator>
              <dc:date>2022-09-02T16:10:19</dc:date>
            </office:change-info>
            <text:p text:style-name="P9"><text:span text:style-name="T3">eeee</text:span></text:p>
          </text:deletion>
          <text:insertion>
            <office:change-info office:chg-author="Deborah Peterson" office:chg-date-time="2022-09-11T17:29:14"/>
          </text:insertion>
        </text:changed-region>
        <text:changed-region xml:id="ct54637952" text:id="ct54637952">
          <text:deletion>
            <office:change-info>
              <dc:creator>JD Fortune</dc:creator>
              <dc:date>2022-09-02T16:10:19</dc:date>
            </office:change-info>
            <text:list xml:id="list193236078863552" text:continue-numbering="true" text:style-name="WWNum2">
              <text:list-item>
                <text:p text:style-name="P8"/>
              </text:list-item>
              <text:list-item>
                <text:p text:style-name="P8"><text:a xlink:type="simple" xlink:href="https://launchschool.com/exercise_sets/d6b1fb73" text:style-name="ListLabel_20_19" text:visited-style-name="ListLabel_20_19"><text:span text:style-name="T3">Ruby Bas</text:span></text:a><text:a xlink:type="simple" xlink:href="https://launchschool.com/exercise_sets/d6b1fb73" text:style-name="ListLabel_20_19" text:visited-style-name="ListLabel_20_19"><text:span text:style-name="T3">ics: Return</text:span></text:a></text:p>
              </text:list-item>
            </text:list>
            <text:p text:style-name="P10"><text:bookmark text:name="_fk3rmikfzqjf1"/>Local Variable Scope</text:p>
            <text:p text:style-name="P11"><text:bookmark text:name="_135b5pim9lem1"/>Example 1</text:p>
            <text:p text:style-name="Standard"/>
            <text:p text:style-name="P2">What does the following code return? What does it output? Why? What concept does it </text:p>
            <text:p text:style-name="P2">demonstrate?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31"/>
                  <text:p text:style-name="P13"><text:span text:style-name="T4">a = “Hello”</text:span></text:p>
                  <text:p text:style-name="P13"><text:span text:style-name="T4">b = a</text:span></text:p>
                  <text:p text:style-name="P13"><text:span text:style-name="T4">a = “Goodbye”</text:span></text:p>
                  <text:p text:style-name="P13"><text:span text:style-name="T4">puts a</text:span></text:p>
                  <text:p text:style-name="P13"><text:span text:style-name="T4">puts b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2"/>
                </table:table-cell>
              </table:table-row>
            </table:table>
            <text:p text:style-name="P12"/>
            <text:p text:style-name="P11"><text:bookmark text:name="_ownv9cx43a7l1"/>Example 2</text:p>
            <text:p text:style-name="P2">What does the following code return? What does it output? Why? What concept does it demonstrate?</text:p>
          </text:deletion>
        </text:changed-region>
        <text:changed-region xml:id="ct44332464" text:id="ct44332464">
          <text:UnknownChange>
            <office:change-info>
              <dc:creator>Deborah Peterson</dc:creator>
              <dc:date>2022-09-11T17:29:14</dc:date>
            </office:change-info>
          </text:UnknownChange>
        </text:changed-region>
        <text:changed-region xml:id="ct46805696" text:id="ct46805696">
          <text:deletion>
            <office:change-info>
              <dc:creator>JD Fortune</dc:creator>
              <dc:date>2022-09-02T16:10:19</dc:date>
            </office:change-info>
            <text:p text:style-name="P13"><text:span text:style-name="T4">a = </text:span><text:span text:style-name="T5">4</text:span><text:span text:style-name="T4"><text:line-break/><text:line-break/>loop </text:span><text:span text:style-name="T6">do</text:span><text:span text:style-name="T4"><text:line-break/> <text:s/>a = </text:span><text:span text:style-name="T5">5</text:span><text:span text:style-name="T4"><text:line-break/> <text:s/>b = </text:span><text:span text:style-name="T5">3</text:span><text:span text:style-name="T4"><text:line-break/></text:span></text:p>
            <text:p text:style-name="P13"><text:span text:style-name="T4"><text:s text:c="2"/></text:span><text:span text:style-name="T6">break</text:span><text:span text:style-name="T4"><text:line-break/></text:span><text:span text:style-name="T6">end</text:span><text:span text:style-name="T4"><text:line-break/><text:line-break/>puts a<text:line-break/>puts b</text:span></text:p>
          </text:deletion>
        </text:changed-region>
        <text:changed-region xml:id="ct54915808" text:id="ct54915808">
          <text:deletion>
            <office:change-info>
              <dc:creator>JD Fortune</dc:creator>
              <dc:date>2022-09-02T16:10:19</dc:date>
            </office:change-info>
            <text:p text:style-name="P12"/>
            <text:p text:style-name="P14"><text:bookmark text:name="_wselkfdwuixm1"/>Example 3</text:p>
            <text:p text:style-name="Standard"/>
          </text:deletion>
        </text:changed-region>
        <text:changed-region xml:id="ct61749984" text:id="ct61749984">
          <text:deletion>
            <office:change-info>
              <dc:creator>JD Fortune</dc:creator>
              <dc:date>2022-09-02T16:10:19</dc:date>
            </office:change-info>
            <text:p text:style-name="Standard">What does the following code return? What does it output? Why? What concept does it demonstrate?</text:p>
          </text:deletion>
          <text:insertion>
            <office:change-info office:chg-author="Anonymous" office:chg-date-time="2021-10-14T15:19:01"/>
          </text:insertion>
        </text:changed-region>
        <text:changed-region xml:id="ct61749760" text:id="ct61749760">
          <text:UnknownChange>
            <office:change-info>
              <dc:creator>Anonymous</dc:creator>
              <dc:date>2021-10-14T15:19:01</dc:date>
            </office:change-info>
          </text:UnknownChange>
        </text:changed-region>
        <text:changed-region xml:id="ct61769552" text:id="ct61769552">
          <text:deletion>
            <office:change-info>
              <dc:creator>JD Fortune</dc:creator>
              <dc:date>2022-09-02T16:10:19</dc:date>
            </office:change-info>
            <text:p text:style-name="Standard">What does the following code return? What does it output? Why? What concept does it demonstrate?</text:p>
          </text:deletion>
        </text:changed-region>
        <text:changed-region xml:id="ct63915984" text:id="ct63915984">
          <text:deletion>
            <office:change-info>
              <dc:creator>JD Fortune</dc:creator>
              <dc:date>2022-09-02T16:10:19</dc:date>
            </office:change-info>
            <text:p text:style-name="P13"><text:span text:style-name="T4">a = </text:span><text:span text:style-name="T5">4</text:span><text:span text:style-name="T4"><text:line-break/>b = </text:span><text:span text:style-name="T5">2</text:span><text:span text:style-name="T4"><text:line-break/><text:line-break/>loop </text:span><text:span text:style-name="T6">do</text:span><text:span text:style-name="T4"><text:line-break/> <text:s/>c = </text:span><text:span text:style-name="T5">3</text:span><text:span text:style-name="T4"><text:line-break/> <text:s/>a = c<text:line-break/> <text:s/></text:span><text:span text:style-name="T6">break</text:span><text:span text:style-name="T4"><text:line-break/></text:span><text:span text:style-name="T6">end</text:span><text:span text:style-name="T4"><text:line-break/><text:line-break/>puts a<text:line-break/>puts b</text:span></text:p>
          </text:deletion>
        </text:changed-region>
        <text:changed-region xml:id="ct63796560" text:id="ct63796560">
          <text:deletion>
            <office:change-info>
              <dc:creator>JD Fortune</dc:creator>
              <dc:date>2022-09-02T16:10:19</dc:date>
            </office:change-info>
            <text:p text:style-name="P14"/>
            <text:p text:style-name="P14"><text:bookmark text:name="_kbtyu97lchxl1"/>Example 4</text:p>
            <text:p text:style-name="P2">What does the following code return? What does it output? Why? What concept does it demonstrate?</text:p>
          </text:deletion>
        </text:changed-region>
        <text:changed-region xml:id="ct61748576" text:id="ct61748576">
          <text:deletion>
            <office:change-info>
              <dc:creator>JD Fortune</dc:creator>
              <dc:date>2022-09-02T16:10:19</dc:date>
            </office:change-info>
            <text:p text:style-name="P13"><text:span text:style-name="T6">def</text:span><text:span text:style-name="T4"> </text:span><text:span text:style-name="T7">example</text:span><text:span text:style-name="T4">(str)<text:line-break/> <text:s/>i = </text:span><text:span text:style-name="T5">3</text:span><text:span text:style-name="T4"><text:line-break/> <text:s/>loop </text:span><text:span text:style-name="T6">do</text:span><text:span text:style-name="T4"><text:line-break/> <text:s text:c="3"/>puts str<text:line-break/> <text:s text:c="3"/>i -= </text:span><text:span text:style-name="T5">1</text:span><text:span text:style-name="T4"><text:line-break/> <text:s text:c="3"/></text:span><text:span text:style-name="T6">break</text:span><text:span text:style-name="T4"> </text:span><text:span text:style-name="T6">if</text:span><text:span text:style-name="T4"> i == </text:span><text:span text:style-name="T5">0</text:span><text:span text:style-name="T4"><text:line-break/> <text:s/></text:span><text:span text:style-name="T6">end</text:span><text:span text:style-name="T4"><text:line-break/></text:span><text:span text:style-name="T6">end</text:span><text:span text:style-name="T4"><text:line-break/><text:line-break/>example(</text:span><text:span text:style-name="T8">'hello'</text:span><text:span text:style-name="T4">)</text:span></text:p>
          </text:deletion>
        </text:changed-region>
        <text:changed-region xml:id="ct63788496" text:id="ct63788496">
          <text:deletion>
            <office:change-info>
              <dc:creator>JD Fortune</dc:creator>
              <dc:date>2022-09-02T16:10:19</dc:date>
            </office:change-info>
            <text:p text:style-name="P15"/>
            <text:p text:style-name="P14"><text:bookmark text:name="_n802er9p6fit1"/>Example 5</text:p>
            <text:p text:style-name="Standard"/>
            <text:p text:style-name="P2">What does the following code return? What does it output? Why? What concept does it demonstrate?</text:p>
          </text:deletion>
        </text:changed-region>
        <text:changed-region xml:id="ct64978976" text:id="ct64978976">
          <text:deletion>
            <office:change-info>
              <dc:creator>JD Fortune</dc:creator>
              <dc:date>2022-09-02T16:10:19</dc:date>
            </office:change-info>
            <text:p text:style-name="P13"><text:span text:style-name="T6">def</text:span><text:span text:style-name="T4"> </text:span><text:span text:style-name="T7">greetings</text:span><text:span text:style-name="T4">(str)<text:line-break/> <text:s/>puts str<text:line-break/> <text:s/>puts </text:span><text:span text:style-name="T8">"Goodbye"</text:span><text:span text:style-name="T4"><text:line-break/></text:span><text:span text:style-name="T6">end</text:span><text:span text:style-name="T4"><text:line-break/><text:line-break/>word = </text:span><text:span text:style-name="T8">"Hello"</text:span><text:span text:style-name="T4"><text:line-break/><text:line-break/>greetings(word)</text:span></text:p>
          </text:deletion>
        </text:changed-region>
        <text:changed-region xml:id="ct63581040" text:id="ct63581040">
          <text:deletion>
            <office:change-info>
              <dc:creator>JD Fortune</dc:creator>
              <dc:date>2022-09-02T16:10:19</dc:date>
            </office:change-info>
            <text:p text:style-name="P16"><text:a xlink:type="simple" xlink:href="https://launchschool.com/lessons/a0f3cd44/assignments/9e9e907c" text:style-name="ListLabel_20_19" text:visited-style-name="ListLabel_20_19"><text:span text:style-name="T3">Problem link</text:span></text:a></text:p>
            <text:p text:style-name="P14"><text:bookmark text:name="_jrhrzvr9eew91"/>Example 6</text:p>
            <text:p text:style-name="P2">What does the following code return? What does it output? Why? What concept does it demonstrate?</text:p>
          </text:deletion>
        </text:changed-region>
        <text:changed-region xml:id="ct61703120" text:id="ct61703120">
          <text:deletion>
            <office:change-info>
              <dc:creator>JD Fortune</dc:creator>
              <dc:date>2022-09-02T16:10:19</dc:date>
            </office:change-info>
            <text:p text:style-name="P13"><text:span text:style-name="T4">arr = [</text:span><text:span text:style-name="T5">1</text:span><text:span text:style-name="T4">, </text:span><text:span text:style-name="T5">2</text:span><text:span text:style-name="T4">, </text:span><text:span text:style-name="T5">3</text:span><text:span text:style-name="T4">, </text:span><text:span text:style-name="T5">4</text:span><text:span text:style-name="T4">]<text:line-break/><text:line-break/></text:span></text:p>
          </text:deletion>
        </text:changed-region>
        <text:changed-region xml:id="ct61618096" text:id="ct61618096">
          <text:deletion>
            <office:change-info>
              <dc:creator>JD Fortune</dc:creator>
              <dc:date>2022-09-02T16:10:19</dc:date>
            </office:change-info>
            <text:p text:style-name="P13"><text:span text:style-name="T4">arr = [1, 2, 3, 4]</text:span></text:p>
          </text:deletion>
          <text:insertion>
            <office:change-info office:chg-author="Riaz RR" office:chg-date-time="2021-06-22T17:23:28"/>
          </text:insertion>
        </text:changed-region>
        <text:changed-region xml:id="ct57047744" text:id="ct57047744">
          <text:deletion>
            <office:change-info>
              <dc:creator>JD Fortune</dc:creator>
              <dc:date>2022-09-02T16:10:19</dc:date>
            </office:change-info>
            <text:p text:style-name="P13"><text:span text:style-name="T4"/></text:p>
            <text:p text:style-name="P13"/>
          </text:deletion>
        </text:changed-region>
        <text:changed-region xml:id="ct61727856" text:id="ct61727856">
          <text:deletion>
            <office:change-info>
              <dc:creator>JD Fortune</dc:creator>
              <dc:date>2022-09-02T16:10:19</dc:date>
            </office:change-info>
            <text:p text:style-name="P13"><text:span text:style-name="T4">counter = </text:span><text:span text:style-name="T5">0</text:span><text:span text:style-name="T4"><text:line-break/>sum = </text:span><text:span text:style-name="T5">0</text:span><text:span text:style-name="T4"><text:line-break/><text:line-break/>loop </text:span><text:span text:style-name="T6">do</text:span><text:span text:style-name="T4"><text:line-break/> <text:s/>sum += arr[counter]<text:line-break/> <text:s/>counter += </text:span><text:span text:style-name="T5">1</text:span><text:span text:style-name="T4"><text:line-break/> <text:s/>break </text:span><text:span text:style-name="T6">if</text:span><text:span text:style-name="T4"> counter == arr.size<text:line-break/></text:span><text:span text:style-name="T6">end</text:span><text:span text:style-name="T4"> <text:line-break/><text:line-break/>puts </text:span><text:span text:style-name="T8">"Your total is </text:span><text:span text:style-name="T4">#{sum}</text:span><text:span text:style-name="T8">"</text:span></text:p>
          </text:deletion>
        </text:changed-region>
        <text:changed-region xml:id="ct65295376" text:id="ct65295376">
          <text:deletion>
            <office:change-info>
              <dc:creator>JD Fortune</dc:creator>
              <dc:date>2022-09-02T16:10:19</dc:date>
            </office:change-info>
            <text:p text:style-name="P16"/>
            <text:p text:style-name="P14"><text:bookmark text:name="_rw5lym9x12sx1"/>Example 7</text:p>
            <text:p text:style-name="P2">What does the following code return? What does it output? Why? What concept does it demonstrate?</text:p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20"/>
                  <text:p text:style-name="P18"><text:span text:style-name="T4">a = </text:span><text:span text:style-name="T8">'Bob'</text:span><text:span text:style-name="T4"><text:line-break/><text:line-break/></text:span><text:span text:style-name="T5">5</text:span><text:span text:style-name="T4">.times </text:span><text:span text:style-name="T6">do</text:span><text:span text:style-name="T4"> |x|<text:line-break/> <text:s/>a = </text:span><text:span text:style-name="T8">'Bill'</text:span><text:span text:style-name="T4"><text:line-break/></text:span><text:span text:style-name="T6">end</text:span><text:span text:style-name="T4"><text:line-break/><text:line-break/>p a</text:span></text:p>
                </table:table-cell>
              </table:table-row>
            </table:table>
            <text:p text:style-name="P14"><text:bookmark text:name="_3w9slm455w5o1"/>Example 8</text:p>
            <text:p text:style-name="P2">What does the following code return? What does it output? Why? What concept does it demonstrate?</text:p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8"><text:span text:style-name="T4">animal = </text:span><text:span text:style-name="T8">"dog"</text:span><text:span text:style-name="T4"><text:line-break/><text:line-break/>loop </text:span><text:span text:style-name="T6">do</text:span><text:span text:style-name="T4"> |_|<text:line-break/> <text:s/>animal = </text:span><text:span text:style-name="T8">"cat"</text:span><text:span text:style-name="T4"><text:line-break/> <text:s/>var = </text:span><text:span text:style-name="T8">"ball"</text:span><text:span text:style-name="T4"><text:line-break/> <text:s/></text:span><text:span text:style-name="T6">break</text:span><text:span text:style-name="T4"><text:line-break/></text:span><text:span text:style-name="T6">end</text:span><text:span text:style-name="T4"><text:line-break/><text:line-break/>puts animal<text:line-break/>puts var</text:span></text:p>
                </table:table-cell>
              </table:table-row>
            </table:table>
            <text:p text:style-name="P17"><text:bookmark text:name="_lpw8icqyi4hc1"/>Variable Shadowing</text:p>
          </text:deletion>
        </text:changed-region>
        <text:changed-region xml:id="ct61729056" text:id="ct61729056">
          <text:UnknownChange>
            <office:change-info>
              <dc:creator>John Morgante</dc:creator>
              <dc:date>2021-07-25T12:56:22</dc:date>
            </office:change-info>
          </text:UnknownChange>
        </text:changed-region>
        <text:changed-region xml:id="ct61689248" text:id="ct61689248">
          <text:deletion>
            <office:change-info>
              <dc:creator>JD Fortune</dc:creator>
              <dc:date>2022-09-02T16:10:19</dc:date>
            </office:change-info>
            <text:p text:style-name="P17"/>
            <text:p text:style-name="P11"><text:a xlink:type="simple" xlink:href="#_135b5pim9lem" text:style-name="ListLabel_20_19" text:visited-style-name="ListLabel_20_19"><text:span text:style-name="T3"/></text:a></text:p>
          </text:deletion>
        </text:changed-region>
        <text:changed-region xml:id="ct63460160" text:id="ct63460160">
          <text:deletion>
            <office:change-info>
              <dc:creator>JD Fortune</dc:creator>
              <dc:date>2022-09-02T16:10:19</dc:date>
            </office:change-info>
            <text:p text:style-name="P11"><text:a xlink:type="simple" xlink:href="#_135b5pim9lem" text:style-name="ListLabel_20_19" text:visited-style-name="ListLabel_20_19"><text:span text:style-name="T3">Example</text:span></text:a></text:p>
          </text:deletion>
          <text:insertion>
            <office:change-info office:chg-author="Tariq Mojahdi" office:chg-date-time="2021-12-24T17:06:33"/>
          </text:insertion>
        </text:changed-region>
        <text:changed-region xml:id="ct65296400" text:id="ct65296400">
          <text:deletion>
            <office:change-info>
              <dc:creator>JD Fortune</dc:creator>
              <dc:date>2022-09-02T16:10:19</dc:date>
            </office:change-info>
            <text:p text:style-name="P11"><text:s/>1</text:p>
            <text:p text:style-name="P2">What does the following code return? What does it output? Why? What concept does it </text:p>
            <text:p text:style-name="P2"/>
          </text:deletion>
        </text:changed-region>
        <text:changed-region xml:id="ct63788016" text:id="ct63788016">
          <text:deletion>
            <office:change-info>
              <dc:creator>JD Fortune</dc:creator>
              <dc:date>2022-09-02T16:10:19</dc:date>
            </office:change-info>
            <text:p text:style-name="P2">animal = "dog"<text:line-break/><text:line-break/>loop do |_|<text:line-break/> <text:s/>animal = "cat"<text:line-break/> <text:s/>var = "ball"<text:line-break/> <text:s/>break<text:line-break/>end<text:line-break/><text:line-break/>puts animal<text:line-break/>puts var</text:p>
          </text:deletion>
          <text:insertion>
            <office:change-info office:chg-author="Anonymous" office:chg-date-time="2021-02-26T13:24:37"/>
          </text:insertion>
        </text:changed-region>
        <text:changed-region xml:id="ct65342560" text:id="ct65342560">
          <text:deletion>
            <office:change-info>
              <dc:creator>JD Fortune</dc:creator>
              <dc:date>2022-09-02T16:10:19</dc:date>
            </office:change-info>
            <text:p text:style-name="P2">demonstrate?</text:p>
          </text:deletion>
        </text:changed-region>
        <text:changed-region xml:id="ct63580768" text:id="ct63580768">
          <text:deletion>
            <office:change-info>
              <dc:creator>JD Fortune</dc:creator>
              <dc:date>2022-09-02T16:10:19</dc:date>
            </office:change-info>
            <text:p text:style-name="P18"><text:span text:style-name="T4">a = </text:span><text:span text:style-name="T5">4</text:span><text:span text:style-name="T4"><text:line-break/>b = </text:span><text:span text:style-name="T5">2</text:span><text:span text:style-name="T4"><text:line-break/><text:line-break/></text:span><text:span text:style-name="T5">2</text:span><text:span text:style-name="T4">.times </text:span><text:span text:style-name="T6">do</text:span><text:span text:style-name="T4"> |a|<text:line-break/> <text:s/>a = </text:span><text:span text:style-name="T5">5</text:span><text:span text:style-name="T4"><text:line-break/> <text:s/>puts a<text:line-break/></text:span><text:span text:style-name="T6">end</text:span><text:span text:style-name="T4"><text:line-break/><text:line-break/>puts a<text:line-break/>puts b</text:span></text:p>
          </text:deletion>
        </text:changed-region>
        <text:changed-region xml:id="ct65291488" text:id="ct65291488">
          <text:deletion>
            <office:change-info>
              <dc:creator>JD Fortune</dc:creator>
              <dc:date>2022-09-02T16:10:19</dc:date>
            </office:change-info>
            <text:p text:style-name="P19"/>
            <text:p text:style-name="P14"><text:bookmark text:name="_89cv6ywuwltq1"/>Example 2</text:p>
            <text:p text:style-name="P2">What does the following code return? What does it output? Why? What concept does it demonstrate?</text:p>
          </text:deletion>
        </text:changed-region>
        <text:changed-region xml:id="ct63101984" text:id="ct63101984">
          <text:deletion>
            <office:change-info>
              <dc:creator>JD Fortune</dc:creator>
              <dc:date>2022-09-02T16:10:19</dc:date>
            </office:change-info>
            <text:p text:style-name="P13"><text:span text:style-name="T4">n = </text:span><text:span text:style-name="T5">10</text:span><text:span text:style-name="T4"><text:line-break/><text:line-break/></text:span><text:span text:style-name="T5">1</text:span><text:span text:style-name="T4">.times </text:span><text:span text:style-name="T6">do</text:span><text:span text:style-name="T4"> |n|<text:line-break/> <text:s/>n = </text:span><text:span text:style-name="T5">11</text:span><text:span text:style-name="T4"><text:line-break/></text:span><text:span text:style-name="T6">end</text:span><text:span text:style-name="T4"><text:line-break/><text:line-break/>puts n</text:span></text:p>
          </text:deletion>
        </text:changed-region>
        <text:changed-region xml:id="ct63577952" text:id="ct63577952">
          <text:deletion>
            <office:change-info>
              <dc:creator>JD Fortune</dc:creator>
              <dc:date>2022-09-02T16:10:19</dc:date>
            </office:change-info>
            <text:p text:style-name="P14">Example 3</text:p>
            <text:p text:style-name="P2">What does the following code return? What does it output? Why? What concept does it demonstrate?</text:p>
          </text:deletion>
        </text:changed-region>
        <text:changed-region xml:id="ct65334224" text:id="ct65334224">
          <text:deletion>
            <office:change-info>
              <dc:creator>JD Fortune</dc:creator>
              <dc:date>2022-09-02T16:10:19</dc:date>
            </office:change-info>
            <text:p text:style-name="P13"><text:span text:style-name="T4">animal = </text:span><text:span text:style-name="T8">"dog"</text:span><text:span text:style-name="T4"><text:line-break/><text:line-break/>loop </text:span><text:span text:style-name="T6">do</text:span><text:span text:style-name="T4"> |animal|<text:line-break/> <text:s/>animal = </text:span><text:span text:style-name="T8">"cat"</text:span><text:span text:style-name="T4"><text:line-break/> <text:s/></text:span><text:span text:style-name="T6">break</text:span><text:span text:style-name="T4"><text:line-break/></text:span><text:span text:style-name="T6">end</text:span><text:span text:style-name="T4"><text:line-break/><text:line-break/>puts animal</text:span></text:p>
          </text:deletion>
        </text:changed-region>
        <text:changed-region xml:id="ct63384816" text:id="ct63384816">
          <text:deletion>
            <office:change-info>
              <dc:creator>JD Fortune</dc:creator>
              <dc:date>2022-09-02T16:10:19</dc:date>
            </office:change-info>
            <text:p text:style-name="P6"/>
            <text:p text:style-name="P17"><text:bookmark text:name="_br3xi2ctpvgf1"/>Object Passing/Variables As Pointers</text:p>
            <text:p text:style-name="P11"><text:bookmark text:name="_im5ld8r2xjyn1"/>Example 1</text:p>
            <text:p text:style-name="P2">What does the following code return? What does it output? Why? What concept does it demonstrate?</text:p>
          </text:deletion>
        </text:changed-region>
        <text:changed-region xml:id="ct63786752" text:id="ct63786752">
          <text:deletion>
            <office:change-info>
              <dc:creator>JD Fortune</dc:creator>
              <dc:date>2022-09-02T16:10:19</dc:date>
            </office:change-info>
            <text:p text:style-name="P18"><text:span text:style-name="T4">a = </text:span><text:span text:style-name="T8">"hi there"</text:span><text:span text:style-name="T4"><text:line-break/>b = a<text:line-break/>a = </text:span><text:span text:style-name="T8">"not here"</text:span></text:p>
          </text:deletion>
        </text:changed-region>
        <text:changed-region xml:id="ct63104784" text:id="ct63104784">
          <text:deletion>
            <office:change-info>
              <dc:creator>JD Fortune</dc:creator>
              <dc:date>2022-09-02T16:10:19</dc:date>
            </office:change-info>
            <text:p text:style-name="P2">What are a and b?</text:p>
            <text:p text:style-name="P11"><text:bookmark text:name="_v2g0vgwhd3nr1"/>Example 2</text:p>
            <text:p text:style-name="P2">What does the following code return? What does it output? Why? What concept does it demonstrate?</text:p>
          </text:deletion>
        </text:changed-region>
        <text:changed-region xml:id="ct61618640" text:id="ct61618640">
          <text:deletion>
            <office:change-info>
              <dc:creator>JD Fortune</dc:creator>
              <dc:date>2022-09-02T16:10:19</dc:date>
            </office:change-info>
            <text:p text:style-name="P20"/>
            <text:p text:style-name="P18"><text:span text:style-name="T4">a = </text:span><text:span text:style-name="T8">"hi there"</text:span><text:span text:style-name="T4"><text:line-break/>b = a<text:line-break/>a &lt;&lt; </text:span><text:span text:style-name="T8">", Bob"</text:span></text:p>
          </text:deletion>
        </text:changed-region>
        <text:changed-region xml:id="ct61620256" text:id="ct61620256">
          <text:deletion>
            <office:change-info>
              <dc:creator>JD Fortune</dc:creator>
              <dc:date>2022-09-02T16:10:19</dc:date>
            </office:change-info>
            <text:p text:style-name="P2">What are a and b?</text:p>
            <text:p text:style-name="P11"><text:bookmark text:name="_r44lczba1b171"/>Example 3 </text:p>
            <text:p text:style-name="P2">What does the following code return? What does it output? Why? What concept does it demonstrate?</text:p>
          </text:deletion>
        </text:changed-region>
        <text:changed-region xml:id="ct61620528" text:id="ct61620528">
          <text:deletion>
            <office:change-info>
              <dc:creator>JD Fortune</dc:creator>
              <dc:date>2022-09-02T16:10:19</dc:date>
            </office:change-info>
            <text:p text:style-name="P18"><text:span text:style-name="T4">a = [</text:span><text:span text:style-name="T5">1</text:span><text:span text:style-name="T4">, </text:span><text:span text:style-name="T5">2</text:span><text:span text:style-name="T4">, </text:span><text:span text:style-name="T5">3</text:span><text:span text:style-name="T4">, </text:span><text:span text:style-name="T5">3</text:span><text:span text:style-name="T4">]<text:line-break/>b = a<text:line-break/>c = a.uniq</text:span></text:p>
          </text:deletion>
        </text:changed-region>
        <text:changed-region xml:id="ct61823088" text:id="ct61823088">
          <text:deletion>
            <office:change-info>
              <dc:creator>JD Fortune</dc:creator>
              <dc:date>2022-09-02T16:10:19</dc:date>
            </office:change-info>
            <text:p text:style-name="P2">What are a, b, and c? What if the last line was `c = a.uniq!`?</text:p>
            <text:p text:style-name="P14"><text:bookmark text:name="_xrept566h4yj1"/>Example 4</text:p>
            <text:p text:style-name="P2">What does the following code return? What does it output? Why? What concept does it demonstrate?</text:p>
          </text:deletion>
        </text:changed-region>
        <text:changed-region xml:id="ct61618416" text:id="ct61618416">
          <text:deletion>
            <office:change-info>
              <dc:creator>JD Fortune</dc:creator>
              <dc:date>2022-09-02T16:10:19</dc:date>
            </office:change-info>
            <text:p text:style-name="P13"><text:span text:style-name="T6">def</text:span><text:span text:style-name="T4"> </text:span><text:span text:style-name="T7">test</text:span><text:span text:style-name="T4">(b)<text:line-break/> <text:s/>b.map {|letter| </text:span><text:span text:style-name="T8">"I like the letter: </text:span><text:span text:style-name="T4">#{letter}</text:span><text:span text:style-name="T8">"</text:span><text:span text:style-name="T4">}<text:line-break/></text:span><text:span text:style-name="T6">end</text:span><text:span text:style-name="T4"><text:line-break/><text:line-break/>a = [</text:span><text:span text:style-name="T8">'a'</text:span><text:span text:style-name="T4">, </text:span><text:span text:style-name="T8">'b'</text:span><text:span text:style-name="T4">, </text:span><text:span text:style-name="T8">'c'</text:span><text:span text:style-name="T4">]<text:line-break/>test(a)</text:span></text:p>
          </text:deletion>
        </text:changed-region>
        <text:changed-region xml:id="ct61730304" text:id="ct61730304">
          <text:deletion>
            <office:change-info>
              <dc:creator>JD Fortune</dc:creator>
              <dc:date>2022-09-02T16:10:19</dc:date>
            </office:change-info>
            <text:p text:style-name="P16">What is `a`? What if we called `map!` instead of `map`?</text:p>
            <text:p text:style-name="P14"><text:bookmark text:name="_ywux3y3s47t01"/>Example 5</text:p>
            <text:p text:style-name="P2">What does the following code return? What does it output? Why? What concept does it demonstrate?</text:p>
          </text:deletion>
        </text:changed-region>
        <text:changed-region xml:id="ct61827088" text:id="ct61827088">
          <text:deletion>
            <office:change-info>
              <dc:creator>JD Fortune</dc:creator>
              <dc:date>2022-09-02T16:10:19</dc:date>
            </office:change-info>
            <text:p text:style-name="P18"><text:span text:style-name="T4">a = </text:span><text:span text:style-name="T5">5.2</text:span><text:span text:style-name="T4"><text:line-break/>b = </text:span><text:span text:style-name="T5">7.3</text:span><text:span text:style-name="T4"><text:line-break/><text:line-break/>a = b<text:line-break/><text:line-break/>b += </text:span><text:span text:style-name="T5">1.1</text:span></text:p>
          </text:deletion>
        </text:changed-region>
        <text:changed-region xml:id="ct65329024" text:id="ct65329024">
          <text:UnknownChange>
            <office:change-info>
              <dc:creator>Matt R</dc:creator>
              <dc:date>2022-04-08T10:20:41</dc:date>
            </office:change-info>
          </text:UnknownChange>
        </text:changed-region>
        <text:changed-region xml:id="ct65281360" text:id="ct65281360">
          <text:deletion>
            <office:change-info>
              <dc:creator>JD Fortune</dc:creator>
              <dc:date>2022-09-02T16:10:19</dc:date>
            </office:change-info>
            <text:p text:style-name="P2">What is `a` and `b`? Why? </text:p>
            <text:p text:style-name="P14"><text:bookmark text:name="_59r33zhyj45a1"/>Example 6</text:p>
            <text:p text:style-name="P2">What does the following code return? What does it output? Why? What concept does it demonstrate?</text:p>
          </text:deletion>
        </text:changed-region>
        <text:changed-region xml:id="ct65325728" text:id="ct65325728">
          <text:deletion>
            <office:change-info>
              <dc:creator>JD Fortune</dc:creator>
              <dc:date>2022-09-02T16:10:19</dc:date>
            </office:change-info>
            <text:p text:style-name="P18"><text:span text:style-name="T6">def</text:span><text:span text:style-name="T4"> </text:span><text:span text:style-name="T7">test</text:span><text:span text:style-name="T4">(str)<text:line-break/> <text:s/>str <text:s/>+= </text:span><text:span text:style-name="T8">'!'</text:span><text:span text:style-name="T4"><text:line-break/> <text:s/>str.downcase!<text:line-break/></text:span><text:span text:style-name="T6">end</text:span><text:span text:style-name="T4"><text:line-break/><text:line-break/>test_str = </text:span><text:span text:style-name="T8">'Written Assessment'<text:line-break/>test(test_str)<text:line-break/><text:line-break/>puts test_str</text:span></text:p>
          </text:deletion>
        </text:changed-region>
        <text:changed-region xml:id="ct65282640" text:id="ct65282640">
          <text:deletion>
            <office:change-info>
              <dc:creator>JD Fortune</dc:creator>
              <dc:date>2022-09-02T16:10:19</dc:date>
            </office:change-info>
            <text:p text:style-name="P21"/>
            <text:p text:style-name="P21"/>
            <text:p text:style-name="P21"/>
            <text:p text:style-name="P15"><text:a xlink:type="simple" xlink:href="https://launchschool.com/blog/object-passing-in-ruby" text:style-name="ListLabel_20_19" text:visited-style-name="ListLabel_20_19"><text:span text:style-name="T3">Link</text:span></text:a> to explanation of examples below</text:p>
            <text:p text:style-name="P14"><text:bookmark text:name="_kruo15400edz1"/>Example 7</text:p>
            <text:p text:style-name="P2">What does the following code return? What does it output? Why? What concept does it demonstrate?</text:p>
          </text:deletion>
        </text:changed-region>
        <text:changed-region xml:id="ct61822112" text:id="ct61822112">
          <text:deletion>
            <office:change-info>
              <dc:creator>JD Fortune</dc:creator>
              <dc:date>2022-09-02T16:10:19</dc:date>
            </office:change-info>
            <text:p text:style-name="P13"><text:span text:style-name="T6">def</text:span><text:span text:style-name="T4"> </text:span><text:span text:style-name="T7">plus</text:span><text:span text:style-name="T4">(x, y)<text:line-break/> <text:s/>x = x + y<text:line-break/></text:span><text:span text:style-name="T6">end</text:span><text:span text:style-name="T4"><text:line-break/><text:line-break/>a = </text:span><text:span text:style-name="T5">3</text:span><text:span text:style-name="T4"><text:line-break/>b = plus(a, </text:span><text:span text:style-name="T5">2</text:span><text:span text:style-name="T4">)</text:span></text:p>
            <text:p text:style-name="P13"><text:span text:style-name="T4"><text:line-break/></text:span></text:p>
          </text:deletion>
        </text:changed-region>
        <text:changed-region xml:id="ct65280800" text:id="ct65280800">
          <text:deletion>
            <office:change-info>
              <dc:creator>JD Fortune</dc:creator>
              <dc:date>2022-09-02T16:10:19</dc:date>
            </office:change-info>
            <text:p text:style-name="P13"><text:span text:style-name="T4">S code </text:span></text:p>
          </text:deletion>
          <text:insertion>
            <office:change-info office:chg-author="Cody Williams" office:chg-date-time="2021-08-17T03:26:15"/>
          </text:insertion>
        </text:changed-region>
        <text:changed-region xml:id="ct65325072" text:id="ct65325072">
          <text:deletion>
            <office:change-info>
              <dc:creator>JD Fortune</dc:creator>
              <dc:date>2022-09-02T16:10:19</dc:date>
            </office:change-info>
            <text:p text:style-name="P13"><text:span text:style-name="T4"><text:line-break/>puts a<text:line-break/>puts b</text:span></text:p>
          </text:deletion>
        </text:changed-region>
        <text:changed-region xml:id="ct62133552" text:id="ct62133552">
          <text:deletion>
            <office:change-info>
              <dc:creator>JD Fortune</dc:creator>
              <dc:date>2022-09-02T16:10:19</dc:date>
            </office:change-info>
            <text:p text:style-name="P11">Example 8</text:p>
            <text:p text:style-name="P2">What does the following code return? What does it output? Why? What concept does it demonstrate?</text:p>
          </text:deletion>
        </text:changed-region>
        <text:changed-region xml:id="ct62132576" text:id="ct62132576">
          <text:deletion>
            <office:change-info>
              <dc:creator>JD Fortune</dc:creator>
              <dc:date>2022-09-02T16:10:19</dc:date>
            </office:change-info>
            <text:p text:style-name="P13"><text:span text:style-name="T6">def</text:span><text:span text:style-name="T4"> </text:span><text:span text:style-name="T7">increment</text:span><text:span text:style-name="T4">(x)<text:line-break/> <text:s/>x &lt;&lt; </text:span><text:span text:style-name="T8">'b'</text:span><text:span text:style-name="T4"><text:line-break/></text:span><text:span text:style-name="T6">end</text:span><text:span text:style-name="T4"><text:line-break/><text:line-break/>y = </text:span><text:span text:style-name="T8">'a'</text:span><text:span text:style-name="T4"><text:line-break/>increment(y) <text:line-break/><text:line-break/>puts y</text:span></text:p>
          </text:deletion>
        </text:changed-region>
        <text:changed-region xml:id="ct65265024" text:id="ct65265024">
          <text:deletion>
            <office:change-info>
              <dc:creator>JD Fortune</dc:creator>
              <dc:date>2022-09-02T16:10:19</dc:date>
            </office:change-info>
            <text:p text:style-name="P2"/>
            <text:p text:style-name="P2"/>
            <text:p text:style-name="P11"><text:bookmark text:name="_c01npti6eukc1"/>Example 9</text:p>
            <text:p text:style-name="P2">What does the following code return? What does it output? Why? What concept does it demonstrate?</text:p>
          </text:deletion>
        </text:changed-region>
        <text:changed-region xml:id="ct61724544" text:id="ct61724544">
          <text:deletion>
            <office:change-info>
              <dc:creator>JD Fortune</dc:creator>
              <dc:date>2022-09-02T16:10:19</dc:date>
            </office:change-info>
            <text:p text:style-name="P13"><text:span text:style-name="T6">def</text:span><text:span text:style-name="T4"> </text:span><text:span text:style-name="T7">change_name</text:span><text:span text:style-name="T4">(name)<text:line-break/> <text:s/>name = </text:span><text:span text:style-name="T8">'bob'</text:span><text:span text:style-name="T4"> <text:s text:c="5"/></text:span><text:span text:style-name="T9"># does this reassignment change the object outside the method?</text:span><text:span text:style-name="T4"><text:line-break/></text:span><text:span text:style-name="T6">end</text:span><text:span text:style-name="T4"><text:line-break/><text:line-break/>name = </text:span><text:span text:style-name="T8">'jim'</text:span><text:span text:style-name="T4"><text:line-break/>change_name(name)<text:line-break/>puts name </text:span></text:p>
          </text:deletion>
        </text:changed-region>
        <text:changed-region xml:id="ct65257152" text:id="ct65257152">
          <text:deletion>
            <office:change-info>
              <dc:creator>JD Fortune</dc:creator>
              <dc:date>2022-09-02T16:10:19</dc:date>
            </office:change-info>
            <text:p text:style-name="P14">Example 10</text:p>
            <text:p text:style-name="P2">What does the following code return? What does it output? Why? What concept does it demonstrate?</text:p>
          </text:deletion>
        </text:changed-region>
        <text:changed-region xml:id="ct65254576" text:id="ct65254576">
          <text:deletion>
            <office:change-info>
              <dc:creator>JD Fortune</dc:creator>
              <dc:date>2022-09-02T16:10:19</dc:date>
            </office:change-info>
            <text:p text:style-name="P13"><text:span text:style-name="T6">def</text:span><text:span text:style-name="T4"> </text:span><text:span text:style-name="T7">cap</text:span><text:span text:style-name="T4">(str)<text:line-break/> <text:s/>str.capitalize! <text:s text:c="2"/></text:span><text:span text:style-name="T9"># does this affect the object outside the method?</text:span><text:span text:style-name="T4"><text:line-break/></text:span><text:span text:style-name="T6">end</text:span><text:span text:style-name="T4"><text:line-break/><text:line-break/>name = </text:span><text:span text:style-name="T8">"jim"</text:span><text:span text:style-name="T4"><text:line-break/>cap(name)<text:line-break/>puts name </text:span></text:p>
          </text:deletion>
        </text:changed-region>
        <text:changed-region xml:id="ct65274464" text:id="ct65274464">
          <text:deletion>
            <office:change-info>
              <dc:creator>JD Fortune</dc:creator>
              <dc:date>2022-09-02T16:10:19</dc:date>
            </office:change-info>
            <text:p text:style-name="P11">Example 11</text:p>
            <text:p text:style-name="P2">What is `arr`? Why? What concept does it demonstrate?</text:p>
          </text:deletion>
        </text:changed-region>
        <text:changed-region xml:id="ct62139136" text:id="ct62139136">
          <text:deletion>
            <office:change-info>
              <dc:creator>JD Fortune</dc:creator>
              <dc:date>2022-09-02T16:10:19</dc:date>
            </office:change-info>
            <text:p text:style-name="P18"><text:span text:style-name="T4">a = [</text:span><text:span text:style-name="T5">1</text:span><text:span text:style-name="T4">, </text:span><text:span text:style-name="T5">3</text:span><text:span text:style-name="T4">]<text:line-break/>b = [</text:span><text:span text:style-name="T5">2</text:span><text:span text:style-name="T4">]<text:line-break/>arr = [a, b]<text:line-break/>arr<text:line-break/><text:line-break/>a[</text:span><text:span text:style-name="T5">1</text:span><text:span text:style-name="T4">] = </text:span><text:span text:style-name="T5">5</text:span><text:span text:style-name="T4"><text:line-break/>arr</text:span></text:p>
          </text:deletion>
        </text:changed-region>
        <text:changed-region xml:id="ct62137904" text:id="ct62137904">
          <text:deletion>
            <office:change-info>
              <dc:creator>JD Fortune</dc:creator>
              <dc:date>2022-09-02T16:10:19</dc:date>
            </office:change-info>
            <text:p text:style-name="P11">Example 12</text:p>
            <text:p text:style-name="P2"><text:a xlink:type="simple" xlink:href="https://launchschool.com/lessons/c53f2250/assignments/1a6a2665" text:style-name="ListLabel_20_19" text:visited-style-name="ListLabel_20_19"><text:span text:style-name="T3">Link to example</text:span></text:a></text:p>
          </text:deletion>
        </text:changed-region>
        <text:changed-region xml:id="ct65259728" text:id="ct65259728">
          <text:deletion>
            <office:change-info>
              <dc:creator>JD Fortune</dc:creator>
              <dc:date>2022-09-02T16:10:19</dc:date>
            </office:change-info>
            <text:p text:style-name="P20"/>
            <text:p text:style-name="P18"><text:span text:style-name="T4">arr1 = [</text:span><text:span text:style-name="T8">"a"</text:span><text:span text:style-name="T4">, </text:span><text:span text:style-name="T8">"b"</text:span><text:span text:style-name="T4">, </text:span><text:span text:style-name="T8">"c"</text:span><text:span text:style-name="T4">]<text:line-break/>arr2 = arr1.dup<text:line-break/>arr2.map! </text:span><text:span text:style-name="T6">do</text:span><text:span text:style-name="T4"> |char|<text:line-break/> <text:s/>char.upcase<text:line-break/></text:span><text:span text:style-name="T6">end</text:span><text:span text:style-name="T4"><text:line-break/><text:line-break/></text:span></text:p>
            <text:p text:style-name="P22"/>
            <text:p text:style-name="P23"/>
            <text:p text:style-name="P18"><text:span text:style-name="T4">puts arr1 <text:line-break/>puts arr2</text:span></text:p>
          </text:deletion>
        </text:changed-region>
        <text:changed-region xml:id="ct65265568" text:id="ct65265568">
          <text:deletion>
            <office:change-info>
              <dc:creator>JD Fortune</dc:creator>
              <dc:date>2022-09-02T16:10:19</dc:date>
            </office:change-info>
            <text:p text:style-name="P2"/>
            <text:p text:style-name="P17"/>
          </text:deletion>
        </text:changed-region>
        <text:changed-region xml:id="ct65263328" text:id="ct65263328">
          <text:deletion>
            <office:change-info>
              <dc:creator>JD Fortune</dc:creator>
              <dc:date>2022-09-02T16:10:19</dc:date>
            </office:change-info>
            <text:p text:style-name="P17">f</text:p>
          </text:deletion>
          <text:insertion>
            <office:change-info office:chg-author="David Johansen" office:chg-date-time="2021-04-13T19:22:49"/>
          </text:insertion>
        </text:changed-region>
        <text:changed-region xml:id="ct63884096" text:id="ct63884096">
          <text:deletion>
            <office:change-info>
              <dc:creator>JD Fortune</dc:creator>
              <dc:date>2022-09-02T16:10:19</dc:date>
            </office:change-info>
            <text:p text:style-name="P17">Object Mutability/Mutating Methods</text:p>
            <text:p text:style-name="P2"><text:a xlink:type="simple" xlink:href="https://launchschool.com/blog/mutating-and-non-mutating-methods" text:style-name="ListLabel_20_19" text:visited-style-name="ListLabel_20_19"><text:span text:style-name="T3">Here’s the article</text:span></text:a> with some of the below examples</text:p>
            <text:p text:style-name="P11"><text:bookmark text:name="_opuwlb7du7811"/>Example 1</text:p>
            <text:p text:style-name="P2">What does the following code return? What does it output? Why? What concept does it demonstrate?</text:p>
          </text:deletion>
        </text:changed-region>
        <text:changed-region xml:id="ct65258304" text:id="ct65258304">
          <text:deletion>
            <office:change-info>
              <dc:creator>JD Fortune</dc:creator>
              <dc:date>2022-09-02T16:10:19</dc:date>
            </office:change-info>
            <text:p text:style-name="P2"><text:s/></text:p>
          </text:deletion>
          <text:insertion>
            <office:change-info office:chg-author="Vicn** Vlaek" office:chg-date-time="2022-01-06T00:19:19"/>
          </text:insertion>
        </text:changed-region>
        <text:changed-region xml:id="ct63888096" text:id="ct63888096">
          <text:deletion>
            <office:change-info>
              <dc:creator>JD Fortune</dc:creator>
              <dc:date>2022-09-02T16:10:19</dc:date>
            </office:change-info>
            <text:p text:style-name="P18"><text:span text:style-name="T6">def</text:span><text:span text:style-name="T4"> </text:span><text:span text:style-name="T7">fix</text:span><text:span text:style-name="T4">(value)</text:span></text:p>
            <text:p text:style-name="P18"><text:span text:style-name="T4"><text:line-break/> <text:s/>value.upcase!<text:line-break/> <text:s/>value.concat(</text:span><text:span text:style-name="T8">'!'</text:span><text:span text:style-name="T4">)<text:line-break/> <text:s/>value<text:line-break/></text:span></text:p>
            <text:p text:style-name="P18"><text:span text:style-name="T6">end</text:span><text:span text:style-name="T4"><text:line-break/><text:line-break/>s = </text:span><text:span text:style-name="T8">'hello'</text:span><text:span text:style-name="T4"><text:line-break/>t = fix(s)</text:span></text:p>
          </text:deletion>
        </text:changed-region>
        <text:changed-region xml:id="ct65008368" text:id="ct65008368">
          <text:deletion>
            <office:change-info>
              <dc:creator>JD Fortune</dc:creator>
              <dc:date>2022-09-02T16:10:19</dc:date>
            </office:change-info>
            <text:p text:style-name="P2">What values do `s` and `t` have? Why?</text:p>
            <text:p text:style-name="P11"><text:bookmark text:name="_hp6ue03qgvi71"/>Example 2</text:p>
            <text:p text:style-name="P2">What does the following code return? What does it output? Why? What concept does it demonstrate?</text:p>
          </text:deletion>
        </text:changed-region>
        <text:changed-region xml:id="ct62140048" text:id="ct62140048">
          <text:deletion>
            <office:change-info>
              <dc:creator>JD Fortune</dc:creator>
              <dc:date>2022-09-02T16:10:19</dc:date>
            </office:change-info>
            <text:p text:style-name="P18"><text:span text:style-name="T6">def</text:span><text:span text:style-name="T4"> </text:span><text:span text:style-name="T7">fix</text:span><text:span text:style-name="T4">(value)<text:line-break/> <text:s/>value = value.upcase<text:line-break/> <text:s/>value.concat(</text:span><text:span text:style-name="T8">'!'</text:span><text:span text:style-name="T4">)<text:line-break/></text:span><text:span text:style-name="T6">end</text:span><text:span text:style-name="T4"><text:line-break/><text:line-break/>s = </text:span><text:span text:style-name="T8">'hello'</text:span><text:span text:style-name="T4"><text:line-break/>t = fix(s)</text:span></text:p>
          </text:deletion>
        </text:changed-region>
        <text:changed-region xml:id="ct65003712" text:id="ct65003712">
          <text:deletion>
            <office:change-info>
              <dc:creator>JD Fortune</dc:creator>
              <dc:date>2022-09-02T16:10:19</dc:date>
            </office:change-info>
            <text:p text:style-name="P2">What values do `s` and `t` have? Why?</text:p>
            <text:p text:style-name="P11"><text:bookmark text:name="_9skb3febaern1"/>Example 3</text:p>
            <text:p text:style-name="P2">What does the following code return? What does it output? Why? What concept does it demonstrate?</text:p>
          </text:deletion>
        </text:changed-region>
        <text:changed-region xml:id="ct64996272" text:id="ct64996272">
          <text:deletion>
            <office:change-info>
              <dc:creator>JD Fortune</dc:creator>
              <dc:date>2022-09-02T16:10:19</dc:date>
            </office:change-info>
            <text:p text:style-name="P18"><text:span text:style-name="T6">def</text:span><text:span text:style-name="T4"> </text:span><text:span text:style-name="T7">fix</text:span><text:span text:style-name="T4">(value)<text:line-break/> <text:s/>value &lt;&lt; </text:span><text:span text:style-name="T8">'xyz'</text:span><text:span text:style-name="T4"><text:line-break/> <text:s/>value = value.upcase<text:line-break/> <text:s/>value.concat(</text:span><text:span text:style-name="T8">'!'</text:span><text:span text:style-name="T4">)<text:line-break/></text:span></text:p>
          </text:deletion>
        </text:changed-region>
        <text:changed-region xml:id="ct65006864" text:id="ct65006864">
          <text:deletion>
            <office:change-info>
              <dc:creator>JD Fortune</dc:creator>
              <dc:date>2022-09-02T16:10:19</dc:date>
            </office:change-info>
            <text:p text:style-name="P18"><text:span text:style-name="T4">E</text:span></text:p>
          </text:deletion>
          <text:insertion>
            <office:change-info office:chg-author="Anonymous" office:chg-date-time="2021-09-17T17:30:22"/>
          </text:insertion>
        </text:changed-region>
        <text:changed-region xml:id="ct65000160" text:id="ct65000160">
          <text:deletion>
            <office:change-info>
              <dc:creator>JD Fortune</dc:creator>
              <dc:date>2022-09-02T16:10:19</dc:date>
            </office:change-info>
            <text:p text:style-name="P18"><text:span text:style-name="T6">end</text:span></text:p>
            <text:p text:style-name="P18"><text:span text:style-name="T4"><text:line-break/><text:line-break/>s = </text:span><text:span text:style-name="T8">'hello'</text:span><text:span text:style-name="T4"><text:line-break/>t = fix(s)</text:span></text:p>
          </text:deletion>
        </text:changed-region>
        <text:changed-region xml:id="ct65262784" text:id="ct65262784">
          <text:deletion>
            <office:change-info>
              <dc:creator>JD Fortune</dc:creator>
              <dc:date>2022-09-02T16:10:19</dc:date>
            </office:change-info>
            <text:p text:style-name="P2">What values do `s` and `t` have? Why?</text:p>
            <text:p text:style-name="P14"><text:bookmark text:name="_pd536czh28hm2"/>Example 4</text:p>
            <text:p text:style-name="P14">What does the following code return? What does it output? Why? What concept does it demonstrate?<text:bookmark text:name="_pd536czh28hm11"/></text:p>
            <text:p text:style-name="P24"/>
          </text:deletion>
        </text:changed-region>
        <text:changed-region xml:id="ct63887056" text:id="ct63887056">
          <text:deletion>
            <office:change-info>
              <dc:creator>JD Fortune</dc:creator>
              <dc:date>2022-09-02T16:10:19</dc:date>
            </office:change-info>
            <text:p text:style-name="P24">What does the follow</text:p>
          </text:deletion>
          <text:insertion>
            <office:change-info office:chg-author="Jonathan Hurd" office:chg-date-time="2022-09-21T22:15:16"/>
          </text:insertion>
        </text:changed-region>
        <text:changed-region xml:id="ct65259024" text:id="ct65259024">
          <text:UnknownChange>
            <office:change-info>
              <dc:creator>Jonathan Hurd</dc:creator>
              <dc:date>2022-09-21T22:15:16</dc:date>
            </office:change-info>
          </text:UnknownChange>
        </text:changed-region>
        <text:changed-region xml:id="ct65016432" text:id="ct65016432">
          <text:deletion>
            <office:change-info>
              <dc:creator>JD Fortune</dc:creator>
              <dc:date>2022-09-02T16:10:19</dc:date>
            </office:change-info>
            <text:p text:style-name="P13"><text:span text:style-name="T6">def</text:span><text:span text:style-name="T4"> </text:span><text:span text:style-name="T7">fix</text:span><text:span text:style-name="T4">(value)<text:line-break/> <text:s/>value = value.upcase!<text:line-break/> <text:s/>value.concat(</text:span><text:span text:style-name="T8">'!'</text:span><text:span text:style-name="T4">)<text:line-break/></text:span><text:span text:style-name="T6">end</text:span><text:span text:style-name="T4"><text:line-break/><text:line-break/>s = </text:span><text:span text:style-name="T8">'hello'</text:span><text:span text:style-name="T4"><text:line-break/>t = fix(s)</text:span></text:p>
          </text:deletion>
        </text:changed-region>
        <text:changed-region xml:id="ct62020304" text:id="ct62020304">
          <text:deletion>
            <office:change-info>
              <dc:creator>JD Fortune</dc:creator>
              <dc:date>2022-09-02T16:10:19</dc:date>
            </office:change-info>
            <text:p text:style-name="P2">What values do `s` and `t` have? Why?</text:p>
            <text:p text:style-name="P11"><text:bookmark text:name="_4y3y8o1d252q1"/>Example 5</text:p>
            <text:p text:style-name="P2">What does the following code return? What does it output? Why? What concept does it demonstrate?</text:p>
          </text:deletion>
        </text:changed-region>
        <text:changed-region xml:id="ct65013216" text:id="ct65013216">
          <text:deletion>
            <office:change-info>
              <dc:creator>JD Fortune</dc:creator>
              <dc:date>2022-09-02T16:10:19</dc:date>
            </office:change-info>
            <text:p text:style-name="P18"><text:span text:style-name="T6">def</text:span><text:span text:style-name="T4"> </text:span><text:span text:style-name="T7">fix</text:span><text:span text:style-name="T4">(value)<text:line-break/> value[</text:span><text:span text:style-name="T5">1</text:span><text:span text:style-name="T4">] = </text:span><text:span text:style-name="T8">'x'</text:span><text:span text:style-name="T4"><text:line-break/> value <text:line-break/></text:span><text:span text:style-name="T6">end</text:span><text:span text:style-name="T4"><text:line-break/><text:line-break/>s = </text:span><text:span text:style-name="T8">'abc'</text:span><text:span text:style-name="T4"><text:line-break/>t = fix(s)</text:span></text:p>
          </text:deletion>
        </text:changed-region>
        <text:changed-region xml:id="ct63903456" text:id="ct63903456">
          <text:deletion>
            <office:change-info>
              <dc:creator>JD Fortune</dc:creator>
              <dc:date>2022-09-02T16:10:19</dc:date>
            </office:change-info>
            <text:p text:style-name="P2">What values do `s` and `t` have? Why?</text:p>
            <text:p text:style-name="P14"><text:bookmark text:name="_ut6zm0ukf6x51"/>Example 6</text:p>
            <text:p text:style-name="P2">What does the following code return? What does it output? Why? What concept does it demonstrate?</text:p>
          </text:deletion>
        </text:changed-region>
        <text:changed-region xml:id="ct65000384" text:id="ct65000384">
          <text:deletion>
            <office:change-info>
              <dc:creator>JD Fortune</dc:creator>
              <dc:date>2022-09-02T16:10:19</dc:date>
            </office:change-info>
            <text:p text:style-name="P18"><text:span text:style-name="T6">def</text:span><text:span text:style-name="T4"> </text:span><text:span text:style-name="T7">a_method</text:span><text:span text:style-name="T4">(string)<text:line-break/> <text:s/>string &lt;&lt; </text:span><text:span text:style-name="T8">' world'</text:span><text:span text:style-name="T4"><text:line-break/></text:span><text:span text:style-name="T6">end</text:span><text:span text:style-name="T4"><text:line-break/><text:line-break/>a = </text:span><text:span text:style-name="T8">'hello'</text:span><text:span text:style-name="T4"><text:line-break/>a_method(a)</text:span></text:p>
            <text:p text:style-name="P18"><text:span text:style-name="T4"><text:line-break/>p a</text:span></text:p>
          </text:deletion>
        </text:changed-region>
        <text:changed-region xml:id="ct63893984" text:id="ct63893984">
          <text:deletion>
            <office:change-info>
              <dc:creator>JD Fortune</dc:creator>
              <dc:date>2022-09-02T16:10:19</dc:date>
            </office:change-info>
            <text:p text:style-name="P14">Example 7</text:p>
            <text:p text:style-name="P2">What does the following code return? What does it output? Why? What concept does it demonstrate?</text:p>
          </text:deletion>
        </text:changed-region>
        <text:changed-region xml:id="ct65010496" text:id="ct65010496">
          <text:deletion>
            <office:change-info>
              <dc:creator>JD Fortune</dc:creator>
              <dc:date>2022-09-02T16:10:19</dc:date>
            </office:change-info>
            <text:p text:style-name="P13">arr</text:p>
          </text:deletion>
          <text:insertion>
            <office:change-info office:chg-author="Adrian Arnot Andrews" office:chg-date-time="2021-02-25T22:39:45"/>
          </text:insertion>
        </text:changed-region>
        <text:changed-region xml:id="ct65022416" text:id="ct65022416">
          <text:deletion>
            <office:change-info>
              <dc:creator>JD Fortune</dc:creator>
              <dc:date>2022-09-02T16:10:19</dc:date>
            </office:change-info>
            <text:p text:style-name="P13"><text:span text:style-name="T4">num = </text:span><text:span text:style-name="T5">3</text:span><text:span text:style-name="T4"><text:line-break/><text:line-break/>num = </text:span><text:span text:style-name="T5">2</text:span><text:span text:style-name="T4"> * num</text:span></text:p>
          </text:deletion>
        </text:changed-region>
        <text:changed-region xml:id="ct65012160" text:id="ct65012160">
          <text:deletion>
            <office:change-info>
              <dc:creator>JD Fortune</dc:creator>
              <dc:date>2022-09-02T16:10:19</dc:date>
            </office:change-info>
            <text:p text:style-name="P11">Example 8</text:p>
            <text:p text:style-name="P2">What does the following code return? What does it output? Why? What concept does it demonstrate?</text:p>
          </text:deletion>
        </text:changed-region>
        <text:changed-region xml:id="ct65020128" text:id="ct65020128">
          <text:deletion>
            <office:change-info>
              <dc:creator>JD Fortune</dc:creator>
              <dc:date>2022-09-02T16:10:19</dc:date>
            </office:change-info>
            <text:p text:style-name="P20"/>
            <text:p text:style-name="P18"><text:span text:style-name="T4">a = </text:span><text:span text:style-name="T8">%w(a b c)</text:span><text:span text:style-name="T4"><text:line-break/>a[</text:span><text:span text:style-name="T5">1</text:span><text:span text:style-name="T4">] = </text:span><text:span text:style-name="T8">'-'</text:span><text:span text:style-name="T4"><text:line-break/>p a</text:span></text:p>
          </text:deletion>
        </text:changed-region>
        <text:changed-region xml:id="ct65273248" text:id="ct65273248">
          <text:deletion>
            <office:change-info>
              <dc:creator>JD Fortune</dc:creator>
              <dc:date>2022-09-02T16:10:19</dc:date>
            </office:change-info>
            <text:p text:style-name="P11">Example 9</text:p>
            <text:p text:style-name="P2"><text:a xlink:type="simple" xlink:href="https://launchschool.com/lessons/a0f3cd44/assignments/4b1ad598" text:style-name="ListLabel_20_19" text:visited-style-name="ListLabel_20_19"><text:span text:style-name="T3">Link to page with #9 &amp; #10</text:span></text:a></text:p>
          </text:deletion>
        </text:changed-region>
        <text:changed-region xml:id="ct65011328" text:id="ct65011328">
          <text:deletion>
            <office:change-info>
              <dc:creator>JD Fortune</dc:creator>
              <dc:date>2022-09-02T16:10:19</dc:date>
            </office:change-info>
            <text:p text:style-name="P18"><text:span text:style-name="T6">def</text:span><text:span text:style-name="T4"> </text:span><text:span text:style-name="T7">add_name</text:span><text:span text:style-name="T4">(arr, name)<text:line-break/> <text:s/>arr = arr + [name]<text:line-break/></text:span><text:span text:style-name="T6">end</text:span><text:span text:style-name="T4"><text:line-break/><text:line-break/>names = [</text:span><text:span text:style-name="T8">'bob'</text:span><text:span text:style-name="T4">, </text:span><text:span text:style-name="T8">'kim'</text:span><text:span text:style-name="T4">]<text:line-break/>add_name(names, </text:span><text:span text:style-name="T8">'jim'</text:span><text:span text:style-name="T4">)<text:line-break/>puts names</text:span></text:p>
          </text:deletion>
        </text:changed-region>
        <text:changed-region xml:id="ct62036688" text:id="ct62036688">
          <text:deletion>
            <office:change-info>
              <dc:creator>JD Fortune</dc:creator>
              <dc:date>2022-09-02T16:10:19</dc:date>
            </office:change-info>
            <text:p text:style-name="P11">Example 10</text:p>
          </text:deletion>
        </text:changed-region>
        <text:changed-region xml:id="ct63892688" text:id="ct63892688">
          <text:deletion>
            <office:change-info>
              <dc:creator>JD Fortune</dc:creator>
              <dc:date>2022-09-02T16:10:19</dc:date>
            </office:change-info>
            <text:p text:style-name="P18"><text:span text:style-name="T6">def</text:span><text:span text:style-name="T4"> </text:span><text:span text:style-name="T7">add_name</text:span><text:span text:style-name="T4">(arr, name)<text:line-break/> <text:s/>arr = arr &lt;&lt; name<text:line-break/></text:span><text:span text:style-name="T6">end</text:span><text:span text:style-name="T4"><text:line-break/><text:line-break/>names = [</text:span><text:span text:style-name="T8">'bob'</text:span><text:span text:style-name="T4">, </text:span><text:span text:style-name="T8">'kim'</text:span><text:span text:style-name="T4">]<text:line-break/>add_name(names, </text:span><text:span text:style-name="T8">'jim'</text:span><text:span text:style-name="T4">)<text:line-break/>puts names</text:span></text:p>
          </text:deletion>
        </text:changed-region>
        <text:changed-region xml:id="ct62041024" text:id="ct62041024">
          <text:deletion>
            <office:change-info>
              <dc:creator>JD Fortune</dc:creator>
              <dc:date>2022-09-02T16:10:19</dc:date>
            </office:change-info>
            <text:p text:style-name="P11"/>
            <text:p text:style-name="P17"><text:bookmark text:name="_yjam54fv7s421"/>Each, Map, Select</text:p>
            <text:p text:style-name="P11"><text:bookmark text:name="_yjvb04by7cmk1"/>Example 1</text:p>
            <text:p text:style-name="P2">What does the following code return? What does it output? Why? What concept does it <text:tab/>demonstrate?</text:p>
          </text:deletion>
        </text:changed-region>
        <text:changed-region xml:id="ct65046912" text:id="ct65046912">
          <text:deletion>
            <office:change-info>
              <dc:creator>JD Fortune</dc:creator>
              <dc:date>2022-09-02T16:10:19</dc:date>
            </office:change-info>
            <text:p text:style-name="P18"><text:span text:style-name="T10">array = [</text:span><text:span text:style-name="T11">1</text:span><text:span text:style-name="T10">, </text:span><text:span text:style-name="T11">2</text:span><text:span text:style-name="T10">, </text:span><text:span text:style-name="T11">3</text:span><text:span text:style-name="T10">, </text:span><text:span text:style-name="T11">4</text:span><text:span text:style-name="T10">, </text:span><text:span text:style-name="T11">5</text:span><text:span text:style-name="T10">]<text:line-break/><text:line-break/>array.select </text:span><text:span text:style-name="T12">do</text:span><text:span text:style-name="T10"> |num|<text:line-break/> <text:s text:c="2"/>puts num </text:span><text:span text:style-name="T12">if</text:span><text:span text:style-name="T10"> num.odd?<text:line-break/></text:span><text:span text:style-name="T12">end</text:span></text:p>
          </text:deletion>
        </text:changed-region>
        <text:changed-region xml:id="ct65002224" text:id="ct65002224">
          <text:deletion>
            <office:change-info>
              <dc:creator>JD Fortune</dc:creator>
              <dc:date>2022-09-02T16:10:19</dc:date>
            </office:change-info>
            <text:p text:style-name="P11">Example 2</text:p>
            <text:p text:style-name="P2">What does the following code return? What does it output? Why? What concept does it demonstrate?</text:p>
          </text:deletion>
        </text:changed-region>
        <text:changed-region xml:id="ct65033264" text:id="ct65033264">
          <text:deletion>
            <office:change-info>
              <dc:creator>JD Fortune</dc:creator>
              <dc:date>2022-09-02T16:10:19</dc:date>
            </office:change-info>
            <text:p text:style-name="P18"><text:span text:style-name="T4">arr = [</text:span><text:span text:style-name="T5">1</text:span><text:span text:style-name="T4">, </text:span><text:span text:style-name="T5">2</text:span><text:span text:style-name="T4">, </text:span><text:span text:style-name="T5">3</text:span><text:span text:style-name="T4">, </text:span><text:span text:style-name="T5">4</text:span><text:span text:style-name="T4">, </text:span><text:span text:style-name="T5">5</text:span><text:span text:style-name="T4">, </text:span><text:span text:style-name="T5">6</text:span><text:span text:style-name="T4">, </text:span><text:span text:style-name="T5">7</text:span><text:span text:style-name="T4">, </text:span><text:span text:style-name="T5">8</text:span><text:span text:style-name="T4">, </text:span><text:span text:style-name="T5">9</text:span><text:span text:style-name="T4">, </text:span><text:span text:style-name="T5">10</text:span><text:span text:style-name="T4">]<text:line-break/><text:line-break/>arr.select { |n| n.odd? }</text:span></text:p>
          </text:deletion>
        </text:changed-region>
        <text:changed-region xml:id="ct65288832" text:id="ct65288832">
          <text:deletion>
            <office:change-info>
              <dc:creator>JD Fortune</dc:creator>
              <dc:date>2022-09-02T16:10:19</dc:date>
            </office:change-info>
            <text:p text:style-name="P11">Example 3</text:p>
            <text:p text:style-name="P2">What does the following code return? What does it output? Why? What concept does it demonstrate?</text:p>
          </text:deletion>
        </text:changed-region>
        <text:changed-region xml:id="ct65051904" text:id="ct65051904">
          <text:deletion>
            <office:change-info>
              <dc:creator>JD Fortune</dc:creator>
              <dc:date>2022-09-02T16:10:19</dc:date>
            </office:change-info>
            <text:p text:style-name="P18"><text:span text:style-name="T4">arr = [</text:span><text:span text:style-name="T5">1</text:span><text:span text:style-name="T4">, </text:span><text:span text:style-name="T5">2</text:span><text:span text:style-name="T4">, </text:span><text:span text:style-name="T5">3</text:span><text:span text:style-name="T4">, </text:span><text:span text:style-name="T5">4</text:span><text:span text:style-name="T4">, </text:span><text:span text:style-name="T5">5</text:span><text:span text:style-name="T4">, </text:span><text:span text:style-name="T5">6</text:span><text:span text:style-name="T4">, </text:span><text:span text:style-name="T5">7</text:span><text:span text:style-name="T4">, </text:span><text:span text:style-name="T5">8</text:span><text:span text:style-name="T4">, </text:span><text:span text:style-name="T5">9</text:span><text:span text:style-name="T4">, </text:span><text:span text:style-name="T5">10</text:span><text:span text:style-name="T4">]<text:line-break/><text:line-break/>new_array = arr.select </text:span><text:span text:style-name="T6">do</text:span><text:span text:style-name="T4"> |n| <text:line-break/> <text:s/>n + </text:span><text:span text:style-name="T5">1</text:span><text:span text:style-name="T4"><text:line-break/></text:span><text:span text:style-name="T6">end</text:span><text:span text:style-name="T4"><text:line-break/>p new_array</text:span></text:p>
          </text:deletion>
        </text:changed-region>
        <text:changed-region xml:id="ct65060944" text:id="ct65060944">
          <text:deletion>
            <office:change-info>
              <dc:creator>JD Fortune</dc:creator>
              <dc:date>2022-09-02T16:10:19</dc:date>
            </office:change-info>
            <text:p text:style-name="P25"/>
            <text:p text:style-name="P14"><text:bookmark text:name="_prcfzu8a0d4l1"/>Example 4</text:p>
            <text:p text:style-name="P2">What does the following code return? What does it output? Why? What concept does it demonstrate?</text:p>
          </text:deletion>
        </text:changed-region>
        <text:changed-region xml:id="ct62027184" text:id="ct62027184">
          <text:deletion>
            <office:change-info>
              <dc:creator>JD Fortune</dc:creator>
              <dc:date>2022-09-02T16:10:19</dc:date>
            </office:change-info>
            <text:p text:style-name="P18"><text:span text:style-name="T4">arr = [</text:span><text:span text:style-name="T5">1</text:span><text:span text:style-name="T4">, </text:span><text:span text:style-name="T5">2</text:span><text:span text:style-name="T4">, </text:span><text:span text:style-name="T5">3</text:span><text:span text:style-name="T4">, </text:span><text:span text:style-name="T5">4</text:span><text:span text:style-name="T4">, </text:span><text:span text:style-name="T5">5</text:span><text:span text:style-name="T4">, </text:span><text:span text:style-name="T5">6</text:span><text:span text:style-name="T4">, </text:span><text:span text:style-name="T5">7</text:span><text:span text:style-name="T4">, </text:span><text:span text:style-name="T5">8</text:span><text:span text:style-name="T4">, </text:span><text:span text:style-name="T5">9</text:span><text:span text:style-name="T4">, </text:span><text:span text:style-name="T5">10</text:span><text:span text:style-name="T4">]<text:line-break/><text:line-break/>new_array = arr.select </text:span><text:span text:style-name="T6">do</text:span><text:span text:style-name="T4"> |n| <text:line-break/> <text:s/>n + </text:span><text:span text:style-name="T5">1</text:span><text:span text:style-name="T4"><text:line-break/> <text:s/>puts n<text:line-break/></text:span><text:span text:style-name="T6">end</text:span><text:span text:style-name="T4"><text:line-break/>p new_array</text:span></text:p>
          </text:deletion>
        </text:changed-region>
        <text:changed-region xml:id="ct65078560" text:id="ct65078560">
          <text:deletion>
            <office:change-info>
              <dc:creator>JD Fortune</dc:creator>
              <dc:date>2022-09-02T16:10:19</dc:date>
            </office:change-info>
            <text:p text:style-name="P11">Example 5</text:p>
            <text:p text:style-name="P2">What does the following code return? What does it output? Why? What concept does it demonstrate?</text:p>
          </text:deletion>
        </text:changed-region>
        <text:changed-region xml:id="ct65079328" text:id="ct65079328">
          <text:deletion>
            <office:change-info>
              <dc:creator>JD Fortune</dc:creator>
              <dc:date>2022-09-02T16:10:19</dc:date>
            </office:change-info>
            <text:p text:style-name="P18"><text:span text:style-name="T10">words = </text:span><text:span text:style-name="T13">%w(jump trip laugh run talk)</text:span><text:span text:style-name="T10"><text:line-break/><text:line-break/>new_array = words.map </text:span><text:span text:style-name="T12">do</text:span><text:span text:style-name="T10"> |word|<text:line-break/> <text:s/>word.start_with?(</text:span><text:span text:style-name="T13">"t"</text:span><text:span text:style-name="T10">)<text:line-break/></text:span><text:span text:style-name="T12">end</text:span><text:span text:style-name="T10"><text:line-break/><text:line-break/>p new_array</text:span></text:p>
          </text:deletion>
        </text:changed-region>
        <text:changed-region xml:id="ct65073968" text:id="ct65073968">
          <text:deletion>
            <office:change-info>
              <dc:creator>JD Fortune</dc:creator>
              <dc:date>2022-09-02T16:10:19</dc:date>
            </office:change-info>
            <text:p text:style-name="P11">Example 6</text:p>
            <text:p text:style-name="P2">What does the following code return? What does it output? Why? What concept does it demonstrate?</text:p>
          </text:deletion>
        </text:changed-region>
        <text:changed-region xml:id="ct65062064" text:id="ct65062064">
          <text:deletion>
            <office:change-info>
              <dc:creator>JD Fortune</dc:creator>
              <dc:date>2022-09-02T16:10:19</dc:date>
            </office:change-info>
            <text:p text:style-name="P13"><text:span text:style-name="T4">arr = [</text:span><text:span text:style-name="T5">1</text:span><text:span text:style-name="T4">, </text:span><text:span text:style-name="T5">2</text:span><text:span text:style-name="T4">, </text:span><text:span text:style-name="T5">3</text:span><text:span text:style-name="T4">, </text:span><text:span text:style-name="T5">4</text:span><text:span text:style-name="T4">, </text:span><text:span text:style-name="T5">5</text:span><text:span text:style-name="T4">, </text:span><text:span text:style-name="T5">6</text:span><text:span text:style-name="T4">, </text:span><text:span text:style-name="T5">7</text:span><text:span text:style-name="T4">, </text:span><text:span text:style-name="T5">8</text:span><text:span text:style-name="T4">, </text:span><text:span text:style-name="T5">9</text:span><text:span text:style-name="T4">, </text:span><text:span text:style-name="T5">10</text:span><text:span text:style-name="T4">]<text:line-break/><text:line-break/>arr.each { |n| puts n }</text:span></text:p>
          </text:deletion>
        </text:changed-region>
        <text:changed-region xml:id="ct62024624" text:id="ct62024624">
          <text:deletion>
            <office:change-info>
              <dc:creator>JD Fortune</dc:creator>
              <dc:date>2022-09-02T16:10:19</dc:date>
            </office:change-info>
            <text:p text:style-name="P14">Example 7</text:p>
            <text:p text:style-name="P2">What does the following code return? What does it output? Why? What concept does it demonstrate?</text:p>
          </text:deletion>
        </text:changed-region>
        <text:changed-region xml:id="ct65076336" text:id="ct65076336">
          <text:deletion>
            <office:change-info>
              <dc:creator>JD Fortune</dc:creator>
              <dc:date>2022-09-02T16:10:19</dc:date>
            </office:change-info>
            <text:p text:style-name="P13"><text:span text:style-name="T4">arr = [</text:span><text:span text:style-name="T5">1</text:span><text:span text:style-name="T4">, </text:span><text:span text:style-name="T5">2</text:span><text:span text:style-name="T4">, </text:span><text:span text:style-name="T5">3</text:span><text:span text:style-name="T4">, </text:span><text:span text:style-name="T5">4</text:span><text:span text:style-name="T4">, </text:span><text:span text:style-name="T5">5</text:span><text:span text:style-name="T4">, </text:span><text:span text:style-name="T5">6</text:span><text:span text:style-name="T4">, </text:span><text:span text:style-name="T5">7</text:span><text:span text:style-name="T4">, </text:span><text:span text:style-name="T5">8</text:span><text:span text:style-name="T4">, </text:span><text:span text:style-name="T5">9</text:span><text:span text:style-name="T4">, </text:span><text:span text:style-name="T5">10</text:span><text:span text:style-name="T4">]<text:line-break/><text:line-break/>incremented = arr.map </text:span><text:span text:style-name="T6">do</text:span><text:span text:style-name="T4"> |n| <text:line-break/> <text:s text:c="11"/>n + </text:span><text:span text:style-name="T5">1</text:span><text:span text:style-name="T4"><text:line-break/> <text:s text:c="11"/></text:span><text:span text:style-name="T6">end</text:span><text:span text:style-name="T4"><text:line-break/>p incremented</text:span></text:p>
          </text:deletion>
        </text:changed-region>
        <text:changed-region xml:id="ct61781360" text:id="ct61781360">
          <text:deletion>
            <office:change-info>
              <dc:creator>JD Fortune</dc:creator>
              <dc:date>2022-09-02T16:10:19</dc:date>
            </office:change-info>
            <text:p text:style-name="P14">Example 8</text:p>
            <text:p text:style-name="P2">What does the following code return? What does it output? Why? What concept does it demonstrate?</text:p>
          </text:deletion>
        </text:changed-region>
        <text:changed-region xml:id="ct61786704" text:id="ct61786704">
          <text:deletion>
            <office:change-info>
              <dc:creator>JD Fortune</dc:creator>
              <dc:date>2022-09-02T16:10:19</dc:date>
            </office:change-info>
            <text:p text:style-name="P13"><text:span text:style-name="T4">arr = [</text:span><text:span text:style-name="T5">1</text:span><text:span text:style-name="T4">, </text:span><text:span text:style-name="T5">2</text:span><text:span text:style-name="T4">, </text:span><text:span text:style-name="T5">3</text:span><text:span text:style-name="T4">, </text:span><text:span text:style-name="T5">4</text:span><text:span text:style-name="T4">, </text:span><text:span text:style-name="T5">5</text:span><text:span text:style-name="T4">, </text:span><text:span text:style-name="T5">6</text:span><text:span text:style-name="T4">, </text:span><text:span text:style-name="T5">7</text:span><text:span text:style-name="T4">, </text:span><text:span text:style-name="T5">8</text:span><text:span text:style-name="T4">, </text:span><text:span text:style-name="T5">9</text:span><text:span text:style-name="T4">, </text:span><text:span text:style-name="T5">10</text:span><text:span text:style-name="T4">]<text:line-break/><text:line-break/>new_array = arr.map </text:span><text:span text:style-name="T6">do</text:span><text:span text:style-name="T4"> |n| <text:line-break/> <text:s/>n &gt; </text:span><text:span text:style-name="T5">1</text:span><text:span text:style-name="T4"><text:line-break/></text:span><text:span text:style-name="T6">end</text:span><text:span text:style-name="T4"><text:line-break/>p new_array</text:span></text:p>
          </text:deletion>
        </text:changed-region>
        <text:changed-region xml:id="ct65346144" text:id="ct65346144">
          <text:deletion>
            <office:change-info>
              <dc:creator>JD Fortune</dc:creator>
              <dc:date>2022-09-02T16:10:19</dc:date>
            </office:change-info>
            <text:p text:style-name="P7"/>
            <text:p text:style-name="P26"><text:bookmark text:name="_mlhdk8egsd721"/></text:p>
            <text:p text:style-name="P14"><text:bookmark text:name="_lqurkzh1urxq1"/>Example 9</text:p>
            <text:p text:style-name="P2">What does the following code return? What does it output? Why? What concept does it demonstrate?</text:p>
          </text:deletion>
        </text:changed-region>
        <text:changed-region xml:id="ct61773424" text:id="ct61773424">
          <text:deletion>
            <office:change-info>
              <dc:creator>JD Fortune</dc:creator>
              <dc:date>2022-09-02T16:10:19</dc:date>
            </office:change-info>
            <text:p text:style-name="P18"><text:span text:style-name="T14">arr = [</text:span><text:span text:style-name="T15">1</text:span><text:span text:style-name="T14">, </text:span><text:span text:style-name="T15">2</text:span><text:span text:style-name="T14">, </text:span><text:span text:style-name="T15">3</text:span><text:span text:style-name="T14">, </text:span><text:span text:style-name="T15">4</text:span><text:span text:style-name="T14">, </text:span><text:span text:style-name="T15">5</text:span><text:span text:style-name="T14">, </text:span><text:span text:style-name="T15">6</text:span><text:span text:style-name="T14">, </text:span><text:span text:style-name="T15">7</text:span><text:span text:style-name="T14">, </text:span><text:span text:style-name="T15">8</text:span><text:span text:style-name="T14">, </text:span><text:span text:style-name="T15">9</text:span><text:span text:style-name="T14">, </text:span><text:span text:style-name="T15">10</text:span><text:span text:style-name="T14">]<text:line-break/><text:line-break/>new_array = arr.map </text:span><text:span text:style-name="T16">do</text:span><text:span text:style-name="T14"> |n| <text:line-break/> <text:s/>n &gt; </text:span><text:span text:style-name="T15">1</text:span><text:span text:style-name="T14"><text:line-break/> <text:s/>puts n<text:line-break/></text:span><text:span text:style-name="T16">end</text:span><text:span text:style-name="T14"><text:line-break/>p new_array</text:span></text:p>
          </text:deletion>
        </text:changed-region>
        <text:changed-region xml:id="ct61786288" text:id="ct61786288">
          <text:deletion>
            <office:change-info>
              <dc:creator>JD Fortune</dc:creator>
              <dc:date>2022-09-02T16:10:19</dc:date>
            </office:change-info>
            <text:p text:style-name="P14">Example 10</text:p>
            <text:p text:style-name="P2">What does the following code return? What does it output? Why? What concept does it demonstrate?</text:p>
          </text:deletion>
        </text:changed-region>
        <text:changed-region xml:id="ct65044320" text:id="ct65044320">
          <text:deletion>
            <office:change-info>
              <dc:creator>JD Fortune</dc:creator>
              <dc:date>2022-09-02T16:10:19</dc:date>
            </office:change-info>
            <text:p text:style-name="P13"><text:span text:style-name="T4">a = </text:span><text:span text:style-name="T8">"hello"</text:span><text:span text:style-name="T4"><text:line-break/><text:line-break/>[</text:span><text:span text:style-name="T5">1</text:span><text:span text:style-name="T4">, </text:span><text:span text:style-name="T5">2</text:span><text:span text:style-name="T4">, </text:span><text:span text:style-name="T5">3</text:span><text:span text:style-name="T4">].map { |num| a }</text:span></text:p>
          </text:deletion>
        </text:changed-region>
        <text:changed-region xml:id="ct61803984" text:id="ct61803984">
          <text:deletion>
            <office:change-info>
              <dc:creator>JD Fortune</dc:creator>
              <dc:date>2022-09-02T16:10:19</dc:date>
            </office:change-info>
            <text:p text:style-name="P11">Example 11</text:p>
            <text:p text:style-name="P2">What does the following code return? What does it output? Why? What concept does it demonstrate?</text:p>
          </text:deletion>
        </text:changed-region>
        <text:changed-region xml:id="ct61801696" text:id="ct61801696">
          <text:deletion>
            <office:change-info>
              <dc:creator>JD Fortune</dc:creator>
              <dc:date>2022-09-02T16:10:19</dc:date>
            </office:change-info>
            <text:p text:style-name="P13"><text:span text:style-name="T4">[</text:span><text:span text:style-name="T5">1</text:span><text:span text:style-name="T4">, </text:span><text:span text:style-name="T5">2</text:span><text:span text:style-name="T4">, </text:span><text:span text:style-name="T5">3</text:span><text:span text:style-name="T4">].each </text:span><text:span text:style-name="T6">do</text:span><text:span text:style-name="T4"> |num|<text:line-break/> <text:s/>puts num<text:line-break/></text:span><text:span text:style-name="T6">end</text:span></text:p>
          </text:deletion>
        </text:changed-region>
        <text:changed-region xml:id="ct61815056" text:id="ct61815056">
          <text:deletion>
            <office:change-info>
              <dc:creator>JD Fortune</dc:creator>
              <dc:date>2022-09-02T16:10:19</dc:date>
            </office:change-info>
            <text:p text:style-name="P14"/>
            <text:p text:style-name="P17"><text:bookmark text:name="_yzx08slji9p81"/>Other Collection Methods</text:p>
            <text:p text:style-name="P2"><text:a xlink:type="simple" xlink:href="https://launchschool.com/lessons/85376b6d/assignments/d86be6b5" text:style-name="ListLabel_20_19" text:visited-style-name="ListLabel_20_19"><text:span text:style-name="T3">Link to all examples below</text:span></text:a></text:p>
            <text:p text:style-name="P11"><text:bookmark text:name="_hb6cqzfshg8x1"/>Example 1</text:p>
          </text:deletion>
        </text:changed-region>
        <text:changed-region xml:id="ct61807344" text:id="ct61807344">
          <text:deletion>
            <office:change-info>
              <dc:creator>JD Fortune</dc:creator>
              <dc:date>2022-09-02T16:10:19</dc:date>
            </office:change-info>
            <text:p text:style-name="P13"/>
            <text:p text:style-name="P13"/>
            <text:p text:style-name="P13"/>
            <text:p text:style-name="P13"><text:span text:style-name="T4">[</text:span><text:span text:style-name="T5">1</text:span><text:span text:style-name="T4">, </text:span><text:span text:style-name="T5">2</text:span><text:span text:style-name="T4">, </text:span><text:span text:style-name="T5">3</text:span><text:span text:style-name="T4">].any? </text:span><text:span text:style-name="T6">do</text:span><text:span text:style-name="T4"> |num|<text:line-break/> <text:s/>num &gt; </text:span><text:span text:style-name="T5">2</text:span><text:span text:style-name="T4"><text:line-break/></text:span><text:span text:style-name="T6">end</text:span></text:p>
          </text:deletion>
        </text:changed-region>
        <text:changed-region xml:id="ct65345568" text:id="ct65345568">
          <text:deletion>
            <office:change-info>
              <dc:creator>JD Fortune</dc:creator>
              <dc:date>2022-09-02T16:10:19</dc:date>
            </office:change-info>
            <text:p text:style-name="P2"/>
            <text:p text:style-name="P11"><text:bookmark text:name="_s839l956vnd71"/>Example 2</text:p>
          </text:deletion>
        </text:changed-region>
        <text:changed-region xml:id="ct61806832" text:id="ct61806832">
          <text:deletion>
            <office:change-info>
              <dc:creator>JD Fortune</dc:creator>
              <dc:date>2022-09-02T16:10:19</dc:date>
            </office:change-info>
            <text:p text:style-name="P13"><text:span text:style-name="T4">{ </text:span><text:span text:style-name="T8">a:</text:span><text:span text:style-name="T4"> </text:span><text:span text:style-name="T8">"ant"</text:span><text:span text:style-name="T4">, </text:span><text:span text:style-name="T8">b:</text:span><text:span text:style-name="T4"> </text:span><text:span text:style-name="T8">"bear"</text:span><text:span text:style-name="T4">, </text:span><text:span text:style-name="T8">c:</text:span><text:span text:style-name="T4"> </text:span><text:span text:style-name="T8">"cat"</text:span><text:span text:style-name="T4"> }.any? </text:span><text:span text:style-name="T6">do</text:span><text:span text:style-name="T4"> |key, value|<text:line-break/> <text:s/>value.size &gt; </text:span><text:span text:style-name="T5">4</text:span><text:span text:style-name="T4"><text:line-break/></text:span><text:span text:style-name="T6">end</text:span></text:p>
          </text:deletion>
        </text:changed-region>
        <text:changed-region xml:id="ct65353104" text:id="ct65353104">
          <text:deletion>
            <office:change-info>
              <dc:creator>JD Fortune</dc:creator>
              <dc:date>2022-09-02T16:10:19</dc:date>
            </office:change-info>
            <text:p text:style-name="P11">Example 3</text:p>
          </text:deletion>
        </text:changed-region>
        <text:changed-region xml:id="ct65353376" text:id="ct65353376">
          <text:deletion>
            <office:change-info>
              <dc:creator>JD Fortune</dc:creator>
              <dc:date>2022-09-02T16:10:19</dc:date>
            </office:change-info>
            <text:p text:style-name="P13"><text:span text:style-name="T4">[</text:span><text:span text:style-name="T5">1</text:span><text:span text:style-name="T4">, </text:span><text:span text:style-name="T5">2</text:span><text:span text:style-name="T4">, </text:span><text:span text:style-name="T5">3</text:span><text:span text:style-name="T4">].all? </text:span><text:span text:style-name="T6">do</text:span><text:span text:style-name="T4"> |num|<text:line-break/> <text:s/></text:span></text:p>
          </text:deletion>
        </text:changed-region>
        <text:changed-region xml:id="ct65358256" text:id="ct65358256">
          <text:deletion>
            <office:change-info>
              <dc:creator>JD Fortune</dc:creator>
              <dc:date>2022-09-02T16:10:19</dc:date>
            </office:change-info>
            <text:p text:style-name="P13"><text:span text:style-name="T4"><text:s/></text:span></text:p>
          </text:deletion>
          <text:insertion>
            <office:change-info office:chg-author="Vicn** Vlaek" office:chg-date-time="2022-01-08T16:52:13"/>
          </text:insertion>
        </text:changed-region>
        <text:changed-region xml:id="ct65363232" text:id="ct65363232">
          <text:deletion>
            <office:change-info>
              <dc:creator>JD Fortune</dc:creator>
              <dc:date>2022-09-02T16:10:19</dc:date>
            </office:change-info>
            <text:p text:style-name="P13"><text:span text:style-name="T4">num &gt; </text:span><text:span text:style-name="T5">2</text:span><text:span text:style-name="T4"><text:line-break/></text:span><text:span text:style-name="T6">end</text:span></text:p>
          </text:deletion>
        </text:changed-region>
        <text:changed-region xml:id="ct65359904" text:id="ct65359904">
          <text:deletion>
            <office:change-info>
              <dc:creator>JD Fortune</dc:creator>
              <dc:date>2022-09-02T16:10:19</dc:date>
            </office:change-info>
            <text:p text:style-name="P11">Example 4</text:p>
          </text:deletion>
        </text:changed-region>
        <text:changed-region xml:id="ct65358480" text:id="ct65358480">
          <text:deletion>
            <office:change-info>
              <dc:creator>JD Fortune</dc:creator>
              <dc:date>2022-09-02T16:10:19</dc:date>
            </office:change-info>
            <text:p text:style-name="P13"><text:span text:style-name="T4">{ </text:span><text:span text:style-name="T8">a:</text:span><text:span text:style-name="T4"> </text:span><text:span text:style-name="T8">"ant"</text:span><text:span text:style-name="T4">, </text:span><text:span text:style-name="T8">b:</text:span><text:span text:style-name="T4"> </text:span><text:span text:style-name="T8">"bear"</text:span><text:span text:style-name="T4">, </text:span><text:span text:style-name="T8">c:</text:span><text:span text:style-name="T4"> </text:span><text:span text:style-name="T8">"cat"</text:span><text:span text:style-name="T4"> }.all? </text:span><text:span text:style-name="T6">do</text:span><text:span text:style-name="T4"> |key, value|<text:line-break/> <text:s/>value.length &gt;= </text:span><text:span text:style-name="T5">3</text:span><text:span text:style-name="T4"><text:line-break/></text:span><text:span text:style-name="T6">end</text:span></text:p>
          </text:deletion>
        </text:changed-region>
        <text:changed-region xml:id="ct61815696" text:id="ct61815696">
          <text:deletion>
            <office:change-info>
              <dc:creator>JD Fortune</dc:creator>
              <dc:date>2022-09-02T16:10:19</dc:date>
            </office:change-info>
            <text:p text:style-name="P11">Example 5</text:p>
          </text:deletion>
        </text:changed-region>
        <text:changed-region xml:id="ct61814576" text:id="ct61814576">
          <text:deletion>
            <office:change-info>
              <dc:creator>JD Fortune</dc:creator>
              <dc:date>2022-09-02T16:10:19</dc:date>
            </office:change-info>
            <text:p text:style-name="P13"><text:span text:style-name="T4">[</text:span><text:span text:style-name="T5">1</text:span><text:span text:style-name="T4">, </text:span><text:span text:style-name="T5">2</text:span><text:span text:style-name="T4">, </text:span><text:span text:style-name="T5">3</text:span><text:span text:style-name="T4">].each_with_index </text:span><text:span text:style-name="T6">do</text:span><text:span text:style-name="T4"> |num, index|<text:line-break/> <text:s/>puts </text:span><text:span text:style-name="T8">"The index of </text:span><text:span text:style-name="T4">#{num}</text:span><text:span text:style-name="T8"> is </text:span><text:span text:style-name="T4">#{index}</text:span><text:span text:style-name="T8">."</text:span><text:span text:style-name="T4"><text:line-break/></text:span><text:span text:style-name="T6">end</text:span></text:p>
          </text:deletion>
        </text:changed-region>
        <text:changed-region xml:id="ct65365568" text:id="ct65365568">
          <text:deletion>
            <office:change-info>
              <dc:creator>JD Fortune</dc:creator>
              <dc:date>2022-09-02T16:10:19</dc:date>
            </office:change-info>
            <text:p text:style-name="P11">Example 6</text:p>
          </text:deletion>
        </text:changed-region>
        <text:changed-region xml:id="ct65361632" text:id="ct65361632">
          <text:deletion>
            <office:change-info>
              <dc:creator>JD Fortune</dc:creator>
              <dc:date>2022-09-02T16:10:19</dc:date>
            </office:change-info>
            <text:p text:style-name="P13"><text:span text:style-name="T4">{ </text:span><text:span text:style-name="T8">a:</text:span><text:span text:style-name="T4"> </text:span><text:span text:style-name="T8">"ant"</text:span><text:span text:style-name="T4">, </text:span><text:span text:style-name="T8">b:</text:span><text:span text:style-name="T4"> </text:span><text:span text:style-name="T8">"bear"</text:span><text:span text:style-name="T4">, </text:span><text:span text:style-name="T8">c:</text:span><text:span text:style-name="T4"> </text:span><text:span text:style-name="T8">"cat"</text:span><text:span text:style-name="T4"> }.each_with_object([]) </text:span><text:span text:style-name="T6">do</text:span><text:span text:style-name="T4"> |pair, array|<text:line-break/> <text:s/>array &lt;&lt; pair.last<text:line-break/></text:span><text:span text:style-name="T6">end</text:span></text:p>
          </text:deletion>
        </text:changed-region>
        <text:changed-region xml:id="ct65365808" text:id="ct65365808">
          <text:deletion>
            <office:change-info>
              <dc:creator>JD Fortune</dc:creator>
              <dc:date>2022-09-02T16:10:19</dc:date>
            </office:change-info>
            <text:p text:style-name="P11">Example 7</text:p>
          </text:deletion>
        </text:changed-region>
        <text:changed-region xml:id="ct65347040" text:id="ct65347040">
          <text:deletion>
            <office:change-info>
              <dc:creator>JD Fortune</dc:creator>
              <dc:date>2022-09-02T16:10:19</dc:date>
            </office:change-info>
            <text:p text:style-name="P13">‘</text:p>
          </text:deletion>
          <text:insertion>
            <office:change-info office:chg-author="Jason Tsang" office:chg-date-time="2022-04-05T15:41:07"/>
          </text:insertion>
        </text:changed-region>
        <text:changed-region xml:id="ct65372528" text:id="ct65372528">
          <text:deletion>
            <office:change-info>
              <dc:creator>JD Fortune</dc:creator>
              <dc:date>2022-09-02T16:10:19</dc:date>
            </office:change-info>
            <text:p text:style-name="P13"><text:span text:style-name="T4">{ </text:span><text:span text:style-name="T8">a:</text:span><text:span text:style-name="T4"> </text:span><text:span text:style-name="T8">"ant"</text:span><text:span text:style-name="T4">, </text:span><text:span text:style-name="T8">b:</text:span><text:span text:style-name="T4"> </text:span><text:span text:style-name="T8">"bear"</text:span><text:span text:style-name="T4">, </text:span><text:span text:style-name="T8">c:</text:span><text:span text:style-name="T4"> </text:span><text:span text:style-name="T8">"cat"</text:span><text:span text:style-name="T4"> }.each_with_object({}) </text:span><text:span text:style-name="T6">do</text:span><text:span text:style-name="T4"> |(key, value), hash|<text:line-break/> <text:s/>hash[value] = key<text:line-break/></text:span><text:span text:style-name="T6">end</text:span></text:p>
          </text:deletion>
        </text:changed-region>
        <text:changed-region xml:id="ct65377872" text:id="ct65377872">
          <text:deletion>
            <office:change-info>
              <dc:creator>JD Fortune</dc:creator>
              <dc:date>2022-09-02T16:10:19</dc:date>
            </office:change-info>
            <text:p text:style-name="P2"/>
            <text:p text:style-name="P11"><text:bookmark text:name="_1rlksykldqlv1"/>Example 8</text:p>
          </text:deletion>
        </text:changed-region>
        <text:changed-region xml:id="ct65374688" text:id="ct65374688">
          <text:deletion>
            <office:change-info>
              <dc:creator>JD Fortune</dc:creator>
              <dc:date>2022-09-02T16:10:19</dc:date>
            </office:change-info>
            <text:p text:style-name="P13"><text:span text:style-name="T4">odd, even = [</text:span><text:span text:style-name="T5">1</text:span><text:span text:style-name="T4">, </text:span><text:span text:style-name="T5">2</text:span><text:span text:style-name="T4">, </text:span><text:span text:style-name="T5">3</text:span><text:span text:style-name="T4">].partition </text:span><text:span text:style-name="T6">do</text:span><text:span text:style-name="T4"> |num|<text:line-break/> <text:s/>num.odd?<text:line-break/></text:span><text:span text:style-name="T6">end</text:span><text:span text:style-name="T4"><text:line-break/><text:line-break/>p odd <text:line-break/>p even</text:span></text:p>
          </text:deletion>
        </text:changed-region>
        <text:changed-region xml:id="ct65370960" text:id="ct65370960">
          <text:deletion>
            <office:change-info>
              <dc:creator>JD Fortune</dc:creator>
              <dc:date>2022-09-02T16:10:19</dc:date>
            </office:change-info>
            <text:p text:style-name="P17">Truthiness</text:p>
            <text:p text:style-name="P11"><text:bookmark text:name="_e7j3ph1hpcjb1"/>Example 1</text:p>
            <text:p text:style-name="P2">What does the following code return? What does it output? Why? What concept does it demonstrate?</text:p>
          </text:deletion>
        </text:changed-region>
        <text:changed-region xml:id="ct65369888" text:id="ct65369888">
          <text:deletion>
            <office:change-info>
              <dc:creator>JD Fortune</dc:creator>
              <dc:date>2022-09-02T16:10:19</dc:date>
            </office:change-info>
            <text:p text:style-name="P13"><text:span text:style-name="T4">a = </text:span><text:span text:style-name="T8">"Hello"</text:span><text:span text:style-name="T4"><text:line-break/><text:line-break/></text:span><text:span text:style-name="T6">if</text:span><text:span text:style-name="T4"> a<text:line-break/> <text:s/>puts </text:span><text:span text:style-name="T8">"Hello is truthy"</text:span><text:span text:style-name="T4"><text:line-break/></text:span><text:span text:style-name="T6">else</text:span><text:span text:style-name="T4"><text:line-break/> <text:s/>puts </text:span><text:span text:style-name="T8">"Hello is falsey"</text:span><text:span text:style-name="T4"><text:line-break/></text:span><text:span text:style-name="T6">end</text:span></text:p>
          </text:deletion>
        </text:changed-region>
        <text:changed-region xml:id="ct65367456" text:id="ct65367456">
          <text:deletion>
            <office:change-info>
              <dc:creator>JD Fortune</dc:creator>
              <dc:date>2022-09-02T16:10:19</dc:date>
            </office:change-info>
            <text:p text:style-name="P6"/>
            <text:p text:style-name="P11"><text:bookmark text:name="_atqh4c95ayqn1"/>Example 2</text:p>
            <text:p text:style-name="P2">What does the following code return? What does it output? Why? What concept does it demonstrate?</text:p>
          </text:deletion>
        </text:changed-region>
        <text:changed-region xml:id="ct65368432" text:id="ct65368432">
          <text:deletion>
            <office:change-info>
              <dc:creator>JD Fortune</dc:creator>
              <dc:date>2022-09-02T16:10:19</dc:date>
            </office:change-info>
            <text:p text:style-name="P13">def test<text:line-break/> <text:s/>puts "written assessment"<text:line-break/>end</text:p>
          </text:deletion>
          <text:insertion>
            <office:change-info office:chg-author="Lawton Stephens" office:chg-date-time="2022-03-30T16:18:54"/>
          </text:insertion>
        </text:changed-region>
        <text:changed-region xml:id="ct65387040" text:id="ct65387040">
          <text:deletion>
            <office:change-info>
              <dc:creator>JD Fortune</dc:creator>
              <dc:date>2022-09-02T16:10:19</dc:date>
            </office:change-info>
            <text:p text:style-name="P13"/>
            <text:p text:style-name="P13"/>
          </text:deletion>
        </text:changed-region>
        <text:changed-region xml:id="ct61642800" text:id="ct61642800">
          <text:deletion>
            <office:change-info>
              <dc:creator>JD Fortune</dc:creator>
              <dc:date>2022-09-02T16:10:19</dc:date>
            </office:change-info>
            <text:p text:style-name="P13"><text:line-break/>var = test<text:line-break/><text:line-break/>if var<text:line-break/> <text:s/>puts "written assessment"<text:line-break/>else<text:line-break/> <text:s/>puts "interview"<text:line-break/>end</text:p>
          </text:deletion>
          <text:insertion>
            <office:change-info office:chg-author="Lawton Stephens" office:chg-date-time="2022-03-30T16:18:54"/>
          </text:insertion>
        </text:changed-region>
        <text:changed-region xml:id="ct61636592" text:id="ct61636592">
          <text:deletion>
            <office:change-info>
              <dc:creator>JD Fortune</dc:creator>
              <dc:date>2022-09-02T16:10:19</dc:date>
            </office:change-info>
            <text:p text:style-name="P13"><text:span text:style-name="T6">def</text:span><text:span text:style-name="T4"> </text:span><text:span text:style-name="T7">test</text:span><text:span text:style-name="T4"><text:line-break/> <text:s/>puts </text:span><text:span text:style-name="T8">"written assessment"</text:span><text:span text:style-name="T4"><text:line-break/></text:span><text:span text:style-name="T6">end</text:span></text:p>
            <text:p text:style-name="P13"><text:span text:style-name="T4"><text:line-break/></text:span></text:p>
          </text:deletion>
        </text:changed-region>
        <text:changed-region xml:id="ct61655248" text:id="ct61655248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57024" text:id="ct61657024">
          <text:deletion>
            <office:change-info>
              <dc:creator>JD Fortune</dc:creator>
              <dc:date>2022-09-02T16:10:19</dc:date>
            </office:change-info>
            <text:p text:style-name="P13"><text:span text:style-name="T4">var = test</text:span></text:p>
          </text:deletion>
        </text:changed-region>
        <text:changed-region xml:id="ct61656800" text:id="ct61656800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58176" text:id="ct61658176">
          <text:deletion>
            <office:change-info>
              <dc:creator>JD Fortune</dc:creator>
              <dc:date>2022-09-02T16:10:19</dc:date>
            </office:change-info>
            <text:p text:style-name="P13"><text:span text:style-name="T4"><text:line-break/></text:span></text:p>
          </text:deletion>
        </text:changed-region>
        <text:changed-region xml:id="ct61657952" text:id="ct61657952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59280" text:id="ct61659280">
          <text:deletion>
            <office:change-info>
              <dc:creator>JD Fortune</dc:creator>
              <dc:date>2022-09-02T16:10:19</dc:date>
            </office:change-info>
            <text:p text:style-name="P13"><text:span text:style-name="T4"><text:line-break/></text:span></text:p>
          </text:deletion>
        </text:changed-region>
        <text:changed-region xml:id="ct61659056" text:id="ct61659056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64592" text:id="ct61664592">
          <text:deletion>
            <office:change-info>
              <dc:creator>JD Fortune</dc:creator>
              <dc:date>2022-09-02T16:10:19</dc:date>
            </office:change-info>
            <text:p text:style-name="P13"><text:span text:style-name="T6">if</text:span></text:p>
          </text:deletion>
        </text:changed-region>
        <text:changed-region xml:id="ct61663376" text:id="ct61663376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66720" text:id="ct61666720">
          <text:deletion>
            <office:change-info>
              <dc:creator>JD Fortune</dc:creator>
              <dc:date>2022-09-02T16:10:19</dc:date>
            </office:change-info>
            <text:p text:style-name="P13"><text:span text:style-name="T4"><text:s/>var</text:span></text:p>
          </text:deletion>
        </text:changed-region>
        <text:changed-region xml:id="ct61666496" text:id="ct61666496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61856" text:id="ct61661856">
          <text:deletion>
            <office:change-info>
              <dc:creator>JD Fortune</dc:creator>
              <dc:date>2022-09-02T16:10:19</dc:date>
            </office:change-info>
            <text:p text:style-name="P13"><text:span text:style-name="T4"><text:line-break/></text:span></text:p>
          </text:deletion>
        </text:changed-region>
        <text:changed-region xml:id="ct61661632" text:id="ct61661632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65680" text:id="ct61665680">
          <text:deletion>
            <office:change-info>
              <dc:creator>JD Fortune</dc:creator>
              <dc:date>2022-09-02T16:10:19</dc:date>
            </office:change-info>
            <text:p text:style-name="P13"><text:span text:style-name="T4"><text:s text:c="2"/>puts </text:span></text:p>
          </text:deletion>
        </text:changed-region>
        <text:changed-region xml:id="ct61665456" text:id="ct61665456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67696" text:id="ct61667696">
          <text:deletion>
            <office:change-info>
              <dc:creator>JD Fortune</dc:creator>
              <dc:date>2022-09-02T16:10:19</dc:date>
            </office:change-info>
            <text:p text:style-name="P13"><text:span text:style-name="T8">"written assessment"</text:span></text:p>
          </text:deletion>
        </text:changed-region>
        <text:changed-region xml:id="ct61671232" text:id="ct61671232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70544" text:id="ct61670544">
          <text:deletion>
            <office:change-info>
              <dc:creator>JD Fortune</dc:creator>
              <dc:date>2022-09-02T16:10:19</dc:date>
            </office:change-info>
            <text:p text:style-name="P13"><text:span text:style-name="T4"><text:line-break/></text:span></text:p>
          </text:deletion>
        </text:changed-region>
        <text:changed-region xml:id="ct61670320" text:id="ct61670320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73008" text:id="ct61673008">
          <text:deletion>
            <office:change-info>
              <dc:creator>JD Fortune</dc:creator>
              <dc:date>2022-09-02T16:10:19</dc:date>
            </office:change-info>
            <text:p text:style-name="P13"><text:span text:style-name="T6">else</text:span></text:p>
          </text:deletion>
        </text:changed-region>
        <text:changed-region xml:id="ct61672784" text:id="ct61672784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72064" text:id="ct61672064">
          <text:deletion>
            <office:change-info>
              <dc:creator>JD Fortune</dc:creator>
              <dc:date>2022-09-02T16:10:19</dc:date>
            </office:change-info>
            <text:p text:style-name="P13"><text:span text:style-name="T4"><text:line-break/></text:span></text:p>
          </text:deletion>
        </text:changed-region>
        <text:changed-region xml:id="ct61676880" text:id="ct61676880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73776" text:id="ct61673776">
          <text:deletion>
            <office:change-info>
              <dc:creator>JD Fortune</dc:creator>
              <dc:date>2022-09-02T16:10:19</dc:date>
            </office:change-info>
            <text:p text:style-name="P13"><text:span text:style-name="T4"><text:s text:c="2"/>puts </text:span></text:p>
          </text:deletion>
        </text:changed-region>
        <text:changed-region xml:id="ct61673552" text:id="ct61673552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3917584" text:id="ct63917584">
          <text:deletion>
            <office:change-info>
              <dc:creator>JD Fortune</dc:creator>
              <dc:date>2022-09-02T16:10:19</dc:date>
            </office:change-info>
            <text:p text:style-name="P13"><text:span text:style-name="T8">"interview"</text:span></text:p>
          </text:deletion>
        </text:changed-region>
        <text:changed-region xml:id="ct63918448" text:id="ct63918448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3919376" text:id="ct63919376">
          <text:deletion>
            <office:change-info>
              <dc:creator>JD Fortune</dc:creator>
              <dc:date>2022-09-02T16:10:19</dc:date>
            </office:change-info>
            <text:p text:style-name="P13"><text:span text:style-name="T4"><text:line-break/></text:span></text:p>
          </text:deletion>
        </text:changed-region>
        <text:changed-region xml:id="ct63919152" text:id="ct63919152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3920848" text:id="ct63920848">
          <text:deletion>
            <office:change-info>
              <dc:creator>JD Fortune</dc:creator>
              <dc:date>2022-09-02T16:10:19</dc:date>
            </office:change-info>
            <text:p text:style-name="P13"><text:span text:style-name="T6">end</text:span></text:p>
          </text:deletion>
        </text:changed-region>
        <text:changed-region xml:id="ct61676288" text:id="ct61676288">
          <text:UnknownChange>
            <office:change-info>
              <dc:creator>Lawton Stephens</dc:creator>
              <dc:date>2022-03-30T16:18:54</dc:date>
            </office:change-info>
          </text:UnknownChange>
        </text:changed-region>
        <text:changed-region xml:id="ct61674032" text:id="ct61674032">
          <text:deletion>
            <office:change-info>
              <dc:creator>JD Fortune</dc:creator>
              <dc:date>2022-09-02T16:10:19</dc:date>
            </office:change-info>
            <text:p text:style-name="Heading_20_3">puts vs return</text:p>
          </text:deletion>
          <text:insertion>
            <office:change-info office:chg-author="Neil Bost" office:chg-date-time="2022-03-02T18:05:01"/>
          </text:insertion>
        </text:changed-region>
        <text:changed-region xml:id="ct61655472" text:id="ct61655472">
          <text:deletion>
            <office:change-info>
              <dc:creator>JD Fortune</dc:creator>
              <dc:date>2022-09-02T16:10:19</dc:date>
            </office:change-info>
            <text:p text:style-name="Heading_20_3"/>
            <text:p text:style-name="Heading_20_4"/>
          </text:deletion>
        </text:changed-region>
        <text:changed-region xml:id="ct61661360" text:id="ct61661360">
          <text:deletion>
            <office:change-info>
              <dc:creator>JD Fortune</dc:creator>
              <dc:date>2022-09-02T16:10:19</dc:date>
            </office:change-info>
            <text:p text:style-name="Heading_20_4">Example 1</text:p>
          </text:deletion>
          <text:insertion>
            <office:change-info office:chg-author="Neil Bost" office:chg-date-time="2022-03-02T18:05:01"/>
          </text:insertion>
        </text:changed-region>
        <text:changed-region xml:id="ct63918880" text:id="ct63918880">
          <text:deletion>
            <office:change-info>
              <dc:creator>JD Fortune</dc:creator>
              <dc:date>2022-09-02T16:10:19</dc:date>
            </office:change-info>
            <text:p text:style-name="Heading_20_4"/>
            <text:p text:style-name="Standard"/>
          </text:deletion>
        </text:changed-region>
        <text:changed-region xml:id="ct65351344" text:id="ct65351344">
          <text:deletion>
            <office:change-info>
              <dc:creator>JD Fortune</dc:creator>
              <dc:date>2022-09-02T16:10:19</dc:date>
            </office:change-info>
            <text:p text:style-name="Standard">What does the following code output? What is the return value of `a` and why?</text:p>
          </text:deletion>
          <text:insertion>
            <office:change-info office:chg-author="Neil Bost" office:chg-date-time="2022-03-02T18:05:01"/>
          </text:insertion>
        </text:changed-region>
        <text:changed-region xml:id="ct65382368" text:id="ct65382368">
          <text:deletion>
            <office:change-info>
              <dc:creator>JD Fortune</dc:creator>
              <dc:date>2022-09-02T16:10:19</dc:date>
            </office:change-info>
            <text:p text:style-name="Standard"/>
            <text:p text:style-name="P19"/>
          </text:deletion>
        </text:changed-region>
        <text:changed-region xml:id="ct61656016" text:id="ct61656016">
          <text:deletion>
            <office:change-info>
              <dc:creator>JD Fortune</dc:creator>
              <dc:date>2022-09-02T16:10:19</dc:date>
            </office:change-info>
            <text:p text:style-name="P19">a = puts "stuff"</text:p>
          </text:deletion>
          <text:insertion>
            <office:change-info office:chg-author="Neil Bost" office:chg-date-time="2022-03-02T18:05:01"/>
          </text:insertion>
        </text:changed-region>
        <text:changed-region xml:id="ct61631056" text:id="ct61631056">
          <text:deletion>
            <office:change-info>
              <dc:creator>JD Fortune</dc:creator>
              <dc:date>2022-09-02T16:10:19</dc:date>
            </office:change-info>
            <text:p text:style-name="P19"/>
            <text:p text:style-name="P19"/>
          </text:deletion>
        </text:changed-region>
        <text:changed-region xml:id="ct61672368" text:id="ct61672368">
          <text:deletion>
            <office:change-info>
              <dc:creator>JD Fortune</dc:creator>
              <dc:date>2022-09-02T16:10:19</dc:date>
            </office:change-info>
            <text:p text:style-name="P19">puts a</text:p>
          </text:deletion>
          <text:insertion>
            <office:change-info office:chg-author="Neil Bost" office:chg-date-time="2022-03-02T18:05:01"/>
          </text:insertion>
        </text:changed-region>
        <text:changed-region xml:id="ct65391296" text:id="ct65391296">
          <text:deletion>
            <office:change-info>
              <dc:creator>JD Fortune</dc:creator>
              <dc:date>2022-09-02T16:10:19</dc:date>
            </office:change-info>
            <text:p text:style-name="P19"/>
            <text:p text:style-name="P27"/>
            <text:p text:style-name="Heading_20_4"><text:span text:style-name="T17"/></text:p>
          </text:deletion>
        </text:changed-region>
        <text:changed-region xml:id="ct61647984" text:id="ct61647984">
          <text:deletion>
            <office:change-info>
              <dc:creator>JD Fortune</dc:creator>
              <dc:date>2022-09-02T16:10:19</dc:date>
            </office:change-info>
            <text:p text:style-name="Heading_20_4"><text:span text:style-name="T17">Example 2</text:span></text:p>
          </text:deletion>
          <text:insertion>
            <office:change-info office:chg-author="Neil Bost" office:chg-date-time="2022-03-02T18:05:31"/>
          </text:insertion>
        </text:changed-region>
        <text:changed-region xml:id="ct61648208" text:id="ct61648208">
          <text:deletion>
            <office:change-info>
              <dc:creator>JD Fortune</dc:creator>
              <dc:date>2022-09-02T16:10:19</dc:date>
            </office:change-info>
            <text:p text:style-name="Heading_20_4"><text:span text:style-name="T17"/></text:p>
            <text:p text:style-name="Standard"><text:span text:style-name="T17"/></text:p>
          </text:deletion>
        </text:changed-region>
        <text:changed-region xml:id="ct61634288" text:id="ct61634288">
          <text:deletion>
            <office:change-info>
              <dc:creator>JD Fortune</dc:creator>
              <dc:date>2022-09-02T16:10:19</dc:date>
            </office:change-info>
            <text:p text:style-name="Standard"><text:span text:style-name="T17">What does the following code output and why?</text:span></text:p>
          </text:deletion>
          <text:insertion>
            <office:change-info office:chg-author="Neil Bost" office:chg-date-time="2022-03-02T18:05:31"/>
          </text:insertion>
        </text:changed-region>
        <text:changed-region xml:id="ct61634064" text:id="ct61634064">
          <text:deletion>
            <office:change-info>
              <dc:creator>JD Fortune</dc:creator>
              <dc:date>2022-09-02T16:10:19</dc:date>
            </office:change-info>
            <text:p text:style-name="Standard"><text:span text:style-name="T17"/></text:p>
            <text:p text:style-name="P19"><text:span text:style-name="T17"/></text:p>
          </text:deletion>
        </text:changed-region>
        <text:changed-region xml:id="ct61632096" text:id="ct61632096">
          <text:deletion>
            <office:change-info>
              <dc:creator>JD Fortune</dc:creator>
              <dc:date>2022-09-02T16:10:19</dc:date>
            </office:change-info>
            <text:p text:style-name="P19"><text:span text:style-name="T17">def add_three(number)</text:span></text:p>
          </text:deletion>
          <text:insertion>
            <office:change-info office:chg-author="Neil Bost" office:chg-date-time="2022-03-02T18:05:31"/>
          </text:insertion>
        </text:changed-region>
        <text:changed-region xml:id="ct61631872" text:id="ct61631872">
          <text:deletion>
            <office:change-info>
              <dc:creator>JD Fortune</dc:creator>
              <dc:date>2022-09-02T16:10:19</dc:date>
            </office:change-info>
            <text:p text:style-name="P19"><text:span text:style-name="T17"/></text:p>
            <text:p text:style-name="P19"><text:span text:style-name="T17"/></text:p>
          </text:deletion>
        </text:changed-region>
        <text:changed-region xml:id="ct61638576" text:id="ct61638576">
          <text:deletion>
            <office:change-info>
              <dc:creator>JD Fortune</dc:creator>
              <dc:date>2022-09-02T16:10:19</dc:date>
            </office:change-info>
            <text:p text:style-name="P19"><text:span text:style-name="T17"><text:s text:c="2"/>return number + 3</text:span></text:p>
          </text:deletion>
          <text:insertion>
            <office:change-info office:chg-author="Neil Bost" office:chg-date-time="2022-03-02T18:05:31"/>
          </text:insertion>
        </text:changed-region>
        <text:changed-region xml:id="ct61658480" text:id="ct61658480">
          <text:deletion>
            <office:change-info>
              <dc:creator>JD Fortune</dc:creator>
              <dc:date>2022-09-02T16:10:19</dc:date>
            </office:change-info>
            <text:p text:style-name="P19"><text:span text:style-name="T17"/></text:p>
            <text:p text:style-name="P19"><text:span text:style-name="T17"/></text:p>
          </text:deletion>
        </text:changed-region>
        <text:changed-region xml:id="ct63922416" text:id="ct63922416">
          <text:deletion>
            <office:change-info>
              <dc:creator>JD Fortune</dc:creator>
              <dc:date>2022-09-02T16:10:19</dc:date>
            </office:change-info>
            <text:p text:style-name="P19"><text:span text:style-name="T17"><text:s text:c="2"/>number + 4</text:span></text:p>
          </text:deletion>
          <text:insertion>
            <office:change-info office:chg-author="Neil Bost" office:chg-date-time="2022-03-02T18:05:31"/>
          </text:insertion>
        </text:changed-region>
        <text:changed-region xml:id="ct61669504" text:id="ct61669504">
          <text:deletion>
            <office:change-info>
              <dc:creator>JD Fortune</dc:creator>
              <dc:date>2022-09-02T16:10:19</dc:date>
            </office:change-info>
            <text:p text:style-name="P19"><text:span text:style-name="T17"/></text:p>
            <text:p text:style-name="P19"><text:span text:style-name="T17"/></text:p>
          </text:deletion>
        </text:changed-region>
        <text:changed-region xml:id="ct44247216" text:id="ct44247216">
          <text:deletion>
            <office:change-info>
              <dc:creator>JD Fortune</dc:creator>
              <dc:date>2022-09-02T16:10:19</dc:date>
            </office:change-info>
            <text:p text:style-name="P19"><text:span text:style-name="T17">end</text:span></text:p>
          </text:deletion>
          <text:insertion>
            <office:change-info office:chg-author="Neil Bost" office:chg-date-time="2022-03-02T18:05:31"/>
          </text:insertion>
        </text:changed-region>
        <text:changed-region xml:id="ct61669120" text:id="ct61669120">
          <text:deletion>
            <office:change-info>
              <dc:creator>JD Fortune</dc:creator>
              <dc:date>2022-09-02T16:10:19</dc:date>
            </office:change-info>
            <text:p text:style-name="P19"><text:span text:style-name="T17"/></text:p>
            <text:p text:style-name="P28"/>
            <text:p text:style-name="P19"><text:span text:style-name="T17"/></text:p>
          </text:deletion>
        </text:changed-region>
        <text:changed-region xml:id="ct63924864" text:id="ct63924864">
          <text:deletion>
            <office:change-info>
              <dc:creator>JD Fortune</dc:creator>
              <dc:date>2022-09-02T16:10:19</dc:date>
            </office:change-info>
            <text:p text:style-name="P19"><text:span text:style-name="T17">returned_value = add_three(4)</text:span></text:p>
          </text:deletion>
          <text:insertion>
            <office:change-info office:chg-author="Neil Bost" office:chg-date-time="2022-03-02T18:05:31"/>
          </text:insertion>
        </text:changed-region>
        <text:changed-region xml:id="ct61641408" text:id="ct61641408">
          <text:deletion>
            <office:change-info>
              <dc:creator>JD Fortune</dc:creator>
              <dc:date>2022-09-02T16:10:19</dc:date>
            </office:change-info>
            <text:p text:style-name="P19"><text:span text:style-name="T17"/></text:p>
            <text:p text:style-name="P19"><text:span text:style-name="T17"/></text:p>
          </text:deletion>
        </text:changed-region>
        <text:changed-region xml:id="ct63927200" text:id="ct63927200">
          <text:deletion>
            <office:change-info>
              <dc:creator>JD Fortune</dc:creator>
              <dc:date>2022-09-02T16:10:19</dc:date>
            </office:change-info>
            <text:p text:style-name="P19"><text:span text:style-name="T17">puts returned_value</text:span></text:p>
          </text:deletion>
          <text:insertion>
            <office:change-info office:chg-author="Neil Bost" office:chg-date-time="2022-03-02T18:05:31"/>
          </text:insertion>
        </text:changed-region>
        <text:changed-region xml:id="ct63926480" text:id="ct63926480">
          <text:deletion>
            <office:change-info>
              <dc:creator>JD Fortune</dc:creator>
              <dc:date>2022-09-02T16:10:19</dc:date>
            </office:change-info>
            <text:p text:style-name="P19"><text:span text:style-name="T17"/></text:p>
            <text:p text:style-name="P29"/>
            <text:p text:style-name="P30"/>
            <text:p text:style-name="P30"/>
            <text:p text:style-name="P30"/>
            <text:p text:style-name="P17"><text:bookmark text:name="_9krphtd1l05a1"/></text:p>
            <text:p text:style-name="P1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44289808"/><text:change-start text:change-id="ct44150144"/><text:change-end text:change-id="ct44150144"/><text:change text:change-id="ct44292064"/><text:change-start text:change-id="ct44291056"/><text:change-end text:change-id="ct44291056"/><text:change text:change-id="ct44293232"/><text:change-start text:change-id="ct44292864"/><text:change-end text:change-id="ct44292864"/><text:change text:change-id="ct44294656"/><text:change-start text:change-id="ct44294432"/><text:change-end text:change-id="ct44294432"/><text:change text:change-id="ct44296560"/><text:change-start text:change-id="ct44294912"/><text:change-end text:change-id="ct44294912"/><text:change text:change-id="ct44298128"/><text:change-start text:change-id="ct44297840"/><text:change-end text:change-id="ct44297840"/><text:change text:change-id="ct44318576"/><draw:frame draw:style-name="fr1" draw:name="image35.gif" text:anchor-type="as-char" svg:width="0.7862in" svg:height="0.4752in" draw:z-index="0"><draw:image xlink:href="Pictures/1000001B000000DC00000085BC90CA5807085ABF.gif" xlink:type="simple" xlink:show="embed" xlink:actuate="onLoad" loext:mime-type="image/gif"/></draw:frame><text:change text:change-id="ct44639440"/><draw:frame draw:style-name="fr1" draw:name="image29.gif" text:anchor-type="as-char" svg:width="0.7862in" svg:height="0.5929in" draw:z-index="0"><draw:image xlink:href="Pictures/10000010000000DC000000A69D6C45EC804E52AA.gif" xlink:type="simple" xlink:show="embed" xlink:actuate="onLoad" loext:mime-type="image/gif"/></draw:frame><text:change text:change-id="ct45024864"/><text:change text:change-id="ct44599168"/><draw:frame draw:style-name="fr1" draw:name="image13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73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1" text:anchor-type="as-char" svg:width="0.7862in" svg:height="0.5929in" draw:z-index="0"><draw:image xlink:href="Pictures/10000010000000DC000000A69D6C45EC804E52AA.gif" xlink:type="simple" xlink:show="embed" xlink:actuate="onLoad" loext:mime-type="image/gif"/></draw:frame><draw:frame draw:style-name="fr1" draw:name="image38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39.gif" text:anchor-type="as-char" svg:width="0.7862in" svg:height="0.4752in" draw:z-index="0"><draw:image xlink:href="Pictures/1000001B000000DC00000085BC90CA5807085ABF.gif" xlink:type="simple" xlink:show="embed" xlink:actuate="onLoad" loext:mime-type="image/gif"/></draw:frame><draw:frame draw:style-name="fr1" draw:name="image50.gif" text:anchor-type="as-char" svg:width="0.7862in" svg:height="0.4429in" draw:z-index="0"><draw:image xlink:href="Pictures/10000013000000DC0000007CAFFC94C333B5E1D2.gif" xlink:type="simple" xlink:show="embed" xlink:actuate="onLoad" loext:mime-type="image/gif"/></draw:frame><draw:frame draw:style-name="fr1" draw:name="image6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8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30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4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63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10.gif" text:anchor-type="as-char" svg:width="0.7862in" svg:height="0.4752in" draw:z-index="0"><draw:image xlink:href="Pictures/1000001B000000DC00000085BC90CA5807085ABF.gif" xlink:type="simple" xlink:show="embed" xlink:actuate="onLoad" loext:mime-type="image/gif"/></draw:frame><draw:frame draw:style-name="fr1" draw:name="image61.gif" text:anchor-type="as-char" svg:width="0.7862in" svg:height="0.4752in" draw:z-index="0"><draw:image xlink:href="Pictures/1000001B000000DC00000085BC90CA5807085ABF.gif" xlink:type="simple" xlink:show="embed" xlink:actuate="onLoad" loext:mime-type="image/gif"/></draw:frame><draw:frame draw:style-name="fr1" draw:name="image55.gif" text:anchor-type="as-char" svg:width="0.7862in" svg:height="0.4429in" draw:z-index="0"><draw:image xlink:href="Pictures/10000013000000DC0000007CAFFC94C333B5E1D2.gif" xlink:type="simple" xlink:show="embed" xlink:actuate="onLoad" loext:mime-type="image/gif"/></draw:frame><draw:frame draw:style-name="fr1" draw:name="Image2" text:anchor-type="as-char" svg:width="0.7862in" svg:height="0.4429in" draw:z-index="0"><draw:image xlink:href="Pictures/10000013000000DC0000007CAFFC94C333B5E1D2.gif" xlink:type="simple" xlink:show="embed" xlink:actuate="onLoad" loext:mime-type="image/gif"/></draw:frame><draw:frame draw:style-name="fr1" draw:name="image5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21.gif" text:anchor-type="as-char" svg:width="0.7862in" svg:height="0.5929in" draw:z-index="0"><draw:image xlink:href="Pictures/10000010000000DC000000A69D6C45EC804E52AA.gif" xlink:type="simple" xlink:show="embed" xlink:actuate="onLoad" loext:mime-type="image/gif"/></draw:frame><draw:frame draw:style-name="fr1" draw:name="image31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54.gif" text:anchor-type="as-char" svg:width="0.7862in" svg:height="0.4429in" draw:z-index="0"><draw:image xlink:href="Pictures/10000013000000DC0000007CAFFC94C333B5E1D2.gif" xlink:type="simple" xlink:show="embed" xlink:actuate="onLoad" loext:mime-type="image/gif"/></draw:frame><draw:frame draw:style-name="fr1" draw:name="image57.gif" text:anchor-type="as-char" svg:width="0.7862in" svg:height="0.5929in" draw:z-index="0"><draw:image xlink:href="Pictures/10000010000000DC000000A69D6C45EC804E52AA.gif" xlink:type="simple" xlink:show="embed" xlink:actuate="onLoad" loext:mime-type="image/gif"/></draw:frame><draw:frame draw:style-name="fr1" draw:name="image62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67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7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18.gif" text:anchor-type="as-char" svg:width="0.7862in" svg:height="0.4752in" draw:z-index="0"><draw:image xlink:href="Pictures/1000001B000000DC00000085BC90CA5807085ABF.gif" xlink:type="simple" xlink:show="embed" xlink:actuate="onLoad" loext:mime-type="image/gif"/></draw:frame><draw:frame draw:style-name="fr1" draw:name="image40.gif" text:anchor-type="as-char" svg:width="0.7862in" svg:height="0.4752in" draw:z-index="0"><draw:image xlink:href="Pictures/1000001B000000DC00000085BC90CA5807085ABF.gif" xlink:type="simple" xlink:show="embed" xlink:actuate="onLoad" loext:mime-type="image/gif"/></draw:frame><draw:frame draw:style-name="fr1" draw:name="image36.gif" text:anchor-type="as-char" svg:width="0.7862in" svg:height="0.4752in" draw:z-index="0"><draw:image xlink:href="Pictures/1000001B000000DC00000085BC90CA5807085ABF.gif" xlink:type="simple" xlink:show="embed" xlink:actuate="onLoad" loext:mime-type="image/gif"/></draw:frame><draw:frame draw:style-name="fr1" draw:name="image76.gif" text:anchor-type="as-char" svg:width="0.7862in" svg:height="0.4752in" draw:z-index="0"><draw:image xlink:href="Pictures/1000001B000000DC00000085BC90CA5807085ABF.gif" xlink:type="simple" xlink:show="embed" xlink:actuate="onLoad" loext:mime-type="image/gif"/></draw:frame><draw:frame draw:style-name="fr1" draw:name="Image3" text:anchor-type="as-char" svg:width="0.7862in" svg:height="0.4752in" draw:z-index="0"><draw:image xlink:href="Pictures/1000001B000000DC00000085BC90CA5807085ABF.gif" xlink:type="simple" xlink:show="embed" xlink:actuate="onLoad" loext:mime-type="image/gif"/></draw:frame><draw:frame draw:style-name="fr1" draw:name="image9.gif" text:anchor-type="as-char" svg:width="0.7862in" svg:height="0.4752in" draw:z-index="0"><draw:image xlink:href="Pictures/1000001B000000DC00000085BC90CA5807085ABF.gif" xlink:type="simple" xlink:show="embed" xlink:actuate="onLoad" loext:mime-type="image/gif"/></draw:frame><draw:frame draw:style-name="fr1" draw:name="image19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27.gif" text:anchor-type="as-char" svg:width="0.7862in" svg:height="0.4752in" draw:z-index="0"><draw:image xlink:href="Pictures/1000001B000000DC00000085BC90CA5807085ABF.gif" xlink:type="simple" xlink:show="embed" xlink:actuate="onLoad" loext:mime-type="image/gif"/></draw:frame><text:change text:change-id="ct44264688"/><draw:frame draw:style-name="fr1" draw:name="image47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14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48.gif" text:anchor-type="as-char" svg:width="0.7862in" svg:height="0.5929in" draw:z-index="0"><draw:image xlink:href="Pictures/10000010000000DC000000A69D6C45EC804E52AA.gif" xlink:type="simple" xlink:show="embed" xlink:actuate="onLoad" loext:mime-type="image/gif"/></draw:frame><draw:frame draw:style-name="fr1" draw:name="image66.gif" text:anchor-type="as-char" svg:width="0.7862in" svg:height="0.4429in" draw:z-index="0"><draw:image xlink:href="Pictures/10000013000000DC0000007CAFFC94C333B5E1D2.gif" xlink:type="simple" xlink:show="embed" xlink:actuate="onLoad" loext:mime-type="image/gif"/></draw:frame><draw:frame draw:style-name="fr1" draw:name="image41.gif" text:anchor-type="as-char" svg:width="0.7862in" svg:height="0.4752in" draw:z-index="0"><draw:image xlink:href="Pictures/1000001B000000DC00000085BC90CA5807085ABF.gif" xlink:type="simple" xlink:show="embed" xlink:actuate="onLoad" loext:mime-type="image/gif"/></draw:frame><draw:frame draw:style-name="fr1" draw:name="image65.gif" text:anchor-type="as-char" svg:width="0.7862in" svg:height="0.4429in" draw:z-index="0"><draw:image xlink:href="Pictures/10000019000000DC0000007C8485904490B74829.gif" xlink:type="simple" xlink:show="embed" xlink:actuate="onLoad" loext:mime-type="image/gif"/></draw:frame><draw:frame draw:style-name="fr1" draw:name="image28.gif" text:anchor-type="as-char" svg:width="0.7862in" svg:height="0.5929in" draw:z-index="0"><draw:image xlink:href="Pictures/10000010000000DC000000A69D6C45EC804E52AA.gif" xlink:type="simple" xlink:show="embed" xlink:actuate="onLoad" loext:mime-type="image/gif"/></draw:frame><draw:frame draw:style-name="fr1" draw:name="image72.gif" text:anchor-type="as-char" svg:width="0.7862in" svg:height="0.4752in" draw:z-index="0"><draw:image xlink:href="Pictures/1000001B000000DC00000085BC90CA5807085ABF.gif" xlink:type="simple" xlink:show="embed" xlink:actuate="onLoad" loext:mime-type="image/gif"/></draw:frame><text:change text:change-id="ct47627472"/><draw:frame draw:style-name="fr1" draw:name="image1.gif" text:anchor-type="as-char" svg:width="1.5in" svg:height="1.5in" draw:z-index="0"><draw:image xlink:href="Pictures/1000001A000001A4000001A495A3CF4EF17FB798.gif" xlink:type="simple" xlink:show="embed" xlink:actuate="onLoad" loext:mime-type="image/gif"/></draw:frame><draw:frame draw:style-name="fr1" draw:name="image37.gif" text:anchor-type="as-char" svg:width="1.5in" svg:height="1.5in" draw:z-index="0"><draw:image xlink:href="Pictures/1000001A000001A4000001A495A3CF4EF17FB798.gif" xlink:type="simple" xlink:show="embed" xlink:actuate="onLoad" loext:mime-type="image/gif"/></draw:frame><draw:frame draw:style-name="fr1" draw:name="image25.gif" text:anchor-type="as-char" svg:width="1.5in" svg:height="1.5in" draw:z-index="0"><draw:image xlink:href="Pictures/1000001A000001A4000001A495A3CF4EF17FB798.gif" xlink:type="simple" xlink:show="embed" xlink:actuate="onLoad" loext:mime-type="image/gif"/></draw:frame><draw:frame draw:style-name="fr1" draw:name="image74.gif" text:anchor-type="as-char" svg:width="1.5in" svg:height="1.5in" draw:z-index="0"><draw:image xlink:href="Pictures/10000010000001A4000001A423C797157FBF4762.gif" xlink:type="simple" xlink:show="embed" xlink:actuate="onLoad" loext:mime-type="image/gif"/></draw:frame><draw:frame draw:style-name="fr1" draw:name="image79.gif" text:anchor-type="as-char" svg:width="1.5in" svg:height="1.5in" draw:z-index="0"><draw:image xlink:href="Pictures/10000013000001A4000001A46744C328CAD23FDB.gif" xlink:type="simple" xlink:show="embed" xlink:actuate="onLoad" loext:mime-type="image/gif"/></draw:frame><draw:frame draw:style-name="fr1" draw:name="image71.gif" text:anchor-type="as-char" svg:width="1.5in" svg:height="1.5in" draw:z-index="0"><draw:image xlink:href="Pictures/10000010000001A4000001A423C797157FBF4762.gif" xlink:type="simple" xlink:show="embed" xlink:actuate="onLoad" loext:mime-type="image/gif"/></draw:frame><draw:frame draw:style-name="fr1" draw:name="image46.gif" text:anchor-type="as-char" svg:width="1.5in" svg:height="1.5in" draw:z-index="0"><draw:image xlink:href="Pictures/1000001A000001A4000001A495A3CF4EF17FB798.gif" xlink:type="simple" xlink:show="embed" xlink:actuate="onLoad" loext:mime-type="image/gif"/></draw:frame><draw:frame draw:style-name="fr1" draw:name="image43.gif" text:anchor-type="as-char" svg:width="1.5in" svg:height="1.5in" draw:z-index="0"><draw:image xlink:href="Pictures/1000001A000001A4000001A495A3CF4EF17FB798.gif" xlink:type="simple" xlink:show="embed" xlink:actuate="onLoad" loext:mime-type="image/gif"/></draw:frame><draw:frame draw:style-name="fr1" draw:name="image44.gif" text:anchor-type="as-char" svg:width="1.5in" svg:height="1.5in" draw:z-index="0"><draw:image xlink:href="Pictures/1000001A000001A4000001A495A3CF4EF17FB798.gif" xlink:type="simple" xlink:show="embed" xlink:actuate="onLoad" loext:mime-type="image/gif"/></draw:frame><draw:frame draw:style-name="fr1" draw:name="image70.gif" text:anchor-type="as-char" svg:width="1.5in" svg:height="1.5in" draw:z-index="0"><draw:image xlink:href="Pictures/10000010000001A4000001A423C797157FBF4762.gif" xlink:type="simple" xlink:show="embed" xlink:actuate="onLoad" loext:mime-type="image/gif"/></draw:frame><draw:frame draw:style-name="fr1" draw:name="image69.gif" text:anchor-type="as-char" svg:width="1.5in" svg:height="1.5in" draw:z-index="0"><draw:image xlink:href="Pictures/10000010000001A4000001A423C797157FBF4762.gif" xlink:type="simple" xlink:show="embed" xlink:actuate="onLoad" loext:mime-type="image/gif"/></draw:frame><draw:frame draw:style-name="fr1" draw:name="image51.gif" text:anchor-type="as-char" svg:width="1.5in" svg:height="1.5in" draw:z-index="0"><draw:image xlink:href="Pictures/1000001A000001A4000001A495A3CF4EF17FB798.gif" xlink:type="simple" xlink:show="embed" xlink:actuate="onLoad" loext:mime-type="image/gif"/></draw:frame><text:change text:change-id="ct48532096"/><text:change text:change-id="ct60226448"/><text:change text:change-id="ct44647232"/><text:change text:change-id="ct48545104"/><text:change text:change-id="ct56890640"/><draw:frame draw:style-name="fr1" draw:name="image33.gif" text:anchor-type="as-char" svg:width="0.7862in" svg:height="0.8535in" draw:z-index="0"><draw:image xlink:href="Pictures/10000002000000DC000000EFD45DA0C11ADDBB9B.gif" xlink:type="simple" xlink:show="embed" xlink:actuate="onLoad" loext:mime-type="image/gif"/></draw:frame><draw:frame draw:style-name="fr1" draw:name="image3.gif" text:anchor-type="as-char" svg:width="0.7862in" svg:height="0.8535in" draw:z-index="0"><draw:image xlink:href="Pictures/10000002000000DC000000EFD45DA0C11ADDBB9B.gif" xlink:type="simple" xlink:show="embed" xlink:actuate="onLoad" loext:mime-type="image/gif"/></draw:frame><draw:frame draw:style-name="fr1" draw:name="image20.gif" text:anchor-type="as-char" svg:width="0.7862in" svg:height="0.4in" draw:z-index="0"><draw:image xlink:href="Pictures/1000000C000000DC000000706A0795D65FCD6D8D.gif" xlink:type="simple" xlink:show="embed" xlink:actuate="onLoad" loext:mime-type="image/gif"/></draw:frame><draw:frame draw:style-name="fr1" draw:name="image32.gif" text:anchor-type="as-char" svg:width="0.7862in" svg:height="0.4in" draw:z-index="0"><draw:image xlink:href="Pictures/1000000C000000DC000000706A0795D65FCD6D8D.gif" xlink:type="simple" xlink:show="embed" xlink:actuate="onLoad" loext:mime-type="image/gif"/></draw:frame><draw:frame draw:style-name="fr1" draw:name="image11.gif" text:anchor-type="as-char" svg:width="0.7862in" svg:height="0.8535in" draw:z-index="0"><draw:image xlink:href="Pictures/10000002000000DC000000EFD45DA0C11ADDBB9B.gif" xlink:type="simple" xlink:show="embed" xlink:actuate="onLoad" loext:mime-type="image/gif"/></draw:frame><draw:frame draw:style-name="fr1" draw:name="image75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59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52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60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26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58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64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53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15.gif" text:anchor-type="as-char" svg:width="0.7862in" svg:height="0.6in" draw:z-index="0"><draw:image xlink:href="Pictures/1000001E000000DC000000A8F0AAD248243E7146.gif" xlink:type="simple" xlink:show="embed" xlink:actuate="onLoad" loext:mime-type="image/gif"/></draw:frame><draw:frame draw:style-name="fr1" draw:name="image22.gif" text:anchor-type="as-char" svg:width="0.7862in" svg:height="0.4in" draw:z-index="0"><draw:image xlink:href="Pictures/1000000C000000DC000000706A0795D65FCD6D8D.gif" xlink:type="simple" xlink:show="embed" xlink:actuate="onLoad" loext:mime-type="image/gif"/></draw:frame><draw:frame draw:style-name="fr1" draw:name="image45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16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24.gif" text:anchor-type="as-char" svg:width="0.7862in" svg:height="0.4in" draw:z-index="0"><draw:image xlink:href="Pictures/1000000C000000DC000000706A0795D65FCD6D8D.gif" xlink:type="simple" xlink:show="embed" xlink:actuate="onLoad" loext:mime-type="image/gif"/></draw:frame><draw:frame draw:style-name="fr1" draw:name="image34.gif" text:anchor-type="as-char" svg:width="0.7862in" svg:height="0.6in" draw:z-index="0"><draw:image xlink:href="Pictures/1000001E000000DC000000A8F0AAD248243E7146.gif" xlink:type="simple" xlink:show="embed" xlink:actuate="onLoad" loext:mime-type="image/gif"/></draw:frame><draw:frame draw:style-name="fr1" draw:name="image49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68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77.gif" text:anchor-type="as-char" svg:width="0.7862in" svg:height="0.4in" draw:z-index="0"><draw:image xlink:href="Pictures/1000000C000000DC000000706A0795D65FCD6D8D.gif" xlink:type="simple" xlink:show="embed" xlink:actuate="onLoad" loext:mime-type="image/gif"/></draw:frame><draw:frame draw:style-name="fr1" draw:name="image17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23.gif" text:anchor-type="as-char" svg:width="0.7862in" svg:height="0.4in" draw:z-index="0"><draw:image xlink:href="Pictures/1000000C000000DC000000706A0795D65FCD6D8D.gif" xlink:type="simple" xlink:show="embed" xlink:actuate="onLoad" loext:mime-type="image/gif"/></draw:frame><draw:frame draw:style-name="fr1" draw:name="image56.gif" text:anchor-type="as-char" svg:width="0.7862in" svg:height="0.8535in" draw:z-index="0"><draw:image xlink:href="Pictures/10000002000000DC000000EFD45DA0C11ADDBB9B.gif" xlink:type="simple" xlink:show="embed" xlink:actuate="onLoad" loext:mime-type="image/gif"/></draw:frame><draw:frame draw:style-name="fr1" draw:name="image12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2.gif" text:anchor-type="as-char" svg:width="0.7862in" svg:height="0.8535in" draw:z-index="0"><draw:image xlink:href="Pictures/10000002000000DC000000EFD45DA0C11ADDBB9B.gif" xlink:type="simple" xlink:show="embed" xlink:actuate="onLoad" loext:mime-type="image/gif"/></draw:frame><draw:frame draw:style-name="fr1" draw:name="Image4" text:anchor-type="as-char" svg:width="0.7862in" svg:height="0.8535in" draw:z-index="0"><draw:image xlink:href="Pictures/10000002000000DC000000EFD45DA0C11ADDBB9B.gif" xlink:type="simple" xlink:show="embed" xlink:actuate="onLoad" loext:mime-type="image/gif"/></draw:frame><draw:frame draw:style-name="fr1" draw:name="image42.gif" text:anchor-type="as-char" svg:width="0.7862in" svg:height="0.4362in" draw:z-index="0"><draw:image xlink:href="Pictures/1000007C000000DC0000007A4A8FC9E959240287.gif" xlink:type="simple" xlink:show="embed" xlink:actuate="onLoad" loext:mime-type="image/gif"/></draw:frame><draw:frame draw:style-name="fr1" draw:name="image78.gif" text:anchor-type="as-char" svg:width="0.7862in" svg:height="0.4362in" draw:z-index="0"><draw:image xlink:href="Pictures/1000007C000000DC0000007A4A8FC9E959240287.gif" xlink:type="simple" xlink:show="embed" xlink:actuate="onLoad" loext:mime-type="image/gif"/></draw:frame><text:change text:change-id="ct44977248"/><text:change text:change-id="ct44346336"/><text:change text:change-id="ct48528352"/><text:change text:change-id="ct62231936"/><text:change text:change-id="ct44133920"/><text:change text:change-id="ct44292592"/><text:change text:change-id="ct54637952"/><text:change-start text:change-id="ct44332464"/><text:change-end text:change-id="ct44332464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<text:change text:change-id="ct46805696"/><text:span text:style-name="T4"/></text:p>
          </table:table-cell>
        </table:table-row>
      </table:table>
      <text:p text:style-name="P15"><text:change text:change-id="ct54915808"/><text:change text:change-id="ct61749984"/><text:change-start text:change-id="ct61749760"/><text:change-end text:change-id="ct61749760"/><text:change text:change-id="ct61769552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text:change text:change-id="ct63915984"/><text:span text:style-name="T4"/></text:p>
          </table:table-cell>
        </table:table-row>
      </table:table>
      <text:p text:style-name="P14"><text:change text:change-id="ct63796560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<text:change text:change-id="ct61748576"/><text:span text:style-name="T4"/></text:p>
          </table:table-cell>
        </table:table-row>
      </table:table>
      <text:p text:style-name="P15"><text:change text:change-id="ct63788496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<text:change text:change-id="ct64978976"/><text:span text:style-name="T4"/></text:p>
          </table:table-cell>
        </table:table-row>
      </table:table>
      <text:p text:style-name="P16"><text:change text:change-id="ct63581040"/><text:a xlink:type="simple" xlink:href="https://launchschool.com/lessons/a0f3cd44/assignments/9e9e907c" text:style-name="ListLabel_20_19" text:visited-style-name="ListLabel_20_19"><text:span text:style-name="T3"/></text:a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><text:change text:change-id="ct61703120"/><text:change text:change-id="ct61618096"/><text:change text:change-id="ct57047744"/><office:annotation office:name="__Annotation__297_1392578845"><dc:creator>Riaz RR</dc:creator><dc:date>2021-06-22T17:25:44</dc:date><text:p><text:span text:style-name="T37">reformat the code.</text:span></text:p></office:annotation><office:annotation-end office:name="__Annotation__297_1392578845"/><text:change text:change-id="ct61727856"/></text:p>
          </table:table-cell>
        </table:table-row>
      </table:table>
      <text:p text:style-name="P16"><text:change text:change-id="ct65295376"/><text:change-start text:change-id="ct61729056"/><text:change-end text:change-id="ct61729056"/><text:change text:change-id="ct61689248"/><text:change text:change-id="ct63460160"/><text:change text:change-id="ct65296400"/><text:change text:change-id="ct63788016"/><text:change text:change-id="ct65342560"/>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18"><text:change text:change-id="ct63580768"/><text:span text:style-name="T4"/></text:p>
          </table:table-cell>
        </table:table-row>
        <table:table-row table:style-name="Table9.2">
          <table:table-cell table:style-name="Table9.A1" office:value-type="string">
            <text:p text:style-name="P18"/>
          </table:table-cell>
        </table:table-row>
      </table:table>
      <text:p text:style-name="P19"><text:change text:change-id="ct65291488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3"><text:change text:change-id="ct63101984"/><text:span text:style-name="T4"/></text:p>
          </table:table-cell>
        </table:table-row>
      </table:table>
      <text:p text:style-name="P14"><text:change text:change-id="ct63577952"/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3"><text:change text:change-id="ct65334224"/><text:span text:style-name="T4"/></text:p>
          </table:table-cell>
        </table:table-row>
      </table:table>
      <text:p text:style-name="P6"><text:change text:change-id="ct63384816"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8"><text:change text:change-id="ct63786752"/><text:span text:style-name="T8"/></text:p>
          </table:table-cell>
        </table:table-row>
      </table:table>
      <text:p text:style-name="P2"><text:change text:change-id="ct63104784"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0"><text:change text:change-id="ct61618640"/><text:span text:style-name="T8"/></text:p>
          </table:table-cell>
        </table:table-row>
      </table:table>
      <text:p text:style-name="P2"><text:change text:change-id="ct61620256"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8"><text:change text:change-id="ct61620528"/><text:span text:style-name="T4"/></text:p>
          </table:table-cell>
        </table:table-row>
      </table:table>
      <text:p text:style-name="P2"><text:change text:change-id="ct61823088"/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3"><text:change text:change-id="ct61618416"/><text:span text:style-name="T4"/></text:p>
          </table:table-cell>
        </table:table-row>
      </table:table>
      <text:p text:style-name="P16"><text:change text:change-id="ct61730304"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8"><text:change text:change-id="ct61827088"/><text:span text:style-name="T5"/></text:p>
          </table:table-cell>
        </table:table-row>
      </table:table>
      <text:p text:style-name="P2"><text:change-start text:change-id="ct65329024"/><text:change-end text:change-id="ct65329024"/><text:change text:change-id="ct65281360"/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8"><text:change text:change-id="ct65325728"/><text:span text:style-name="T8"/></text:p>
          </table:table-cell>
        </table:table-row>
      </table:table>
      <text:p text:style-name="P15"><text:change text:change-id="ct65282640"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3"><text:change text:change-id="ct61822112"/><text:change text:change-id="ct65280800"/><text:change text:change-id="ct65325072"/><text:span text:style-name="T4"/></text:p>
          </table:table-cell>
        </table:table-row>
      </table:table>
      <text:p text:style-name="P11"><text:change text:change-id="ct62133552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3"><text:change text:change-id="ct62132576"/><text:span text:style-name="T4"/></text:p>
          </table:table-cell>
        </table:table-row>
      </table:table>
      <text:p text:style-name="P2"><text:change text:change-id="ct65265024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3"><text:change text:change-id="ct61724544"/><text:span text:style-name="T4"/></text:p>
          </table:table-cell>
        </table:table-row>
      </table:table>
      <text:p text:style-name="P14"><text:change text:change-id="ct65257152"/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3"><text:change text:change-id="ct65254576"/><text:span text:style-name="T4"/></text:p>
          </table:table-cell>
        </table:table-row>
      </table:table>
      <text:p text:style-name="P11"><text:change text:change-id="ct65274464"/><text:soft-page-break/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8"><text:change text:change-id="ct62139136"/><text:span text:style-name="T4"/></text:p>
          </table:table-cell>
        </table:table-row>
      </table:table>
      <text:p text:style-name="P11"><text:change text:change-id="ct62137904"/><text:a xlink:type="simple" xlink:href="https://launchschool.com/lessons/c53f2250/assignments/1a6a2665" text:style-name="ListLabel_20_19" text:visited-style-name="ListLabel_20_19"><text:span text:style-name="T3"/></text:a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20"><text:change text:change-id="ct65259728"/><text:span text:style-name="T4"/></text:p>
          </table:table-cell>
        </table:table-row>
      </table:table>
      <text:p text:style-name="P2"><text:change text:change-id="ct65265568"/><text:change text:change-id="ct65263328"/><text:change text:change-id="ct63884096"/><text:change text:change-id="ct65258304"/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8"><text:change text:change-id="ct63888096"/><text:span text:style-name="T4"/></text:p>
          </table:table-cell>
        </table:table-row>
      </table:table>
      <text:p text:style-name="P2"><text:change text:change-id="ct65008368"/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8"><text:change text:change-id="ct62140048"/><text:span text:style-name="T4"/></text:p>
          </table:table-cell>
        </table:table-row>
      </table:table>
      <text:p text:style-name="P2"><text:change text:change-id="ct65003712"/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8"><text:change text:change-id="ct64996272"/><text:change text:change-id="ct65006864"/><text:change text:change-id="ct65000160"/><text:span text:style-name="T4"/></text:p>
          </table:table-cell>
        </table:table-row>
      </table:table>
      <text:p text:style-name="P2"><text:change text:change-id="ct65262784"/><text:change text:change-id="ct63887056"/><text:change-start text:change-id="ct65259024"/><text:change-end text:change-id="ct65259024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3"><text:change text:change-id="ct65016432"/><text:span text:style-name="T4"/></text:p>
          </table:table-cell>
        </table:table-row>
      </table:table>
      <text:p text:style-name="P2"><text:change text:change-id="ct62020304"/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8"><text:change text:change-id="ct65013216"/><text:span text:style-name="T4"/></text:p>
          </table:table-cell>
        </table:table-row>
      </table:table>
      <text:p text:style-name="P2"><text:change text:change-id="ct63903456"/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8"><text:change text:change-id="ct65000384"/><text:span text:style-name="T4"/></text:p>
          </table:table-cell>
        </table:table-row>
      </table:table>
      <text:p text:style-name="P14"><text:change text:change-id="ct63893984"/><text:span text:style-name="T1"/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3"><text:change text:change-id="ct65010496"/><text:change text:change-id="ct65022416"/><text:span text:style-name="T4"/></text:p>
          </table:table-cell>
        </table:table-row>
      </table:table>
      <text:p text:style-name="P11"><text:change text:change-id="ct65012160"/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20"><text:change text:change-id="ct65020128"/><text:span text:style-name="T4"/></text:p>
          </table:table-cell>
        </table:table-row>
      </table:table>
      <text:p text:style-name="P11"><text:change text:change-id="ct65273248"/><text:a xlink:type="simple" xlink:href="https://launchschool.com/lessons/a0f3cd44/assignments/4b1ad598" text:style-name="ListLabel_20_19" text:visited-style-name="ListLabel_20_19"><text:span text:style-name="T3"/></text:a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8"><text:change text:change-id="ct65011328"/><text:span text:style-name="T4"/></text:p>
          </table:table-cell>
        </table:table-row>
      </table:table>
      <text:p text:style-name="P11"><text:change text:change-id="ct62036688"/>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8"><text:change text:change-id="ct63892688"/><text:span text:style-name="T4"/></text:p>
          </table:table-cell>
        </table:table-row>
      </table:table>
      <text:p text:style-name="P11"><text:change text:change-id="ct62041024"/><text:span text:style-name="T34"/>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8"><text:change text:change-id="ct65046912"/></text:p>
          </table:table-cell>
        </table:table-row>
      </table:table>
      <text:p text:style-name="P11"><text:change text:change-id="ct65002224"/>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18"><text:change text:change-id="ct65033264"/><text:span text:style-name="T4"/></text:p>
          </table:table-cell>
        </table:table-row>
      </table:table>
      <text:p text:style-name="P11"><text:change text:change-id="ct65288832"/></text:p>
      <table:table table:name="Table36" table:style-name="Table36">
        <table:table-column table:style-name="Table36.A"/>
        <text:soft-page-break/>
        <table:table-row table:style-name="Table36.1">
          <table:table-cell table:style-name="Table36.A1" office:value-type="string">
            <text:p text:style-name="P18"><text:change text:change-id="ct65051904"/><text:span text:style-name="T4"/></text:p>
          </table:table-cell>
        </table:table-row>
      </table:table>
      <text:p text:style-name="P15"><text:change text:change-id="ct65060944"/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18"><text:change text:change-id="ct62027184"/><text:span text:style-name="T4"/></text:p>
          </table:table-cell>
        </table:table-row>
      </table:table>
      <text:p text:style-name="P11"><text:change text:change-id="ct65078560"/><text:span text:style-name="T34"/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8"><text:change text:change-id="ct65079328"/><text:span text:style-name="T10"/></text:p>
          </table:table-cell>
        </table:table-row>
      </table:table>
      <text:p text:style-name="P11"><text:change text:change-id="ct65073968"/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13"><text:change text:change-id="ct65062064"/><text:span text:style-name="T4"/></text:p>
          </table:table-cell>
        </table:table-row>
      </table:table>
      <text:p text:style-name="P14"><text:change text:change-id="ct62024624"/>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13"><text:change text:change-id="ct65076336"/><text:span text:style-name="T6"/></text:p>
          </table:table-cell>
        </table:table-row>
      </table:table>
      <text:p text:style-name="P14"><text:change text:change-id="ct61781360"/>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13"><text:change text:change-id="ct61786704"/><text:span text:style-name="T4"/></text:p>
          </table:table-cell>
        </table:table-row>
      </table:table>
      <text:p text:style-name="P2"><text:change text:change-id="ct65346144"/>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18"><text:change text:change-id="ct61773424"/><text:span text:style-name="T14"/></text:p>
          </table:table-cell>
        </table:table-row>
      </table:table>
      <text:p text:style-name="P14"><text:change text:change-id="ct61786288"/>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13"><text:change text:change-id="ct65044320"/><text:span text:style-name="T4"/></text:p>
          </table:table-cell>
        </table:table-row>
      </table:table>
      <text:p text:style-name="P11"><text:change text:change-id="ct61803984"/>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13"><text:change text:change-id="ct61801696"/><text:span text:style-name="T6"/></text:p>
          </table:table-cell>
        </table:table-row>
      </table:table>
      <text:p text:style-name="P14"><text:change text:change-id="ct61815056"/>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13"><text:change text:change-id="ct61807344"/><text:span text:style-name="T6"/></text:p>
          </table:table-cell>
        </table:table-row>
      </table:table>
      <text:p text:style-name="P2"><text:change text:change-id="ct65345568"/>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13"><text:change text:change-id="ct61806832"/><text:span text:style-name="T6"/></text:p>
          </table:table-cell>
        </table:table-row>
      </table:table>
      <text:p text:style-name="P11"><text:change text:change-id="ct65353104"/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13"><text:change text:change-id="ct65353376"/><text:change text:change-id="ct65358256"/><text:change text:change-id="ct65363232"/><text:span text:style-name="T6"/></text:p>
          </table:table-cell>
        </table:table-row>
      </table:table>
      <text:p text:style-name="P11"><text:change text:change-id="ct65359904"/>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13"><text:change text:change-id="ct65358480"/><text:span text:style-name="T6"/></text:p>
          </table:table-cell>
        </table:table-row>
      </table:table>
      <text:p text:style-name="P11"><text:change text:change-id="ct61815696"/></text:p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13"><text:change text:change-id="ct61814576"/><text:span text:style-name="T6"/></text:p>
          </table:table-cell>
        </table:table-row>
      </table:table>
      <text:p text:style-name="P11"><text:change text:change-id="ct65365568"/>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13"><text:change text:change-id="ct65361632"/><text:span text:style-name="T6"/></text:p>
          </table:table-cell>
        </table:table-row>
      </table:table>
      <text:p text:style-name="P11"><text:change text:change-id="ct65365808"/></text:p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13"><text:change text:change-id="ct65347040"/><text:change text:change-id="ct65372528"/><text:span text:style-name="T6"/></text:p>
          </table:table-cell>
        </table:table-row>
      </table:table>
      <text:p text:style-name="P2"><text:change text:change-id="ct65377872"/></text:p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13"><text:change text:change-id="ct65374688"/><text:span text:style-name="T4"/></text:p>
          </table:table-cell>
        </table:table-row>
      </table:table>
      <text:p text:style-name="P17"><text:change text:change-id="ct65370960"/></text:p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13"><text:change text:change-id="ct65369888"/><text:span text:style-name="T6"/></text:p>
          </table:table-cell>
        </table:table-row>
      </table:table>
      <text:p text:style-name="P6"><text:change text:change-id="ct65367456"/></text:p>
      <table:table table:name="Table54" table:style-name="Table54">
        <table:table-column table:style-name="Table54.A"/>
        <text:soft-page-break/>
        <table:table-row table:style-name="Table54.1">
          <table:table-cell table:style-name="Table54.A1" office:value-type="string">
            <text:p text:style-name="P13"><text:change text:change-id="ct65368432"/><text:change text:change-id="ct65387040"/><text:change text:change-id="ct61642800"/><text:change text:change-id="ct61636592"/><text:change-start text:change-id="ct61655248"/><text:change-end text:change-id="ct61655248"/><text:change text:change-id="ct61657024"/><text:change-start text:change-id="ct61656800"/><text:change-end text:change-id="ct61656800"/><text:change text:change-id="ct61658176"/><text:change-start text:change-id="ct61657952"/><text:change-end text:change-id="ct61657952"/><text:change text:change-id="ct61659280"/><text:change-start text:change-id="ct61659056"/><text:change-end text:change-id="ct61659056"/><text:change text:change-id="ct61664592"/><text:change-start text:change-id="ct61663376"/><text:change-end text:change-id="ct61663376"/><text:change text:change-id="ct61666720"/><text:change-start text:change-id="ct61666496"/><text:change-end text:change-id="ct61666496"/><text:change text:change-id="ct61661856"/><text:change-start text:change-id="ct61661632"/><text:change-end text:change-id="ct61661632"/><text:change text:change-id="ct61665680"/><text:change-start text:change-id="ct61665456"/><text:change-end text:change-id="ct61665456"/><text:change text:change-id="ct61667696"/><text:change-start text:change-id="ct61671232"/><text:change-end text:change-id="ct61671232"/><text:change text:change-id="ct61670544"/><text:change-start text:change-id="ct61670320"/><text:change-end text:change-id="ct61670320"/><text:change text:change-id="ct61673008"/><text:change-start text:change-id="ct61672784"/><text:change-end text:change-id="ct61672784"/><text:change text:change-id="ct61672064"/><text:change-start text:change-id="ct61676880"/><text:change-end text:change-id="ct61676880"/><text:change text:change-id="ct61673776"/><text:change-start text:change-id="ct61673552"/><text:change-end text:change-id="ct61673552"/><text:change text:change-id="ct63917584"/><text:change-start text:change-id="ct63918448"/><text:change-end text:change-id="ct63918448"/><text:change text:change-id="ct63919376"/><text:change-start text:change-id="ct63919152"/><text:change-end text:change-id="ct63919152"/><text:change text:change-id="ct63920848"/><text:change-start text:change-id="ct61676288"/><text:change-end text:change-id="ct61676288"/><text:span text:style-name="T6"/></text:p>
          </table:table-cell>
        </table:table-row>
      </table:table>
      <text:p text:style-name="Heading_20_3"><text:change text:change-id="ct61674032"/><text:change text:change-id="ct61655472"/><text:change text:change-id="ct61661360"/><text:change text:change-id="ct63918880"/><text:change text:change-id="ct65351344"/><text:change text:change-id="ct65382368"/><text:change text:change-id="ct61656016"/><text:change text:change-id="ct61631056"/><text:change text:change-id="ct61672368"/><text:change text:change-id="ct65391296"/><text:change text:change-id="ct61647984"/><text:change text:change-id="ct61648208"/><text:change text:change-id="ct61634288"/><text:change text:change-id="ct61634064"/><text:change text:change-id="ct61632096"/><text:change text:change-id="ct61631872"/><text:change text:change-id="ct61638576"/><text:change text:change-id="ct61658480"/><text:change text:change-id="ct63922416"/><text:change text:change-id="ct61669504"/><text:change text:change-id="ct44247216"/><text:change text:change-id="ct61669120"/><text:change text:change-id="ct63924864"/><text:change text:change-id="ct61641408"/><text:change text:change-id="ct63927200"/><text:change text:change-id="ct6392648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Consolas" style:font-name-asian="Consolas1" style:font-name-complex="Consolas1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Converted1" style:page-layout-name="Mpm2"/>
    <style:master-page style:name="First_20_Page" style:display-name="First Page" style:page-layout-name="Mpm3" style:next-style-name="Standard">
      <style:header>
        <text:p text:style-name="MP1"/>
      </style:header>
      <style:footer>
        <text:p text:style-name="MP1"/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4" meta:image-count="83" meta:object-count="0" meta:page-count="5" meta:paragraph-count="2" meta:word-count="0" meta:character-count="0" meta:non-whitespace-character-count="0"/>
    <meta:generator>LibreOfficeDev/6.0.5.2$Linux_X86_64 LibreOffice_project/</meta:generator>
  </office:meta>
</office:document-meta>
</file>